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400000073CECB85CE697812C5.png" manifest:media-type="image/png"/>
  <manifest:file-entry manifest:full-path="Pictures/100005FD00000C0600000BE377E0722F82878EA2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draw:fill-color="#e6522c" draw:textarea-horizontal-align="justify" draw:textarea-vertical-align="middle" draw:auto-grow-height="false" fo:min-height="0.75cm" fo:min-width="0.518cm"/>
    </style:style>
    <style:style style:name="gr2" style:family="graphic" style:parent-style-name="Object_20_with_20_no_20_fill_20_and_20_no_20_line">
      <style:graphic-properties draw:stroke="none" draw:fill-color="#e6522c" draw:opacity="100%" draw:opacity-name="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ededee"/>
    </style:style>
    <style:style style:name="gr4" style:family="graphic" style:parent-style-name="standard">
      <style:graphic-properties draw:stroke="none" draw:fill="solid" draw:fill-color="#010101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solid" draw:fill-color="#fcd408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solid" draw:fill-color="#fccf09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solid" draw:fill-color="#fbcb0a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fbc70b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fac30c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fabf0d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faba0e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f9b610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f9b211" draw:textarea-horizontal-align="center" draw:textarea-vertical-align="middle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solid" draw:fill-color="#f8ae12" draw:textarea-horizontal-align="center" draw:textarea-vertical-align="middle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solid" draw:fill-color="#f8aa13" draw:textarea-horizontal-align="center" draw:textarea-vertical-align="middle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f8a514" draw:textarea-horizontal-align="center" draw:textarea-vertical-align="middle"/>
    </style:style>
    <style:style style:name="gr17" style:family="graphic" style:parent-style-name="standard">
      <style:graphic-properties draw:stroke="none" draw:stroke-dash="Dashed_20__28_var_29__20_4" svg:stroke-width="0cm" draw:stroke-linejoin="none" svg:stroke-linecap="butt" draw:fill="solid" draw:fill-color="#f7a115" draw:textarea-horizontal-align="center" draw:textarea-vertical-align="middle"/>
    </style:style>
    <style:style style:name="gr18" style:family="graphic" style:parent-style-name="standard">
      <style:graphic-properties draw:stroke="none" draw:stroke-dash="Dashed_20__28_var_29__20_4" svg:stroke-width="0cm" draw:stroke-linejoin="none" svg:stroke-linecap="butt" draw:fill="solid" draw:fill-color="#f79d16" draw:textarea-horizontal-align="center" draw:textarea-vertical-align="middle"/>
    </style:style>
    <style:style style:name="gr19" style:family="graphic" style:parent-style-name="standard">
      <style:graphic-properties draw:stroke="none" draw:stroke-dash="Dashed_20__28_var_29__20_4" svg:stroke-width="0cm" draw:stroke-linejoin="none" svg:stroke-linecap="butt" draw:fill="solid" draw:fill-color="#f69917" draw:textarea-horizontal-align="center" draw:textarea-vertical-align="middle"/>
    </style:style>
    <style:style style:name="gr20" style:family="graphic" style:parent-style-name="standard">
      <style:graphic-properties draw:stroke="none" draw:stroke-dash="Dashed_20__28_var_29__20_4" svg:stroke-width="0cm" draw:stroke-linejoin="none" svg:stroke-linecap="butt" draw:fill="solid" draw:fill-color="#f69518" draw:textarea-horizontal-align="center" draw:textarea-vertical-align="middle"/>
    </style:style>
    <style:style style:name="gr21" style:family="graphic" style:parent-style-name="standard">
      <style:graphic-properties draw:stroke="none" draw:stroke-dash="Dashed_20__28_var_29__20_4" svg:stroke-width="0cm" draw:stroke-linejoin="none" svg:stroke-linecap="butt" draw:fill="solid" draw:fill-color="#f5911a" draw:textarea-horizontal-align="center" draw:textarea-vertical-align="middle"/>
    </style:style>
    <style:style style:name="gr22" style:family="graphic" style:parent-style-name="standard">
      <style:graphic-properties draw:stroke="none" draw:stroke-dash="Dashed_20__28_var_29__20_4" svg:stroke-width="0cm" draw:stroke-linejoin="none" svg:stroke-linecap="butt" draw:fill="solid" draw:fill-color="#f58c1b" draw:textarea-horizontal-align="center" draw:textarea-vertical-align="middle"/>
    </style:style>
    <style:style style:name="gr23" style:family="graphic" style:parent-style-name="standard">
      <style:graphic-properties draw:stroke="none" draw:stroke-dash="Dashed_20__28_var_29__20_4" svg:stroke-width="0cm" draw:stroke-linejoin="none" svg:stroke-linecap="butt" draw:fill="solid" draw:fill-color="#f5881c" draw:textarea-horizontal-align="center" draw:textarea-vertical-align="middle"/>
    </style:style>
    <style:style style:name="gr24" style:family="graphic" style:parent-style-name="standard">
      <style:graphic-properties draw:stroke="none" draw:stroke-dash="Dashed_20__28_var_29__20_4" svg:stroke-width="0cm" draw:stroke-linejoin="none" svg:stroke-linecap="butt" draw:fill="solid" draw:fill-color="#f4841d" draw:textarea-horizontal-align="center" draw:textarea-vertical-align="middle"/>
    </style:style>
    <style:style style:name="gr25" style:family="graphic" style:parent-style-name="standard">
      <style:graphic-properties draw:stroke="none" draw:stroke-dash="Dashed_20__28_var_29__20_4" svg:stroke-width="0cm" draw:stroke-linejoin="none" svg:stroke-linecap="butt" draw:fill="solid" draw:fill-color="#f4801e" draw:textarea-horizontal-align="center" draw:textarea-vertical-align="middle"/>
    </style:style>
    <style:style style:name="gr26" style:family="graphic" style:parent-style-name="standard">
      <style:graphic-properties draw:stroke="none" draw:stroke-dash="Dashed_20__28_var_29__20_4" svg:stroke-width="0cm" draw:stroke-linejoin="none" svg:stroke-linecap="butt" draw:fill="solid" draw:fill-color="#f37c1f" draw:textarea-horizontal-align="center" draw:textarea-vertical-align="middle"/>
    </style:style>
    <style:style style:name="gr27" style:family="graphic" style:parent-style-name="standard">
      <style:graphic-properties draw:stroke="none" draw:stroke-dash="Dashed_20__28_var_29__20_4" svg:stroke-width="0cm" draw:stroke-linejoin="none" svg:stroke-linecap="butt" draw:fill="solid" draw:fill-color="#f37720" draw:textarea-horizontal-align="center" draw:textarea-vertical-align="middle"/>
    </style:style>
    <style:style style:name="gr28" style:family="graphic" style:parent-style-name="standard">
      <style:graphic-properties draw:stroke="none" draw:stroke-dash="Dashed_20__28_var_29__20_4" svg:stroke-width="0cm" draw:stroke-linejoin="none" svg:stroke-linecap="butt" draw:fill="solid" draw:fill-color="#f37321" draw:textarea-horizontal-align="center" draw:textarea-vertical-align="middle"/>
    </style:style>
    <style:style style:name="gr29" style:family="graphic" style:parent-style-name="standard">
      <style:graphic-properties draw:stroke="none" draw:stroke-dash="Dashed_20__28_var_29__20_4" svg:stroke-width="0cm" draw:stroke-linejoin="none" svg:stroke-linecap="butt" draw:fill="solid" draw:fill-color="#f26f22" draw:textarea-horizontal-align="center" draw:textarea-vertical-align="middle"/>
    </style:style>
    <style:style style:name="gr30" style:family="graphic" style:parent-style-name="standard">
      <style:graphic-properties draw:stroke="none" draw:stroke-dash="Dashed_20__28_var_29__20_4" svg:stroke-width="0cm" draw:stroke-linejoin="none" svg:stroke-linecap="butt" draw:fill="solid" draw:fill-color="#f26b24" draw:textarea-horizontal-align="center" draw:textarea-vertical-align="middle"/>
    </style:style>
    <style:style style:name="gr31" style:family="graphic" style:parent-style-name="standard">
      <style:graphic-properties draw:stroke="none" draw:stroke-dash="Dashed_20__28_var_29__20_4" svg:stroke-width="0cm" draw:stroke-linejoin="none" svg:stroke-linecap="butt" draw:fill="solid" draw:fill-color="#f16725" draw:textarea-horizontal-align="center" draw:textarea-vertical-align="middle"/>
    </style:style>
    <style:style style:name="gr32" style:family="graphic" style:parent-style-name="standard">
      <style:graphic-properties draw:stroke="none" draw:stroke-dash="Dashed_20__28_var_29__20_4" svg:stroke-width="0cm" draw:stroke-linejoin="none" svg:stroke-linecap="butt" draw:fill="solid" draw:fill-color="#f16226" draw:textarea-horizontal-align="center" draw:textarea-vertical-align="middle"/>
    </style:style>
    <style:style style:name="gr33" style:family="graphic" style:parent-style-name="standard">
      <style:graphic-properties draw:stroke="none" draw:stroke-dash="Dashed_20__28_var_29__20_4" svg:stroke-width="0cm" draw:stroke-linejoin="none" svg:stroke-linecap="butt" draw:fill="solid" draw:fill-color="#f05e27" draw:textarea-horizontal-align="center" draw:textarea-vertical-align="middle"/>
    </style:style>
    <style:style style:name="gr34" style:family="graphic" style:parent-style-name="standard">
      <style:graphic-properties draw:stroke="none" draw:stroke-dash="Dashed_20__28_var_29__20_4" svg:stroke-width="0cm" draw:stroke-linejoin="none" svg:stroke-linecap="butt" draw:fill="solid" draw:fill-color="#f05a28" draw:textarea-horizontal-align="center" draw:textarea-vertical-align="middle"/>
    </style:style>
    <style:style style:name="gr35" style:family="graphic" style:parent-style-name="objectwithoutfill">
      <style:graphic-properties svg:stroke-color="#111111" draw:marker-end="" draw:marker-end-width="0.3cm" draw:fill="solid" draw:textarea-vertical-align="middle"/>
    </style:style>
    <style:style style:name="gr36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37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38" style:family="graphic" style:parent-style-name="objectwithoutfill">
      <style:graphic-properties svg:stroke-color="#000000" draw:fill="solid" draw:textarea-vertical-align="middle"/>
    </style:style>
    <style:style style:name="P1" style:family="paragraph">
      <loext:graphic-properties draw:fill-color="#e6522c"/>
      <style:paragraph-properties fo:text-align="center"/>
    </style:style>
    <style:style style:name="P2" style:family="paragraph">
      <loext:graphic-properties draw:fill-color="#e6522c" draw:opacity="100%"/>
      <style:paragraph-properties fo:text-align="center"/>
    </style:style>
    <style:style style:name="P3" style:family="paragraph">
      <loext:graphic-properties draw:fill="solid" draw:fill-color="#ededee"/>
    </style:style>
    <style:style style:name="P4" style:family="paragraph">
      <loext:graphic-properties draw:fill="solid" draw:fill-color="#010101"/>
    </style:style>
    <style:style style:name="P5" style:family="paragraph">
      <loext:graphic-properties draw:fill="solid" draw:fill-color="#fcd408"/>
      <style:paragraph-properties fo:text-align="center"/>
    </style:style>
    <style:style style:name="P6" style:family="paragraph">
      <loext:graphic-properties draw:fill="solid" draw:fill-color="#fccf09"/>
      <style:paragraph-properties fo:text-align="center"/>
    </style:style>
    <style:style style:name="P7" style:family="paragraph">
      <loext:graphic-properties draw:fill="solid" draw:fill-color="#fbcb0a"/>
      <style:paragraph-properties fo:text-align="center"/>
    </style:style>
    <style:style style:name="P8" style:family="paragraph">
      <loext:graphic-properties draw:fill="solid" draw:fill-color="#fbc70b"/>
      <style:paragraph-properties fo:text-align="center"/>
    </style:style>
    <style:style style:name="P9" style:family="paragraph">
      <loext:graphic-properties draw:fill="solid" draw:fill-color="#fac30c"/>
      <style:paragraph-properties fo:text-align="center"/>
    </style:style>
    <style:style style:name="P10" style:family="paragraph">
      <loext:graphic-properties draw:fill="solid" draw:fill-color="#fabf0d"/>
      <style:paragraph-properties fo:text-align="center"/>
    </style:style>
    <style:style style:name="P11" style:family="paragraph">
      <loext:graphic-properties draw:fill="solid" draw:fill-color="#faba0e"/>
      <style:paragraph-properties fo:text-align="center"/>
    </style:style>
    <style:style style:name="P12" style:family="paragraph">
      <loext:graphic-properties draw:fill="solid" draw:fill-color="#f9b610"/>
      <style:paragraph-properties fo:text-align="center"/>
    </style:style>
    <style:style style:name="P13" style:family="paragraph">
      <loext:graphic-properties draw:fill="solid" draw:fill-color="#f9b211"/>
      <style:paragraph-properties fo:text-align="center"/>
    </style:style>
    <style:style style:name="P14" style:family="paragraph">
      <loext:graphic-properties draw:fill="solid" draw:fill-color="#f8ae12"/>
      <style:paragraph-properties fo:text-align="center"/>
    </style:style>
    <style:style style:name="P15" style:family="paragraph">
      <loext:graphic-properties draw:fill="solid" draw:fill-color="#f8aa13"/>
      <style:paragraph-properties fo:text-align="center"/>
    </style:style>
    <style:style style:name="P16" style:family="paragraph">
      <loext:graphic-properties draw:fill="solid" draw:fill-color="#f8a514"/>
      <style:paragraph-properties fo:text-align="center"/>
    </style:style>
    <style:style style:name="P17" style:family="paragraph">
      <loext:graphic-properties draw:fill="solid" draw:fill-color="#f7a115"/>
      <style:paragraph-properties fo:text-align="center"/>
    </style:style>
    <style:style style:name="P18" style:family="paragraph">
      <loext:graphic-properties draw:fill="solid" draw:fill-color="#f79d16"/>
      <style:paragraph-properties fo:text-align="center"/>
    </style:style>
    <style:style style:name="P19" style:family="paragraph">
      <loext:graphic-properties draw:fill="solid" draw:fill-color="#f69917"/>
      <style:paragraph-properties fo:text-align="center"/>
    </style:style>
    <style:style style:name="P20" style:family="paragraph">
      <loext:graphic-properties draw:fill="solid" draw:fill-color="#f69518"/>
      <style:paragraph-properties fo:text-align="center"/>
    </style:style>
    <style:style style:name="P21" style:family="paragraph">
      <loext:graphic-properties draw:fill="solid" draw:fill-color="#f5911a"/>
      <style:paragraph-properties fo:text-align="center"/>
    </style:style>
    <style:style style:name="P22" style:family="paragraph">
      <loext:graphic-properties draw:fill="solid" draw:fill-color="#f58c1b"/>
      <style:paragraph-properties fo:text-align="center"/>
    </style:style>
    <style:style style:name="P23" style:family="paragraph">
      <loext:graphic-properties draw:fill="solid" draw:fill-color="#f5881c"/>
      <style:paragraph-properties fo:text-align="center"/>
    </style:style>
    <style:style style:name="P24" style:family="paragraph">
      <loext:graphic-properties draw:fill="solid" draw:fill-color="#f4841d"/>
      <style:paragraph-properties fo:text-align="center"/>
    </style:style>
    <style:style style:name="P25" style:family="paragraph">
      <loext:graphic-properties draw:fill="solid" draw:fill-color="#f4801e"/>
      <style:paragraph-properties fo:text-align="center"/>
    </style:style>
    <style:style style:name="P26" style:family="paragraph">
      <loext:graphic-properties draw:fill="solid" draw:fill-color="#f37c1f"/>
      <style:paragraph-properties fo:text-align="center"/>
    </style:style>
    <style:style style:name="P27" style:family="paragraph">
      <loext:graphic-properties draw:fill="solid" draw:fill-color="#f37720"/>
      <style:paragraph-properties fo:text-align="center"/>
    </style:style>
    <style:style style:name="P28" style:family="paragraph">
      <loext:graphic-properties draw:fill="solid" draw:fill-color="#f37321"/>
      <style:paragraph-properties fo:text-align="center"/>
    </style:style>
    <style:style style:name="P29" style:family="paragraph">
      <loext:graphic-properties draw:fill="solid" draw:fill-color="#f26f22"/>
      <style:paragraph-properties fo:text-align="center"/>
    </style:style>
    <style:style style:name="P30" style:family="paragraph">
      <loext:graphic-properties draw:fill="solid" draw:fill-color="#f26b24"/>
      <style:paragraph-properties fo:text-align="center"/>
    </style:style>
    <style:style style:name="P31" style:family="paragraph">
      <loext:graphic-properties draw:fill="solid" draw:fill-color="#f16725"/>
      <style:paragraph-properties fo:text-align="center"/>
    </style:style>
    <style:style style:name="P32" style:family="paragraph">
      <loext:graphic-properties draw:fill="solid" draw:fill-color="#f16226"/>
      <style:paragraph-properties fo:text-align="center"/>
    </style:style>
    <style:style style:name="P33" style:family="paragraph">
      <loext:graphic-properties draw:fill="solid" draw:fill-color="#f05e27"/>
      <style:paragraph-properties fo:text-align="center"/>
    </style:style>
    <style:style style:name="P34" style:family="paragraph">
      <loext:graphic-properties draw:fill="solid" draw:fill-color="#f05a28"/>
      <style:paragraph-properties fo:text-align="center"/>
    </style:style>
    <style:style style:name="P35" style:family="paragraph">
      <loext:graphic-properties draw:fill="solid"/>
      <style:paragraph-properties fo:text-align="center"/>
    </style:style>
    <style:style style:name="P36" style:family="paragraph">
      <loext:graphic-properties draw:fill="solid" draw:fill-color="#fcd408"/>
      <style:paragraph-properties fo:margin-top="0cm" fo:margin-bottom="0cm" fo:text-align="center"/>
    </style:style>
    <style:style style:name="P37" style:family="paragraph">
      <loext:graphic-properties draw:fill="solid" draw:fill-color="#fccf09"/>
      <style:paragraph-properties fo:margin-top="0cm" fo:margin-bottom="0cm" fo:text-align="center"/>
    </style:style>
    <style:style style:name="P38" style:family="paragraph">
      <loext:graphic-properties draw:fill="solid" draw:fill-color="#fbcb0a"/>
      <style:paragraph-properties fo:margin-top="0cm" fo:margin-bottom="0cm" fo:text-align="center"/>
    </style:style>
    <style:style style:name="P39" style:family="paragraph">
      <loext:graphic-properties draw:fill="solid" draw:fill-color="#fbc70b"/>
      <style:paragraph-properties fo:margin-top="0cm" fo:margin-bottom="0cm" fo:text-align="center"/>
    </style:style>
    <style:style style:name="P40" style:family="paragraph">
      <loext:graphic-properties draw:fill="solid" draw:fill-color="#fac30c"/>
      <style:paragraph-properties fo:margin-top="0cm" fo:margin-bottom="0cm" fo:text-align="center"/>
    </style:style>
    <style:style style:name="P41" style:family="paragraph">
      <loext:graphic-properties draw:fill="solid" draw:fill-color="#fabf0d"/>
      <style:paragraph-properties fo:margin-top="0cm" fo:margin-bottom="0cm" fo:text-align="center"/>
    </style:style>
    <style:style style:name="P42" style:family="paragraph">
      <loext:graphic-properties draw:fill="solid" draw:fill-color="#faba0e"/>
      <style:paragraph-properties fo:margin-top="0cm" fo:margin-bottom="0cm" fo:text-align="center"/>
    </style:style>
    <style:style style:name="P43" style:family="paragraph">
      <loext:graphic-properties draw:fill="solid" draw:fill-color="#f9b610"/>
      <style:paragraph-properties fo:margin-top="0cm" fo:margin-bottom="0cm" fo:text-align="center"/>
    </style:style>
    <style:style style:name="P44" style:family="paragraph">
      <loext:graphic-properties draw:fill="solid" draw:fill-color="#f9b211"/>
      <style:paragraph-properties fo:margin-top="0cm" fo:margin-bottom="0cm" fo:text-align="center"/>
    </style:style>
    <style:style style:name="P45" style:family="paragraph">
      <loext:graphic-properties draw:fill="solid" draw:fill-color="#f8ae12"/>
      <style:paragraph-properties fo:margin-top="0cm" fo:margin-bottom="0cm" fo:text-align="center"/>
    </style:style>
    <style:style style:name="P46" style:family="paragraph">
      <loext:graphic-properties draw:fill="solid" draw:fill-color="#f8aa13"/>
      <style:paragraph-properties fo:margin-top="0cm" fo:margin-bottom="0cm" fo:text-align="center"/>
    </style:style>
    <style:style style:name="P47" style:family="paragraph">
      <loext:graphic-properties draw:fill="solid" draw:fill-color="#f8a514"/>
      <style:paragraph-properties fo:margin-top="0cm" fo:margin-bottom="0cm" fo:text-align="center"/>
    </style:style>
    <style:style style:name="P48" style:family="paragraph">
      <loext:graphic-properties draw:fill="solid" draw:fill-color="#f7a115"/>
      <style:paragraph-properties fo:margin-top="0cm" fo:margin-bottom="0cm" fo:text-align="center"/>
    </style:style>
    <style:style style:name="P49" style:family="paragraph">
      <loext:graphic-properties draw:fill="solid" draw:fill-color="#f79d16"/>
      <style:paragraph-properties fo:margin-top="0cm" fo:margin-bottom="0cm" fo:text-align="center"/>
    </style:style>
    <style:style style:name="P50" style:family="paragraph">
      <loext:graphic-properties draw:fill="solid" draw:fill-color="#f69917"/>
      <style:paragraph-properties fo:margin-top="0cm" fo:margin-bottom="0cm" fo:text-align="center"/>
    </style:style>
    <style:style style:name="P51" style:family="paragraph">
      <loext:graphic-properties draw:fill="solid" draw:fill-color="#f69518"/>
      <style:paragraph-properties fo:margin-top="0cm" fo:margin-bottom="0cm" fo:text-align="center"/>
    </style:style>
    <style:style style:name="P52" style:family="paragraph">
      <loext:graphic-properties draw:fill="solid" draw:fill-color="#f5911a"/>
      <style:paragraph-properties fo:margin-top="0cm" fo:margin-bottom="0cm" fo:text-align="center"/>
    </style:style>
    <style:style style:name="P53" style:family="paragraph">
      <loext:graphic-properties draw:fill="solid" draw:fill-color="#f58c1b"/>
      <style:paragraph-properties fo:margin-top="0cm" fo:margin-bottom="0cm" fo:text-align="center"/>
    </style:style>
    <style:style style:name="P54" style:family="paragraph">
      <loext:graphic-properties draw:fill="solid" draw:fill-color="#f5881c"/>
      <style:paragraph-properties fo:margin-top="0cm" fo:margin-bottom="0cm" fo:text-align="center"/>
    </style:style>
    <style:style style:name="P55" style:family="paragraph">
      <loext:graphic-properties draw:fill="solid" draw:fill-color="#f4841d"/>
      <style:paragraph-properties fo:margin-top="0cm" fo:margin-bottom="0cm" fo:text-align="center"/>
    </style:style>
    <style:style style:name="P56" style:family="paragraph">
      <loext:graphic-properties draw:fill="solid" draw:fill-color="#f4801e"/>
      <style:paragraph-properties fo:margin-top="0cm" fo:margin-bottom="0cm" fo:text-align="center"/>
    </style:style>
    <style:style style:name="P57" style:family="paragraph">
      <loext:graphic-properties draw:fill="solid" draw:fill-color="#f37c1f"/>
      <style:paragraph-properties fo:margin-top="0cm" fo:margin-bottom="0cm" fo:text-align="center"/>
    </style:style>
    <style:style style:name="P58" style:family="paragraph">
      <loext:graphic-properties draw:fill="solid" draw:fill-color="#f37720"/>
      <style:paragraph-properties fo:margin-top="0cm" fo:margin-bottom="0cm" fo:text-align="center"/>
    </style:style>
    <style:style style:name="P59" style:family="paragraph">
      <loext:graphic-properties draw:fill="solid" draw:fill-color="#f37321"/>
      <style:paragraph-properties fo:margin-top="0cm" fo:margin-bottom="0cm" fo:text-align="center"/>
    </style:style>
    <style:style style:name="P60" style:family="paragraph">
      <loext:graphic-properties draw:fill="solid" draw:fill-color="#f26f22"/>
      <style:paragraph-properties fo:margin-top="0cm" fo:margin-bottom="0cm" fo:text-align="center"/>
    </style:style>
    <style:style style:name="P61" style:family="paragraph">
      <loext:graphic-properties draw:fill="solid" draw:fill-color="#f26b24"/>
      <style:paragraph-properties fo:margin-top="0cm" fo:margin-bottom="0cm" fo:text-align="center"/>
    </style:style>
    <style:style style:name="P62" style:family="paragraph">
      <loext:graphic-properties draw:fill="solid" draw:fill-color="#f16725"/>
      <style:paragraph-properties fo:margin-top="0cm" fo:margin-bottom="0cm" fo:text-align="center"/>
    </style:style>
    <style:style style:name="P63" style:family="paragraph">
      <loext:graphic-properties draw:fill="solid" draw:fill-color="#f16226"/>
      <style:paragraph-properties fo:margin-top="0cm" fo:margin-bottom="0cm" fo:text-align="center"/>
    </style:style>
    <style:style style:name="P64" style:family="paragraph">
      <loext:graphic-properties draw:fill="solid" draw:fill-color="#f05e27"/>
      <style:paragraph-properties fo:margin-top="0cm" fo:margin-bottom="0cm" fo:text-align="center"/>
    </style:style>
    <style:style style:name="P65" style:family="paragraph">
      <loext:graphic-properties draw:fill="solid" draw:fill-color="#f05a28"/>
      <style:paragraph-properties fo:margin-top="0cm" fo:margin-bottom="0cm" fo:text-align="center"/>
    </style: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1" draw:layer="layout" svg:width="1.438cm" svg:height="1.414cm" svg:x="12.967cm" svg:y="7.15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" draw:text-style-name="P2" draw:layer="layout" svg:width="1.612cm" svg:height="1.62cm" svg:x="12.937cm" svg:y="7.064cm">
            <draw:image xlink:href="Pictures/100005FD00000C0600000BE377E0722F82878EA2.svg" xlink:type="simple" xlink:show="embed" xlink:actuate="onLoad" loext:mime-type="image/svg+xml">
              <text:p/>
            </draw:image>
            <draw:image xlink:href="Pictures/100002010000007400000073CECB85CE697812C5.png" xlink:type="simple" xlink:show="embed" xlink:actuate="onLoad" loext:mime-type="image/png"/>
          </draw:frame>
        </draw:g>
        <draw:g xml:id="id1" draw:id="id1">
          <draw:path draw:style-name="gr3" draw:text-style-name="P3" draw:layer="layout" svg:width="1.619cm" svg:height="1.616cm" svg:x="6.5cm" svg:y="10.279cm" svg:viewBox="0 0 1620 1617" svg:d="M1620 809c0 446-363 808-812 808-447 0-808-362-808-808 0-447 361-809 808-809 449 0 812 362 812 809z">
            <text:p/>
          </draw:path>
          <draw:path draw:style-name="gr4" draw:text-style-name="P4" draw:layer="layout" svg:width="0.735cm" svg:height="1.026cm" svg:x="6.941cm" svg:y="10.534cm" svg:viewBox="0 0 736 1027" svg:d="M37 73c0-19 16-36 36-36h590c21 0 37 17 37 36v881c0 19-16 37-37 37h-590c-20 0-36-18-36-37zM73 1027h590c42 0 73-33 73-73v-881c0-40-31-73-73-73h-590c-39 0-73 33-73 73v881c0 40 34 73 73 73z">
            <text:p/>
          </draw:path>
          <draw:path draw:style-name="gr4" draw:text-style-name="P4" draw:layer="layout" svg:width="0.379cm" svg:height="0.037cm" svg:x="7.115cm" svg:y="10.727cm" svg:viewBox="0 0 380 38" svg:d="M19 38h344c9 0 17-8 17-20 0-10-8-18-17-18h-344c-11 0-19 8-19 18 0 12 8 20 19 20z">
            <text:p/>
          </draw:path>
          <draw:path draw:style-name="gr4" draw:text-style-name="P4" draw:layer="layout" svg:width="0.132cm" svg:height="0.037cm" svg:x="7.423cm" svg:y="11.602cm" svg:viewBox="0 0 133 38" svg:d="M133 19c0-9-8-19-20-19h-95c-10 0-18 10-18 19 0 11 8 19 18 19h95c12 0 20-8 20-19z">
            <text:p/>
          </draw:path>
          <draw:path draw:style-name="gr4" draw:text-style-name="P4" draw:layer="layout" svg:width="0.132cm" svg:height="0.037cm" svg:x="7.067cm" svg:y="11.602cm" svg:viewBox="0 0 133 38" svg:d="M19 38h96c10 0 18-8 18-19 0-9-8-19-18-19h-96c-11 0-19 10-19 19 0 11 8 19 19 19z">
            <text:p/>
          </draw:path>
          <draw:path draw:style-name="gr4" draw:text-style-name="P4" draw:layer="layout" svg:width="0.379cm" svg:height="0.037cm" svg:x="7.115cm" svg:y="10.848cm" svg:viewBox="0 0 380 38" svg:d="M19 38h344c9 0 17-8 17-17 0-13-8-21-17-21h-344c-11 0-19 8-19 21 0 9 8 17 19 17z">
            <text:p/>
          </draw:path>
          <draw:path draw:style-name="gr4" draw:text-style-name="P4" draw:layer="layout" svg:width="0.379cm" svg:height="0.037cm" svg:x="7.115cm" svg:y="10.971cm" svg:viewBox="0 0 380 38" svg:d="M19 38h344c9 0 17-9 17-20 0-10-8-18-17-18h-344c-11 0-19 8-19 18 0 11 8 20 19 20z">
            <text:p/>
          </draw:path>
        </draw:g>
        <draw:g xml:id="id3" draw:id="id3">
          <draw:path draw:style-name="gr3" draw:text-style-name="P3" draw:layer="layout" svg:width="1.619cm" svg:height="1.616cm" svg:x="9.717cm" svg:y="10.279cm" svg:viewBox="0 0 1620 1617" svg:d="M1620 809c0 446-363 808-812 808-447 0-808-362-808-808 0-447 361-809 808-809 449 0 812 362 812 809z">
            <text:p/>
          </draw:path>
          <draw:path draw:style-name="gr4" draw:text-style-name="P4" draw:layer="layout" svg:width="0.735cm" svg:height="1.026cm" svg:x="10.158cm" svg:y="10.534cm" svg:viewBox="0 0 736 1027" svg:d="M37 73c0-19 16-36 36-36h590c21 0 37 17 37 36v881c0 19-16 37-37 37h-590c-20 0-36-18-36-37zM73 1027h590c42 0 73-33 73-73v-881c0-40-31-73-73-73h-590c-39 0-73 33-73 73v881c0 40 34 73 73 73z">
            <text:p/>
          </draw:path>
          <draw:path draw:style-name="gr4" draw:text-style-name="P4" draw:layer="layout" svg:width="0.379cm" svg:height="0.037cm" svg:x="10.332cm" svg:y="10.727cm" svg:viewBox="0 0 380 38" svg:d="M19 38h344c9 0 17-8 17-20 0-10-8-18-17-18h-344c-11 0-19 8-19 18 0 12 8 20 19 20z">
            <text:p/>
          </draw:path>
          <draw:path draw:style-name="gr4" draw:text-style-name="P4" draw:layer="layout" svg:width="0.132cm" svg:height="0.037cm" svg:x="10.641cm" svg:y="11.602cm" svg:viewBox="0 0 133 38" svg:d="M133 19c0-9-8-19-20-19h-95c-10 0-18 10-18 19 0 11 8 19 18 19h95c12 0 20-8 20-19z">
            <text:p/>
          </draw:path>
          <draw:path draw:style-name="gr4" draw:text-style-name="P4" draw:layer="layout" svg:width="0.132cm" svg:height="0.037cm" svg:x="10.285cm" svg:y="11.602cm" svg:viewBox="0 0 133 38" svg:d="M19 38h96c10 0 18-8 18-19 0-9-8-19-18-19h-96c-11 0-19 10-19 19 0 11 8 19 19 19z">
            <text:p/>
          </draw:path>
          <draw:path draw:style-name="gr4" draw:text-style-name="P4" draw:layer="layout" svg:width="0.379cm" svg:height="0.037cm" svg:x="10.332cm" svg:y="10.848cm" svg:viewBox="0 0 380 38" svg:d="M19 38h344c9 0 17-8 17-17 0-13-8-21-17-21h-344c-11 0-19 8-19 21 0 9 8 17 19 17z">
            <text:p/>
          </draw:path>
          <draw:path draw:style-name="gr4" draw:text-style-name="P4" draw:layer="layout" svg:width="0.379cm" svg:height="0.037cm" svg:x="10.332cm" svg:y="10.971cm" svg:viewBox="0 0 380 38" svg:d="M19 38h344c9 0 17-9 17-20 0-10-8-18-17-18h-344c-11 0-19 8-19 18 0 11 8 20 19 20z">
            <text:p/>
          </draw:path>
        </draw:g>
        <draw:g xml:id="id4" draw:id="id4">
          <draw:path draw:style-name="gr3" draw:text-style-name="P3" draw:layer="layout" svg:width="1.619cm" svg:height="1.616cm" svg:x="12.912cm" svg:y="10.279cm" svg:viewBox="0 0 1620 1617" svg:d="M1620 809c0 446-363 808-812 808-447 0-808-362-808-808 0-447 361-809 808-809 449 0 812 362 812 809z">
            <text:p/>
          </draw:path>
          <draw:path draw:style-name="gr4" draw:text-style-name="P4" draw:layer="layout" svg:width="0.735cm" svg:height="1.026cm" svg:x="13.353cm" svg:y="10.534cm" svg:viewBox="0 0 736 1027" svg:d="M37 73c0-19 16-36 36-36h590c21 0 37 17 37 36v881c0 19-16 37-37 37h-590c-20 0-36-18-36-37zM73 1027h590c42 0 73-33 73-73v-881c0-40-31-73-73-73h-590c-39 0-73 33-73 73v881c0 40 34 73 73 73z">
            <text:p/>
          </draw:path>
          <draw:path draw:style-name="gr4" draw:text-style-name="P4" draw:layer="layout" svg:width="0.379cm" svg:height="0.037cm" svg:x="13.527cm" svg:y="10.727cm" svg:viewBox="0 0 380 38" svg:d="M19 38h344c9 0 17-8 17-20 0-10-8-18-17-18h-344c-11 0-19 8-19 18 0 12 8 20 19 20z">
            <text:p/>
          </draw:path>
          <draw:path draw:style-name="gr4" draw:text-style-name="P4" draw:layer="layout" svg:width="0.132cm" svg:height="0.037cm" svg:x="13.836cm" svg:y="11.602cm" svg:viewBox="0 0 133 38" svg:d="M133 19c0-9-8-19-20-19h-95c-10 0-18 10-18 19 0 11 8 19 18 19h95c12 0 20-8 20-19z">
            <text:p/>
          </draw:path>
          <draw:path draw:style-name="gr4" draw:text-style-name="P4" draw:layer="layout" svg:width="0.132cm" svg:height="0.037cm" svg:x="13.48cm" svg:y="11.602cm" svg:viewBox="0 0 133 38" svg:d="M19 38h96c10 0 18-8 18-19 0-9-8-19-18-19h-96c-11 0-19 10-19 19 0 11 8 19 19 19z">
            <text:p/>
          </draw:path>
          <draw:path draw:style-name="gr4" draw:text-style-name="P4" draw:layer="layout" svg:width="0.379cm" svg:height="0.037cm" svg:x="13.527cm" svg:y="10.848cm" svg:viewBox="0 0 380 38" svg:d="M19 38h344c9 0 17-8 17-17 0-13-8-21-17-21h-344c-11 0-19 8-19 21 0 9 8 17 19 17z">
            <text:p/>
          </draw:path>
          <draw:path draw:style-name="gr4" draw:text-style-name="P4" draw:layer="layout" svg:width="0.379cm" svg:height="0.037cm" svg:x="13.527cm" svg:y="10.971cm" svg:viewBox="0 0 380 38" svg:d="M19 38h344c9 0 17-9 17-20 0-10-8-18-17-18h-344c-11 0-19 8-19 18 0 11 8 20 19 20z">
            <text:p/>
          </draw:path>
        </draw:g>
        <draw:g xml:id="id5" draw:id="id5">
          <draw:path draw:style-name="gr3" draw:text-style-name="P3" draw:layer="layout" svg:width="1.619cm" svg:height="1.616cm" svg:x="16.107cm" svg:y="10.279cm" svg:viewBox="0 0 1620 1617" svg:d="M1620 809c0 446-363 808-812 808-447 0-808-362-808-808 0-447 361-809 808-809 449 0 812 362 812 809z">
            <text:p/>
          </draw:path>
          <draw:path draw:style-name="gr4" draw:text-style-name="P4" draw:layer="layout" svg:width="0.735cm" svg:height="1.026cm" svg:x="16.548cm" svg:y="10.534cm" svg:viewBox="0 0 736 1027" svg:d="M37 73c0-19 16-36 36-36h590c21 0 37 17 37 36v881c0 19-16 37-37 37h-590c-20 0-36-18-36-37zM73 1027h590c42 0 73-33 73-73v-881c0-40-31-73-73-73h-590c-39 0-73 33-73 73v881c0 40 34 73 73 73z">
            <text:p/>
          </draw:path>
          <draw:path draw:style-name="gr4" draw:text-style-name="P4" draw:layer="layout" svg:width="0.379cm" svg:height="0.037cm" svg:x="16.722cm" svg:y="10.727cm" svg:viewBox="0 0 380 38" svg:d="M19 38h344c9 0 17-8 17-20 0-10-8-18-17-18h-344c-11 0-19 8-19 18 0 12 8 20 19 20z">
            <text:p/>
          </draw:path>
          <draw:path draw:style-name="gr4" draw:text-style-name="P4" draw:layer="layout" svg:width="0.132cm" svg:height="0.037cm" svg:x="17.031cm" svg:y="11.602cm" svg:viewBox="0 0 133 38" svg:d="M133 19c0-9-8-19-20-19h-95c-10 0-18 10-18 19 0 11 8 19 18 19h95c12 0 20-8 20-19z">
            <text:p/>
          </draw:path>
          <draw:path draw:style-name="gr4" draw:text-style-name="P4" draw:layer="layout" svg:width="0.132cm" svg:height="0.037cm" svg:x="16.675cm" svg:y="11.602cm" svg:viewBox="0 0 133 38" svg:d="M19 38h96c10 0 18-8 18-19 0-9-8-19-18-19h-96c-11 0-19 10-19 19 0 11 8 19 19 19z">
            <text:p/>
          </draw:path>
          <draw:path draw:style-name="gr4" draw:text-style-name="P4" draw:layer="layout" svg:width="0.379cm" svg:height="0.037cm" svg:x="16.722cm" svg:y="10.848cm" svg:viewBox="0 0 380 38" svg:d="M19 38h344c9 0 17-8 17-17 0-13-8-21-17-21h-344c-11 0-19 8-19 21 0 9 8 17 19 17z">
            <text:p/>
          </draw:path>
          <draw:path draw:style-name="gr4" draw:text-style-name="P4" draw:layer="layout" svg:width="0.379cm" svg:height="0.037cm" svg:x="16.722cm" svg:y="10.971cm" svg:viewBox="0 0 380 38" svg:d="M19 38h344c9 0 17-9 17-20 0-10-8-18-17-18h-344c-11 0-19 8-19 18 0 11 8 20 19 20z">
            <text:p/>
          </draw:path>
        </draw:g>
        <draw:g xml:id="id6" draw:id="id6">
          <draw:path draw:style-name="gr3" draw:text-style-name="P3" draw:layer="layout" svg:width="1.619cm" svg:height="1.616cm" svg:x="19.28cm" svg:y="10.255cm" svg:viewBox="0 0 1620 1617" svg:d="M1620 809c0 446-363 808-812 808-447 0-808-362-808-808 0-447 361-809 808-809 449 0 812 362 812 809z">
            <text:p/>
          </draw:path>
          <draw:path draw:style-name="gr4" draw:text-style-name="P4" draw:layer="layout" svg:width="0.735cm" svg:height="1.026cm" svg:x="19.721cm" svg:y="10.51cm" svg:viewBox="0 0 736 1027" svg:d="M37 73c0-19 16-36 36-36h590c21 0 37 17 37 36v881c0 19-16 37-37 37h-590c-20 0-36-18-36-37zM73 1027h590c42 0 73-33 73-73v-881c0-40-31-73-73-73h-590c-39 0-73 33-73 73v881c0 40 34 73 73 73z">
            <text:p/>
          </draw:path>
          <draw:path draw:style-name="gr4" draw:text-style-name="P4" draw:layer="layout" svg:width="0.379cm" svg:height="0.037cm" svg:x="19.895cm" svg:y="10.703cm" svg:viewBox="0 0 380 38" svg:d="M19 38h344c9 0 17-8 17-20 0-10-8-18-17-18h-344c-11 0-19 8-19 18 0 12 8 20 19 20z">
            <text:p/>
          </draw:path>
          <draw:path draw:style-name="gr4" draw:text-style-name="P4" draw:layer="layout" svg:width="0.132cm" svg:height="0.037cm" svg:x="20.203cm" svg:y="11.579cm" svg:viewBox="0 0 133 38" svg:d="M133 19c0-9-8-19-20-19h-95c-10 0-18 10-18 19 0 11 8 19 18 19h95c12 0 20-8 20-19z">
            <text:p/>
          </draw:path>
          <draw:path draw:style-name="gr4" draw:text-style-name="P4" draw:layer="layout" svg:width="0.132cm" svg:height="0.037cm" svg:x="19.847cm" svg:y="11.579cm" svg:viewBox="0 0 133 38" svg:d="M19 38h96c10 0 18-8 18-19 0-9-8-19-18-19h-96c-11 0-19 10-19 19 0 11 8 19 19 19z">
            <text:p/>
          </draw:path>
          <draw:path draw:style-name="gr4" draw:text-style-name="P4" draw:layer="layout" svg:width="0.379cm" svg:height="0.037cm" svg:x="19.895cm" svg:y="10.824cm" svg:viewBox="0 0 380 38" svg:d="M19 38h344c9 0 17-8 17-17 0-13-8-21-17-21h-344c-11 0-19 8-19 21 0 9 8 17 19 17z">
            <text:p/>
          </draw:path>
          <draw:path draw:style-name="gr4" draw:text-style-name="P4" draw:layer="layout" svg:width="0.379cm" svg:height="0.037cm" svg:x="19.895cm" svg:y="10.947cm" svg:viewBox="0 0 380 38" svg:d="M19 38h344c9 0 17-9 17-20 0-10-8-18-17-18h-344c-11 0-19 8-19 18 0 11 8 20 19 20z">
            <text:p/>
          </draw:path>
        </draw:g>
        <draw:g xml:id="id7" draw:id="id7">
          <draw:path draw:style-name="gr5" draw:text-style-name="P5" draw:layer="layout" svg:width="0.114cm" svg:height="0.019cm" svg:x="13.976cm" svg:y="5.473cm" svg:viewBox="0 0 115 20" svg:d="M96 20h-35c-16-4-38-10-61-20h115c-6 7-12 13-19 20z">
            <text:p/>
          </draw:path>
          <draw:path draw:style-name="gr6" draw:text-style-name="P6" draw:layer="layout" svg:width="0.214cm" svg:height="0.061cm" svg:x="13.906cm" svg:y="5.431cm" svg:viewBox="0 0 215 62" svg:d="M166 62h-35c-33-8-85-25-131-62h215c-12 20-28 41-49 62z">
            <text:p/>
          </draw:path>
          <draw:path draw:style-name="gr7" draw:text-style-name="P7" draw:layer="layout" svg:width="0.838cm" svg:height="0.096cm" svg:x="13.304cm" svg:y="5.39cm" svg:viewBox="0 0 839 97" svg:d="M774 97h-65c-44-14-105-41-148-97h278c-13 29-33 63-65 97zM15 41c0 0-8-15-15-41h231c-50 22-124 45-216 41z">
            <text:p/>
          </draw:path>
          <draw:path draw:style-name="gr8" draw:text-style-name="P8" draw:layer="layout" svg:width="0.861cm" svg:height="0.096cm" svg:x="13.295cm" svg:y="5.348cm" svg:viewBox="0 0 862 97" svg:d="M817 97h-188c-22-15-44-35-62-59h-9-9-4-6-36c-49-3-98-9-147-20-18-5-33-8-48-14-22 14-126 85-284 79 0 0-16-32-24-83h862c-7 26-20 60-45 97z">
            <text:p/>
          </draw:path>
          <draw:path draw:style-name="gr9" draw:text-style-name="P9" draw:layer="layout" svg:width="0.871cm" svg:height="0.097cm" svg:x="13.291cm" svg:y="5.307cm" svg:viewBox="0 0 872 98" svg:d="M845 98h-259c-5-6-11-12-15-19h-10-9-3-6-37c-48-2-97-8-146-19-18-6-34-9-49-14-12 7-48 32-105 52h-189c-7-22-16-56-17-98h872c-1 17-5 54-27 98z">
            <text:p/>
          </draw:path>
          <draw:path draw:style-name="gr10" draw:text-style-name="P10" draw:layer="layout" svg:width="0.908cm" svg:height="0.097cm" svg:x="13.291cm" svg:y="5.265cm" svg:viewBox="0 0 909 98" svg:d="M870 28l3 3c0 0 1 27-11 67h-513c-14-4-26-6-38-11-3 2-9 6-17 11h-288c-5-27-8-61-4-98h907c-12 9-25 19-39 28z">
            <text:p/>
          </draw:path>
          <draw:path draw:style-name="gr11" draw:text-style-name="P11" draw:layer="layout" svg:width="0.957cm" svg:height="0.097cm" svg:x="13.291cm" svg:y="5.224cm" svg:viewBox="0 0 958 98" svg:d="M928 27c-19 14-37 28-58 43l3 2c0 0 0 10-2 26h-870c-2-29-1-62 7-98h950c-10 9-20 19-30 27z">
            <text:p/>
          </draw:path>
          <draw:path draw:style-name="gr12" draw:text-style-name="P12" draw:layer="layout" svg:width="0.995cm" svg:height="0.097cm" svg:x="13.292cm" svg:y="5.182cm" svg:viewBox="0 0 996 98" svg:d="M927 69c-13 10-25 19-39 29h-888c2-30 7-63 21-98h975c-21 24-44 48-69 69z">
            <text:p/>
          </draw:path>
          <draw:path draw:style-name="gr13" draw:text-style-name="P13" draw:layer="layout" svg:width="1.047cm" svg:height="0.097cm" svg:x="13.273cm" svg:y="5.141cm" svg:viewBox="0 0 1048 98" svg:d="M433 17c34 9 67 15 101 17h24 3c0 0 3 0 0 0h3 9 7 3 3c18-2 33-2 48-5 31-6 61-14 92-26 3-1 6-2 8-3h314c-1 2-3 5-5 6-24 32-52 64-83 92h-937c4-19 9-38 17-58-13-11-25-23-37-37-1-1-2-2-3-3h377c18 7 37 13 56 17z">
            <text:p/>
          </draw:path>
          <draw:path draw:style-name="gr14" draw:text-style-name="P14" draw:layer="layout" svg:width="1.228cm" svg:height="0.097cm" svg:x="13.24cm" svg:y="5.099cm" svg:viewBox="0 0 1229 98" svg:d="M372 25c31 14 61 26 95 34 33 8 67 14 100 17h25 3c0 0 3 0 0 0h3 9 6 3 3c18-3 34-3 49-6 30-5 61-14 91-25 29-11 56-27 81-45h389c-32 18-84 40-146 36 0 3-3 9-6 12-13 17-27 34-42 50h-968c2-5 4-11 6-16-12-12-24-23-37-37-12-15-25-30-36-45h325c15 9 31 18 47 25z">
            <text:p/>
          </draw:path>
          <draw:path draw:style-name="gr15" draw:text-style-name="P15" draw:layer="layout" svg:width="1.29cm" svg:height="0.096cm" svg:x="13.212cm" svg:y="5.059cm" svg:viewBox="0 0 1291 97" svg:d="M400 66c28 12 55 23 85 31h-410c-3-4-7-8-10-12-24-27-46-56-65-85h298c31 26 65 48 102 66zM788 85c47-18 91-48 125-85h375c1 6 2 12 3 18 0 0-76 65-180 59 0 3-3 8-6 11-2 3-4 6-7 9h-345c12-4 23-7 35-12z">
            <text:p/>
          </draw:path>
          <draw:path draw:style-name="gr16" draw:text-style-name="P16" draw:layer="layout" svg:width="1.409cm" svg:height="0.096cm" svg:x="13.092cm" svg:y="5.017cm" svg:viewBox="0 0 1410 97" svg:d="M499 97h-340c-18-22-34-45-48-69 0 0-47-3-111-28h374c36 38 77 72 125 97zM1053 17c5-5 9-11 13-17h328c7 17 13 37 16 59 0 0-24 21-64 38h-380c34-22 64-49 87-80z">
            <text:p/>
          </draw:path>
          <draw:path draw:style-name="gr17" draw:text-style-name="P17" draw:layer="layout" svg:width="1.492cm" svg:height="0.096cm" svg:x="13.009cm" svg:y="4.976cm" svg:viewBox="0 0 1493 97" svg:d="M447 31c22 23 45 46 71 66h-306c-6-9-12-18-18-27 0 0-90-6-194-70h423c8 10 16 20 24 31zM1137 59c14-18 27-38 37-59h281c16 24 31 56 38 97h-391c13-12 24-25 35-38zM951 8c-10 6-19 8-28 11-6 0-9 3-15 3-3 3-6 3-9 3h-9-3-4-3-6-3-3-9c-21 0-46-3-70-9-15-3-31-9-46-16h223c-5 3-10 6-15 8z">
            <text:p/>
          </draw:path>
          <draw:path draw:style-name="gr18" draw:text-style-name="P18" draw:layer="layout" svg:width="1.54cm" svg:height="0.096cm" svg:x="12.951cm" svg:y="4.934cm" svg:viewBox="0 0 1541 97" svg:d="M506 72c7 9 15 17 23 25h-347c-48-14-115-42-182-97h455c14 25 31 49 51 72zM1241 24c3-8 7-16 10-24h228c19 18 45 49 62 97h-343c17-22 31-46 43-73zM866 2c15 5 33 11 52 14h6 3 3 6 6 6 6 12c9-3 19-3 25-6 9-3 15-6 21-8 3 0 3-3 9 2 6-5 15-2 22 3 6 6 6 17-3 23l-7 5c-9 6-15 12-24 15-9 5-18 8-27 11-7 0-10 3-16 3-3 2-6 2-9 2h-9-3-3-3-6-3-3-9c-22 0-46-2-71-8-24-6-48-17-73-31-13-8-25-17-36-27h124c1 1 2 1 4 2z">
            <text:p/>
          </draw:path>
          <draw:path draw:style-name="gr19" draw:text-style-name="P19" draw:layer="layout" svg:width="1.566cm" svg:height="0.096cm" svg:x="12.905cm" svg:y="4.892cm" svg:viewBox="0 0 1567 97" svg:d="M496 35c12 22 26 42 41 62h-409c-41-22-86-54-128-97h479c5 12 11 23 17 35zM1286 66c6-14 12-28 15-43 4-8 4-14 7-16 0-3 0-5 0-7h195v4c-3 5-3 14-3 19h3c0 0 36 23 64 74h-296c5-10 11-20 15-31zM862 12c15 14 31 23 49 31 15 6 34 11 52 14h6 3 3 6 6 6 6 13c9-3 18-3 24-5 9-3 15-6 21-9 3 0 3-3 10 3 6-6 15-3 21 3 6 5 6 17-3 22l-6 6c-9 6-15 11-25 14-4 2-7 4-11 6h-160c-21-6-42-16-64-28-24-15-45-34-64-57-3-4-6-8-9-12h103c4 5 8 9 13 12z">
            <text:p/>
          </draw:path>
          <draw:path draw:style-name="gr20" draw:text-style-name="P20" draw:layer="layout" svg:width="1.544cm" svg:height="0.096cm" svg:x="12.898cm" svg:y="4.851cm" svg:viewBox="0 0 1545 97" svg:d="M503 76c4 7 8 14 12 21h-445c-23-18-47-38-70-63 0 0 4-13 14-34h455c9 25 21 51 34 76zM1309 65c3-8 3-14 6-17 0-8 3-14 3-22 3-9 3-14 3-23v-3h189v3 9 33c-3 6-3 14-3 20h3c0 0 16 10 35 32h-247c4-11 8-21 11-32zM830 9c12 17 24 34 39 45 16 14 31 22 49 31 13 4 27 9 42 12h-153c-17-12-31-27-44-43s-25-35-33-54h95c2 3 3 6 5 9zM1043 93c9-3 15-5 22-8 3 0 3-3 9 3 6-6 15-3 21 2 2 2 3 4 4 7h-72c6-1 12-2 16-4z">
            <text:p/>
          </draw:path>
          <draw:path draw:style-name="gr21" draw:text-style-name="P21" draw:layer="layout" svg:width="1.509cm" svg:height="0.096cm" svg:x="12.898cm" svg:y="4.809cm" svg:viewBox="0 0 1510 97" svg:d="M467 33c7 22 15 43 26 64h-472c-7-7-14-14-21-21 0 0 10-33 37-76h421c2 11 5 23 9 33zM1315 90c0-9 3-14 3-23 3-8 3-14 3-22v-12-5-6-6-5-6-5h189v5 9 8 9 5 3 3 3 8 34c-2 3-2 6-3 10h-196c1-3 2-6 4-7zM830 50c12 17 24 34 39 45 1 1 2 1 2 2h-107c-1-1-1-1-1-2-19-22-34-50-43-79-1-5-2-10-4-16h93c4 18 13 35 21 50z">
            <text:p/>
          </draw:path>
          <draw:path draw:style-name="gr22" draw:text-style-name="P22" draw:layer="layout" svg:width="1.501cm" svg:height="0.096cm" svg:x="12.906cm" svg:y="4.768cm" svg:viewBox="0 0 1502 97" svg:d="M459 75c2 7 5 15 8 22h-467c9-22 27-58 58-97h386c2 26 7 51 15 75zM1313 86v-11-6-5-6-6-5-6c0-6-3-14-3-20-2-7-3-14-6-21h193c2 10 3 20 5 30v8 9 8 9 8 6 3 2 3 9 2h-189c0-3 0-7 0-11zM798 5c0 11 0 22 3 30 3 20 12 40 21 57 1 1 3 3 4 5h-97c-7-13-12-26-17-39-3-14-6-28-9-45v-11-2h95z">
            <text:p/>
          </draw:path>
          <draw:path draw:style-name="gr23" draw:text-style-name="P23" draw:layer="layout" svg:width="1.481cm" svg:height="0.097cm" svg:x="12.926cm" svg:y="4.726cm" svg:viewBox="0 0 1482 98" svg:d="M424 4v3 2 6 3 3 5c0 25 3 49 10 72h-434c16-29 41-64 76-98h348zM1293 94v-6-5c0-6-3-14-3-20-5-21-12-43-21-63h195c4 12 8 25 12 38 3 11 3 22 6 33v9 8 9 1h-189zM781 15c-3 6-3 11-3 17v3 3 8c0 11 0 23 3 31 1 7 3 14 5 21h-94c-3-14-6-27-9-44v-11-5-6-23c0-3 0-6 0-9h101c-1 5-2 10-3 15z">
            <text:p/>
          </draw:path>
          <draw:path draw:style-name="gr24" draw:text-style-name="P24" draw:layer="layout" svg:width="1.452cm" svg:height="0.097cm" svg:x="12.953cm" svg:y="4.685cm" svg:viewBox="0 0 1453 98" svg:d="M397 23v11 3 8 3 3 6 2 3 6c0 10 1 20 2 30h-399c24-32 56-68 100-98h298c0 8-1 16-1 23zM1236 28c-6-9-12-19-19-28h202c12 25 23 52 30 79 2 6 3 13 4 19h-191c-6-24-15-49-26-70zM754 57c-3 5-3 11-3 16v3 3 9c0 3 0 7 0 10h-94c-1-1-1-1-1-2v-11-6-6-22c0-17 3-34 7-51h111c-9 18-16 37-20 57z">
            <text:p/>
          </draw:path>
          <draw:path draw:style-name="gr25" draw:text-style-name="P25" draw:layer="layout" svg:width="1.539cm" svg:height="0.097cm" svg:x="12.987cm" svg:y="4.643cm" svg:viewBox="0 0 1540 98" svg:d="M1540 14c0 5-6 11-12 11-6 3-12-3-16-9-2-5-3-10-5-16h30c1 4 2 9 3 14zM366 19c0 14-4 31-4 45v12 2 9 3 3 5h-362c32-34 75-68 131-93 0-2 0-3 0-5h238c-1 7-2 13-3 19zM1201 70c-15-26-34-50-57-70h216c20 30 36 64 48 98h-194c-4-10-8-19-13-28zM719 98h-97v-5c0-31 9-62 21-93h124c-25 30-40 64-48 98z">
            <text:p/>
          </draw:path>
          <draw:path draw:style-name="gr26" draw:text-style-name="P26" draw:layer="layout" svg:width="1.493cm" svg:height="0.097cm" svg:x="13.033cm" svg:y="4.602cm" svg:viewBox="0 0 1494 98" svg:d="M1494 55c0 6-6 11-12 11-6 3-12-2-15-8-6-17-12-34-18-53-1-2-1-4-1-5h39c2 16 3 33 7 55zM329 16c-3 14-6 31-9 45 0 11-2 25-3 37h-317c24-19 52-37 85-51 0-9 3-14 3-20 1-9 3-18 5-27h240c-2 5-3 11-4 16zM1039 0h245c11 13 21 27 30 41 12 18 23 37 32 57h-198c-27-41-66-75-109-98zM741 21c-24 23-42 49-54 77h-107c4-19 10-38 18-57 7-14 14-28 23-41h149c-12 8-20 13-29 21z">
            <text:p/>
          </draw:path>
          <draw:path draw:style-name="gr27" draw:text-style-name="P27" draw:layer="layout" svg:width="1.429cm" svg:height="0.097cm" svg:x="13.097cm" svg:y="4.56cm" svg:viewBox="0 0 1430 98" svg:d="M1420 24c3 22 3 42 10 73l-1 1h-28c-5-16-11-33-17-52-3-14-9-25-16-39-1-3-2-5-3-7h52c1 8 3 16 3 24zM276 12c-6 14-9 31-12 45-2 13-5 28-8 41h-256c7-3 13-7 20-10 0-8 3-14 3-19 3-24 8-47 14-69h243c-1 4-2 8-4 12zM972 40c-24-14-52-22-79-28-16-3-28-5-43-5h-6-3-6-3-19c-12 0-24 2-36 5s-25 6-37 12c-12 5-24 11-33 16-13 9-22 15-31 23-12 11-22 23-31 35h-118c2-5 4-10 6-15 14-30 31-56 54-83h592c26 25 51 53 71 83 3 5 6 10 9 15h-210c-22-23-49-43-77-58z">
            <text:p/>
          </draw:path>
          <draw:path draw:style-name="gr28" draw:text-style-name="P28" draw:layer="layout" svg:width="1.398cm" svg:height="0.097cm" svg:x="13.123cm" svg:y="4.519cm" svg:viewBox="0 0 1399 98" svg:d="M1395 65c2 11 3 22 4 33h-37c-1-3-2-7-3-10-3-14-9-26-16-40-3-5-3-8-6-11-3-6-3-9-6-11-3-3-3-9-6-12 0-2-3-2-3-5s-3-3-3-6c0-1-1-2-2-3h67c5 23 9 45 11 65zM251 54c-6 14-9 30-12 44h-239c6-34 14-67 24-98h247c-7 17-14 35-20 54zM947 82c-25-14-52-23-79-28-16-3-28-6-43-6h-6-3-6-3-19c-12 0-24 3-36 6-13 3-25 5-37 11s-24 11-34 17c-8 6-16 11-22 16h-137c12-21 26-41 44-61 11-14 24-26 39-37h497c12 8 23 17 34 26 25 21 49 45 70 72h-232c-9-6-18-11-27-16z">
            <text:p/>
          </draw:path>
          <draw:path draw:style-name="gr29" draw:text-style-name="P29" draw:layer="layout" svg:width="1.385cm" svg:height="0.096cm" svg:x="13.131cm" svg:y="4.478cm" svg:viewBox="0 0 1386 97" svg:d="M1335 89c-3-6-3-9-6-12-3-5-3-8-6-11s-3-8-6-11c0-3-3-3-3-6s-3-3-3-5c-8-15-16-30-26-44h80c1 4 3 9 4 13 8 30 14 58 17 84h-47c-1-3-3-5-4-8zM277 7c-13 28-25 56-34 87 0 1-1 2-1 3h-242c6-25 13-50 20-73 3-8 6-16 9-24h251c-1 2-2 5-3 7zM859 94c-15-3-27-5-42-5h-7-3-6-3-18c-12 0-24 2-37 5-3 1-7 2-11 3h-191c5-7 11-13 16-20 25-28 55-50 89-70 4-2 8-5 13-7h359c39 17 77 39 110 66 11 10 22 20 33 31h-290c-4-1-8-2-12-3z">
            <text:p/>
          </draw:path>
          <draw:path draw:style-name="gr30" draw:text-style-name="P30" draw:layer="layout" svg:width="1.368cm" svg:height="0.096cm" svg:x="13.14cm" svg:y="4.437cm" svg:viewBox="0 0 1369 97" svg:d="M1307 96c0-2-3-2-3-5s-3-3-3-6c-14-29-34-56-57-85h97c7 19 14 37 18 54 4 15 8 29 10 43h-61c0 0-1 0-1-1zM267 49c-7 15-14 31-20 48h-246c3-11 7-21 10-32s9-22 12-33c-4-6-13-16-23-32h294c-10 15-19 32-27 49zM636 49c34-20 73-31 116-40 9 0 21-3 31-3h9 9 3 3 3 9c18 0 40 0 61 3 43 3 86 14 125 31 35 15 69 34 100 57h-536c20-18 43-34 67-48z">
            <text:p/>
          </draw:path>
          <draw:path draw:style-name="gr31" draw:text-style-name="P31" draw:layer="layout" svg:width="1.382cm" svg:height="0.096cm" svg:x="13.117cm" svg:y="4.395cm" svg:viewBox="0 0 1383 97" svg:d="M1264 37c-10-12-22-25-34-37h116c17 34 29 67 37 96v1h-75c-13-20-28-40-44-60zM291 90c-1 2-2 5-3 7h-250c3-8 7-16 9-24-8-9-28-34-47-73h348c-22 27-41 57-57 90zM660 90c33-20 73-31 116-39 9 0 21-3 30-3h9 10 3 3 3 9c18 0 40 0 61 3 43 2 85 14 125 31 11 4 22 9 33 15h-413c3-2 7-5 11-7z">
            <text:p/>
          </draw:path>
          <draw:path draw:style-name="gr32" draw:text-style-name="P32" draw:layer="layout" svg:width="1.387cm" svg:height="0.096cm" svg:x="13.099cm" svg:y="4.354cm" svg:viewBox="0 0 1388 97" svg:d="M1282 78c-12-14-28-31-43-45l-12-11-12-11-12-11h138c5 8 10 17 14 25 13 24 24 49 33 72h-91c-5-6-10-13-15-19zM327 97h-276c-14-20-34-53-51-97h403c-28 28-54 61-76 97zM794 92c9 0 21-3 30-3h9 10 3 3 3 9c18 0 40 0 61 3 13 1 25 3 38 5h-188c7-2 14-3 22-5z">
            <text:p/>
          </draw:path>
          <draw:path draw:style-name="gr33" draw:text-style-name="P33" draw:layer="layout" svg:width="1.383cm" svg:height="0.096cm" svg:x="13.085cm" svg:y="4.312cm" svg:viewBox="0 0 1384 97" svg:d="M1252 75l-12-12-12-11-12-11-6-6-6-5c-13-11-26-21-40-30h163c16 22 30 45 41 66 6 10 11 21 16 31h-109c-7-8-15-15-23-22zM462 1c-12 9-21 20-33 29-22 20-42 42-61 67h-329c-14-25-29-58-39-97h464z">
            <text:p/>
          </draw:path>
          <draw:path draw:style-name="gr34" draw:text-style-name="P34" draw:layer="layout" svg:width="1.377cm" svg:height="0.501cm" svg:x="13.07cm" svg:y="3.866cm" svg:viewBox="0 0 1378 502" svg:d="M1243 498l-12-11-6-6-6-5c-34-28-76-54-122-73-46-20-95-37-150-45-27-6-55-9-82-9h-43-12-3c3 0 0 0 0 0h-6-12-3-3-6-10-12c-3 3-9 3-12 3-6 3-9 3-12 3h-6-6c-6 3-10 3-13 3-6 0-9 2-12 2-6 0-9 3-12 3-6 3-15 3-21 6-6 0-9 3-13 3-6 0-9 2-12 2-15 3-30 9-42 14-4 0-7 0-10 3-3 0-6 3-9 3-9 3-15 6-21 9-15 5-28 11-40 19l-36 26c-13 8-22 19-34 28-9 8-18 17-26 26h-384c-22-54-40-126-32-215 0 0 164-79 348-14 0 0 3 3 6 3 18-11 36-23 55-31 18-11 36-20 57-28 10-3 22-9 31-12 9-2 21-5 30-8 7-3 16-3 22-6v-5c0 0 27-107 158-186 0 0 119 51 159 175h9c19 0 37 5 55 8 18 6 34 8 52 14s34 11 49 17c6 3 9 3 12 6 21-15 82-48 177-43 0 0 55 79 30 169 16 14 31 28 46 45 33 36 59 74 80 111h-131z">
            <text:p/>
          </draw:path>
        </draw:g>
        <draw:connector draw:style-name="gr35" draw:text-style-name="P35" draw:layer="layout" draw:type="line" svg:x1="7.31cm" svg:y1="10.279cm" svg:x2="13.743cm" svg:y2="8.684cm" draw:start-shape="id1" draw:start-glue-point="0" draw:end-shape="id2" svg:d="M7310 10279l6433-1595" svg:viewBox="0 0 6434 1596">
          <text:p/>
        </draw:connector>
        <draw:connector draw:style-name="gr36" draw:text-style-name="P35" draw:layer="layout" draw:type="line" svg:x1="10.527cm" svg:y1="10.279cm" svg:x2="13.743cm" svg:y2="8.684cm" draw:start-shape="id3" draw:start-glue-point="0" draw:end-shape="id2" draw:end-glue-point="2" svg:d="M10527 10279l3216-1595" svg:viewBox="0 0 3217 1596">
          <text:p/>
        </draw:connector>
        <draw:connector draw:style-name="gr36" draw:text-style-name="P35" draw:layer="layout" draw:type="line" svg:x1="13.722cm" svg:y1="10.279cm" svg:x2="13.743cm" svg:y2="8.684cm" draw:start-shape="id4" draw:start-glue-point="0" draw:end-shape="id2" draw:end-glue-point="2" svg:d="M13722 10279l21-1595" svg:viewBox="0 0 22 1596">
          <text:p/>
        </draw:connector>
        <draw:connector draw:style-name="gr36" draw:text-style-name="P35" draw:layer="layout" draw:type="line" svg:x1="16.917cm" svg:y1="10.279cm" svg:x2="13.743cm" svg:y2="8.684cm" draw:start-shape="id5" draw:start-glue-point="0" draw:end-shape="id2" draw:end-glue-point="2" svg:d="M16917 10279l-3174-1595" svg:viewBox="0 0 3175 1596">
          <text:p/>
        </draw:connector>
        <draw:connector draw:style-name="gr37" draw:text-style-name="P35" draw:layer="layout" draw:type="line" svg:x1="20.09cm" svg:y1="10.255cm" svg:x2="13.743cm" svg:y2="8.684cm" draw:start-shape="id6" draw:start-glue-point="0" draw:end-shape="id2" draw:end-glue-point="2" svg:d="M20090 10255l-6347-1571" svg:viewBox="0 0 6348 1572">
          <text:p/>
        </draw:connector>
        <draw:connector draw:style-name="gr38" draw:text-style-name="P35" draw:layer="layout" draw:type="line" svg:x1="13.743cm" svg:y1="7.064cm" svg:x2="13.712cm" svg:y2="5.493cm" draw:start-shape="id2" draw:start-glue-point="0" draw:end-shape="id7" draw:end-glue-point="2" svg:d="M13743 7064l-31-1571" svg:viewBox="0 0 32 1572">
          <text:p/>
        </draw:connector>
      </draw:page>
      <draw:page draw:name="page2" draw:style-name="dp1" draw:master-page-name="Default">
        <draw:g xml:id="id9" draw:id="id9">
          <draw:custom-shape draw:style-name="gr1" draw:text-style-name="P1" draw:layer="layout" svg:width="1.438cm" svg:height="1.414cm" svg:x="10.718cm" svg:y="7.18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" draw:text-style-name="P2" draw:layer="layout" svg:width="1.612cm" svg:height="1.62cm" svg:x="10.688cm" svg:y="7.1cm">
            <draw:image xlink:href="Pictures/100005FD00000C0600000BE377E0722F82878EA2.svg" xlink:type="simple" xlink:show="embed" xlink:actuate="onLoad" loext:mime-type="image/svg+xml">
              <text:p/>
            </draw:image>
            <draw:image xlink:href="Pictures/100002010000007400000073CECB85CE697812C5.png" xlink:type="simple" xlink:show="embed" xlink:actuate="onLoad" loext:mime-type="image/png"/>
          </draw:frame>
        </draw:g>
        <draw:g xml:id="id8" draw:id="id8">
          <draw:path draw:style-name="gr3" draw:text-style-name="P3" draw:layer="layout" svg:width="1.619cm" svg:height="1.616cm" svg:x="6.5cm" svg:y="10.279cm" svg:viewBox="0 0 1620 1617" svg:d="M1620 809c0 446-363 808-812 808-447 0-808-362-808-808 0-447 361-809 808-809 449 0 812 362 812 809z">
            <text:p/>
          </draw:path>
          <draw:path draw:style-name="gr4" draw:text-style-name="P4" draw:layer="layout" svg:width="0.735cm" svg:height="1.026cm" svg:x="6.941cm" svg:y="10.534cm" svg:viewBox="0 0 736 1027" svg:d="M37 73c0-19 16-36 36-36h590c21 0 37 17 37 36v881c0 19-16 37-37 37h-590c-20 0-36-18-36-37zM73 1027h590c42 0 73-33 73-73v-881c0-40-31-73-73-73h-590c-39 0-73 33-73 73v881c0 40 34 73 73 73z">
            <text:p/>
          </draw:path>
          <draw:path draw:style-name="gr4" draw:text-style-name="P4" draw:layer="layout" svg:width="0.379cm" svg:height="0.037cm" svg:x="7.115cm" svg:y="10.727cm" svg:viewBox="0 0 380 38" svg:d="M19 38h344c9 0 17-8 17-20 0-10-8-18-17-18h-344c-11 0-19 8-19 18 0 12 8 20 19 20z">
            <text:p/>
          </draw:path>
          <draw:path draw:style-name="gr4" draw:text-style-name="P4" draw:layer="layout" svg:width="0.132cm" svg:height="0.037cm" svg:x="7.423cm" svg:y="11.602cm" svg:viewBox="0 0 133 38" svg:d="M133 19c0-9-8-19-20-19h-95c-10 0-18 10-18 19 0 11 8 19 18 19h95c12 0 20-8 20-19z">
            <text:p/>
          </draw:path>
          <draw:path draw:style-name="gr4" draw:text-style-name="P4" draw:layer="layout" svg:width="0.132cm" svg:height="0.037cm" svg:x="7.067cm" svg:y="11.602cm" svg:viewBox="0 0 133 38" svg:d="M19 38h96c10 0 18-8 18-19 0-9-8-19-18-19h-96c-11 0-19 10-19 19 0 11 8 19 19 19z">
            <text:p/>
          </draw:path>
          <draw:path draw:style-name="gr4" draw:text-style-name="P4" draw:layer="layout" svg:width="0.379cm" svg:height="0.037cm" svg:x="7.115cm" svg:y="10.848cm" svg:viewBox="0 0 380 38" svg:d="M19 38h344c9 0 17-8 17-17 0-13-8-21-17-21h-344c-11 0-19 8-19 21 0 9 8 17 19 17z">
            <text:p/>
          </draw:path>
          <draw:path draw:style-name="gr4" draw:text-style-name="P4" draw:layer="layout" svg:width="0.379cm" svg:height="0.037cm" svg:x="7.115cm" svg:y="10.971cm" svg:viewBox="0 0 380 38" svg:d="M19 38h344c9 0 17-9 17-20 0-10-8-18-17-18h-344c-11 0-19 8-19 18 0 11 8 20 19 20z">
            <text:p/>
          </draw:path>
        </draw:g>
        <draw:g xml:id="id10" draw:id="id10">
          <draw:path draw:style-name="gr3" draw:text-style-name="P3" draw:layer="layout" svg:width="1.619cm" svg:height="1.616cm" svg:x="9.717cm" svg:y="10.279cm" svg:viewBox="0 0 1620 1617" svg:d="M1620 809c0 446-363 808-812 808-447 0-808-362-808-808 0-447 361-809 808-809 449 0 812 362 812 809z">
            <text:p/>
          </draw:path>
          <draw:path draw:style-name="gr4" draw:text-style-name="P4" draw:layer="layout" svg:width="0.735cm" svg:height="1.026cm" svg:x="10.158cm" svg:y="10.534cm" svg:viewBox="0 0 736 1027" svg:d="M37 73c0-19 16-36 36-36h590c21 0 37 17 37 36v881c0 19-16 37-37 37h-590c-20 0-36-18-36-37zM73 1027h590c42 0 73-33 73-73v-881c0-40-31-73-73-73h-590c-39 0-73 33-73 73v881c0 40 34 73 73 73z">
            <text:p/>
          </draw:path>
          <draw:path draw:style-name="gr4" draw:text-style-name="P4" draw:layer="layout" svg:width="0.379cm" svg:height="0.037cm" svg:x="10.332cm" svg:y="10.727cm" svg:viewBox="0 0 380 38" svg:d="M19 38h344c9 0 17-8 17-20 0-10-8-18-17-18h-344c-11 0-19 8-19 18 0 12 8 20 19 20z">
            <text:p/>
          </draw:path>
          <draw:path draw:style-name="gr4" draw:text-style-name="P4" draw:layer="layout" svg:width="0.132cm" svg:height="0.037cm" svg:x="10.641cm" svg:y="11.602cm" svg:viewBox="0 0 133 38" svg:d="M133 19c0-9-8-19-20-19h-95c-10 0-18 10-18 19 0 11 8 19 18 19h95c12 0 20-8 20-19z">
            <text:p/>
          </draw:path>
          <draw:path draw:style-name="gr4" draw:text-style-name="P4" draw:layer="layout" svg:width="0.132cm" svg:height="0.037cm" svg:x="10.285cm" svg:y="11.602cm" svg:viewBox="0 0 133 38" svg:d="M19 38h96c10 0 18-8 18-19 0-9-8-19-18-19h-96c-11 0-19 10-19 19 0 11 8 19 19 19z">
            <text:p/>
          </draw:path>
          <draw:path draw:style-name="gr4" draw:text-style-name="P4" draw:layer="layout" svg:width="0.379cm" svg:height="0.037cm" svg:x="10.332cm" svg:y="10.848cm" svg:viewBox="0 0 380 38" svg:d="M19 38h344c9 0 17-8 17-17 0-13-8-21-17-21h-344c-11 0-19 8-19 21 0 9 8 17 19 17z">
            <text:p/>
          </draw:path>
          <draw:path draw:style-name="gr4" draw:text-style-name="P4" draw:layer="layout" svg:width="0.379cm" svg:height="0.037cm" svg:x="10.332cm" svg:y="10.971cm" svg:viewBox="0 0 380 38" svg:d="M19 38h344c9 0 17-9 17-20 0-10-8-18-17-18h-344c-11 0-19 8-19 18 0 11 8 20 19 20z">
            <text:p/>
          </draw:path>
        </draw:g>
        <draw:g xml:id="id11" draw:id="id11">
          <draw:path draw:style-name="gr3" draw:text-style-name="P3" draw:layer="layout" svg:width="1.619cm" svg:height="1.616cm" svg:x="12.912cm" svg:y="10.279cm" svg:viewBox="0 0 1620 1617" svg:d="M1620 809c0 446-363 808-812 808-447 0-808-362-808-808 0-447 361-809 808-809 449 0 812 362 812 809z">
            <text:p/>
          </draw:path>
          <draw:path draw:style-name="gr4" draw:text-style-name="P4" draw:layer="layout" svg:width="0.735cm" svg:height="1.026cm" svg:x="13.353cm" svg:y="10.534cm" svg:viewBox="0 0 736 1027" svg:d="M37 73c0-19 16-36 36-36h590c21 0 37 17 37 36v881c0 19-16 37-37 37h-590c-20 0-36-18-36-37zM73 1027h590c42 0 73-33 73-73v-881c0-40-31-73-73-73h-590c-39 0-73 33-73 73v881c0 40 34 73 73 73z">
            <text:p/>
          </draw:path>
          <draw:path draw:style-name="gr4" draw:text-style-name="P4" draw:layer="layout" svg:width="0.379cm" svg:height="0.037cm" svg:x="13.527cm" svg:y="10.727cm" svg:viewBox="0 0 380 38" svg:d="M19 38h344c9 0 17-8 17-20 0-10-8-18-17-18h-344c-11 0-19 8-19 18 0 12 8 20 19 20z">
            <text:p/>
          </draw:path>
          <draw:path draw:style-name="gr4" draw:text-style-name="P4" draw:layer="layout" svg:width="0.132cm" svg:height="0.037cm" svg:x="13.836cm" svg:y="11.602cm" svg:viewBox="0 0 133 38" svg:d="M133 19c0-9-8-19-20-19h-95c-10 0-18 10-18 19 0 11 8 19 18 19h95c12 0 20-8 20-19z">
            <text:p/>
          </draw:path>
          <draw:path draw:style-name="gr4" draw:text-style-name="P4" draw:layer="layout" svg:width="0.132cm" svg:height="0.037cm" svg:x="13.48cm" svg:y="11.602cm" svg:viewBox="0 0 133 38" svg:d="M19 38h96c10 0 18-8 18-19 0-9-8-19-18-19h-96c-11 0-19 10-19 19 0 11 8 19 19 19z">
            <text:p/>
          </draw:path>
          <draw:path draw:style-name="gr4" draw:text-style-name="P4" draw:layer="layout" svg:width="0.379cm" svg:height="0.037cm" svg:x="13.527cm" svg:y="10.848cm" svg:viewBox="0 0 380 38" svg:d="M19 38h344c9 0 17-8 17-17 0-13-8-21-17-21h-344c-11 0-19 8-19 21 0 9 8 17 19 17z">
            <text:p/>
          </draw:path>
          <draw:path draw:style-name="gr4" draw:text-style-name="P4" draw:layer="layout" svg:width="0.379cm" svg:height="0.037cm" svg:x="13.527cm" svg:y="10.971cm" svg:viewBox="0 0 380 38" svg:d="M19 38h344c9 0 17-9 17-20 0-10-8-18-17-18h-344c-11 0-19 8-19 18 0 11 8 20 19 20z">
            <text:p/>
          </draw:path>
        </draw:g>
        <draw:g xml:id="id12" draw:id="id12">
          <draw:path draw:style-name="gr3" draw:text-style-name="P3" draw:layer="layout" svg:width="1.619cm" svg:height="1.616cm" svg:x="16.107cm" svg:y="10.279cm" svg:viewBox="0 0 1620 1617" svg:d="M1620 809c0 446-363 808-812 808-447 0-808-362-808-808 0-447 361-809 808-809 449 0 812 362 812 809z">
            <text:p/>
          </draw:path>
          <draw:path draw:style-name="gr4" draw:text-style-name="P4" draw:layer="layout" svg:width="0.735cm" svg:height="1.026cm" svg:x="16.548cm" svg:y="10.534cm" svg:viewBox="0 0 736 1027" svg:d="M37 73c0-19 16-36 36-36h590c21 0 37 17 37 36v881c0 19-16 37-37 37h-590c-20 0-36-18-36-37zM73 1027h590c42 0 73-33 73-73v-881c0-40-31-73-73-73h-590c-39 0-73 33-73 73v881c0 40 34 73 73 73z">
            <text:p/>
          </draw:path>
          <draw:path draw:style-name="gr4" draw:text-style-name="P4" draw:layer="layout" svg:width="0.379cm" svg:height="0.037cm" svg:x="16.722cm" svg:y="10.727cm" svg:viewBox="0 0 380 38" svg:d="M19 38h344c9 0 17-8 17-20 0-10-8-18-17-18h-344c-11 0-19 8-19 18 0 12 8 20 19 20z">
            <text:p/>
          </draw:path>
          <draw:path draw:style-name="gr4" draw:text-style-name="P4" draw:layer="layout" svg:width="0.132cm" svg:height="0.037cm" svg:x="17.031cm" svg:y="11.602cm" svg:viewBox="0 0 133 38" svg:d="M133 19c0-9-8-19-20-19h-95c-10 0-18 10-18 19 0 11 8 19 18 19h95c12 0 20-8 20-19z">
            <text:p/>
          </draw:path>
          <draw:path draw:style-name="gr4" draw:text-style-name="P4" draw:layer="layout" svg:width="0.132cm" svg:height="0.037cm" svg:x="16.675cm" svg:y="11.602cm" svg:viewBox="0 0 133 38" svg:d="M19 38h96c10 0 18-8 18-19 0-9-8-19-18-19h-96c-11 0-19 10-19 19 0 11 8 19 19 19z">
            <text:p/>
          </draw:path>
          <draw:path draw:style-name="gr4" draw:text-style-name="P4" draw:layer="layout" svg:width="0.379cm" svg:height="0.037cm" svg:x="16.722cm" svg:y="10.848cm" svg:viewBox="0 0 380 38" svg:d="M19 38h344c9 0 17-8 17-17 0-13-8-21-17-21h-344c-11 0-19 8-19 21 0 9 8 17 19 17z">
            <text:p/>
          </draw:path>
          <draw:path draw:style-name="gr4" draw:text-style-name="P4" draw:layer="layout" svg:width="0.379cm" svg:height="0.037cm" svg:x="16.722cm" svg:y="10.971cm" svg:viewBox="0 0 380 38" svg:d="M19 38h344c9 0 17-9 17-20 0-10-8-18-17-18h-344c-11 0-19 8-19 18 0 11 8 20 19 20z">
            <text:p/>
          </draw:path>
        </draw:g>
        <draw:g xml:id="id13" draw:id="id13">
          <draw:path draw:style-name="gr3" draw:text-style-name="P3" draw:layer="layout" svg:width="1.619cm" svg:height="1.616cm" svg:x="19.28cm" svg:y="10.255cm" svg:viewBox="0 0 1620 1617" svg:d="M1620 809c0 446-363 808-812 808-447 0-808-362-808-808 0-447 361-809 808-809 449 0 812 362 812 809z">
            <text:p/>
          </draw:path>
          <draw:path draw:style-name="gr4" draw:text-style-name="P4" draw:layer="layout" svg:width="0.735cm" svg:height="1.026cm" svg:x="19.721cm" svg:y="10.51cm" svg:viewBox="0 0 736 1027" svg:d="M37 73c0-19 16-36 36-36h590c21 0 37 17 37 36v881c0 19-16 37-37 37h-590c-20 0-36-18-36-37zM73 1027h590c42 0 73-33 73-73v-881c0-40-31-73-73-73h-590c-39 0-73 33-73 73v881c0 40 34 73 73 73z">
            <text:p/>
          </draw:path>
          <draw:path draw:style-name="gr4" draw:text-style-name="P4" draw:layer="layout" svg:width="0.379cm" svg:height="0.037cm" svg:x="19.895cm" svg:y="10.703cm" svg:viewBox="0 0 380 38" svg:d="M19 38h344c9 0 17-8 17-20 0-10-8-18-17-18h-344c-11 0-19 8-19 18 0 12 8 20 19 20z">
            <text:p/>
          </draw:path>
          <draw:path draw:style-name="gr4" draw:text-style-name="P4" draw:layer="layout" svg:width="0.132cm" svg:height="0.037cm" svg:x="20.203cm" svg:y="11.579cm" svg:viewBox="0 0 133 38" svg:d="M133 19c0-9-8-19-20-19h-95c-10 0-18 10-18 19 0 11 8 19 18 19h95c12 0 20-8 20-19z">
            <text:p/>
          </draw:path>
          <draw:path draw:style-name="gr4" draw:text-style-name="P4" draw:layer="layout" svg:width="0.132cm" svg:height="0.037cm" svg:x="19.847cm" svg:y="11.579cm" svg:viewBox="0 0 133 38" svg:d="M19 38h96c10 0 18-8 18-19 0-9-8-19-18-19h-96c-11 0-19 10-19 19 0 11 8 19 19 19z">
            <text:p/>
          </draw:path>
          <draw:path draw:style-name="gr4" draw:text-style-name="P4" draw:layer="layout" svg:width="0.379cm" svg:height="0.037cm" svg:x="19.895cm" svg:y="10.824cm" svg:viewBox="0 0 380 38" svg:d="M19 38h344c9 0 17-8 17-17 0-13-8-21-17-21h-344c-11 0-19 8-19 21 0 9 8 17 19 17z">
            <text:p/>
          </draw:path>
          <draw:path draw:style-name="gr4" draw:text-style-name="P4" draw:layer="layout" svg:width="0.379cm" svg:height="0.037cm" svg:x="19.895cm" svg:y="10.947cm" svg:viewBox="0 0 380 38" svg:d="M19 38h344c9 0 17-9 17-20 0-10-8-18-17-18h-344c-11 0-19 8-19 18 0 11 8 20 19 20z">
            <text:p/>
          </draw:path>
        </draw:g>
        <draw:g xml:id="id14" draw:id="id14">
          <draw:path draw:style-name="gr5" draw:text-style-name="P5" draw:layer="layout" svg:width="0.114cm" svg:height="0.019cm" svg:x="13.976cm" svg:y="5.473cm" svg:viewBox="0 0 115 20" svg:d="M96 20h-35c-16-4-38-10-61-20h115c-6 7-12 13-19 20z">
            <text:p/>
          </draw:path>
          <draw:path draw:style-name="gr6" draw:text-style-name="P6" draw:layer="layout" svg:width="0.214cm" svg:height="0.061cm" svg:x="13.906cm" svg:y="5.431cm" svg:viewBox="0 0 215 62" svg:d="M166 62h-35c-33-8-85-25-131-62h215c-12 20-28 41-49 62z">
            <text:p/>
          </draw:path>
          <draw:path draw:style-name="gr7" draw:text-style-name="P7" draw:layer="layout" svg:width="0.838cm" svg:height="0.096cm" svg:x="13.304cm" svg:y="5.39cm" svg:viewBox="0 0 839 97" svg:d="M774 97h-65c-44-14-105-41-148-97h278c-13 29-33 63-65 97zM15 41c0 0-8-15-15-41h231c-50 22-124 45-216 41z">
            <text:p/>
          </draw:path>
          <draw:path draw:style-name="gr8" draw:text-style-name="P8" draw:layer="layout" svg:width="0.861cm" svg:height="0.096cm" svg:x="13.295cm" svg:y="5.348cm" svg:viewBox="0 0 862 97" svg:d="M817 97h-188c-22-15-44-35-62-59h-9-9-4-6-36c-49-3-98-9-147-20-18-5-33-8-48-14-22 14-126 85-284 79 0 0-16-32-24-83h862c-7 26-20 60-45 97z">
            <text:p/>
          </draw:path>
          <draw:path draw:style-name="gr9" draw:text-style-name="P9" draw:layer="layout" svg:width="0.871cm" svg:height="0.097cm" svg:x="13.291cm" svg:y="5.307cm" svg:viewBox="0 0 872 98" svg:d="M845 98h-259c-5-6-11-12-15-19h-10-9-3-6-37c-48-2-97-8-146-19-18-6-34-9-49-14-12 7-48 32-105 52h-189c-7-22-16-56-17-98h872c-1 17-5 54-27 98z">
            <text:p/>
          </draw:path>
          <draw:path draw:style-name="gr10" draw:text-style-name="P10" draw:layer="layout" svg:width="0.908cm" svg:height="0.097cm" svg:x="13.291cm" svg:y="5.265cm" svg:viewBox="0 0 909 98" svg:d="M870 28l3 3c0 0 1 27-11 67h-513c-14-4-26-6-38-11-3 2-9 6-17 11h-288c-5-27-8-61-4-98h907c-12 9-25 19-39 28z">
            <text:p/>
          </draw:path>
          <draw:path draw:style-name="gr11" draw:text-style-name="P11" draw:layer="layout" svg:width="0.957cm" svg:height="0.097cm" svg:x="13.291cm" svg:y="5.224cm" svg:viewBox="0 0 958 98" svg:d="M928 27c-19 14-37 28-58 43l3 2c0 0 0 10-2 26h-870c-2-29-1-62 7-98h950c-10 9-20 19-30 27z">
            <text:p/>
          </draw:path>
          <draw:path draw:style-name="gr12" draw:text-style-name="P12" draw:layer="layout" svg:width="0.995cm" svg:height="0.097cm" svg:x="13.292cm" svg:y="5.182cm" svg:viewBox="0 0 996 98" svg:d="M927 69c-13 10-25 19-39 29h-888c2-30 7-63 21-98h975c-21 24-44 48-69 69z">
            <text:p/>
          </draw:path>
          <draw:path draw:style-name="gr13" draw:text-style-name="P13" draw:layer="layout" svg:width="1.047cm" svg:height="0.097cm" svg:x="13.273cm" svg:y="5.141cm" svg:viewBox="0 0 1048 98" svg:d="M433 17c34 9 67 15 101 17h24 3c0 0 3 0 0 0h3 9 7 3 3c18-2 33-2 48-5 31-6 61-14 92-26 3-1 6-2 8-3h314c-1 2-3 5-5 6-24 32-52 64-83 92h-937c4-19 9-38 17-58-13-11-25-23-37-37-1-1-2-2-3-3h377c18 7 37 13 56 17z">
            <text:p/>
          </draw:path>
          <draw:path draw:style-name="gr14" draw:text-style-name="P14" draw:layer="layout" svg:width="1.228cm" svg:height="0.097cm" svg:x="13.24cm" svg:y="5.099cm" svg:viewBox="0 0 1229 98" svg:d="M372 25c31 14 61 26 95 34 33 8 67 14 100 17h25 3c0 0 3 0 0 0h3 9 6 3 3c18-3 34-3 49-6 30-5 61-14 91-25 29-11 56-27 81-45h389c-32 18-84 40-146 36 0 3-3 9-6 12-13 17-27 34-42 50h-968c2-5 4-11 6-16-12-12-24-23-37-37-12-15-25-30-36-45h325c15 9 31 18 47 25z">
            <text:p/>
          </draw:path>
          <draw:path draw:style-name="gr15" draw:text-style-name="P15" draw:layer="layout" svg:width="1.29cm" svg:height="0.096cm" svg:x="13.212cm" svg:y="5.059cm" svg:viewBox="0 0 1291 97" svg:d="M400 66c28 12 55 23 85 31h-410c-3-4-7-8-10-12-24-27-46-56-65-85h298c31 26 65 48 102 66zM788 85c47-18 91-48 125-85h375c1 6 2 12 3 18 0 0-76 65-180 59 0 3-3 8-6 11-2 3-4 6-7 9h-345c12-4 23-7 35-12z">
            <text:p/>
          </draw:path>
          <draw:path draw:style-name="gr16" draw:text-style-name="P16" draw:layer="layout" svg:width="1.409cm" svg:height="0.096cm" svg:x="13.092cm" svg:y="5.017cm" svg:viewBox="0 0 1410 97" svg:d="M499 97h-340c-18-22-34-45-48-69 0 0-47-3-111-28h374c36 38 77 72 125 97zM1053 17c5-5 9-11 13-17h328c7 17 13 37 16 59 0 0-24 21-64 38h-380c34-22 64-49 87-80z">
            <text:p/>
          </draw:path>
          <draw:path draw:style-name="gr17" draw:text-style-name="P17" draw:layer="layout" svg:width="1.492cm" svg:height="0.096cm" svg:x="13.009cm" svg:y="4.976cm" svg:viewBox="0 0 1493 97" svg:d="M447 31c22 23 45 46 71 66h-306c-6-9-12-18-18-27 0 0-90-6-194-70h423c8 10 16 20 24 31zM1137 59c14-18 27-38 37-59h281c16 24 31 56 38 97h-391c13-12 24-25 35-38zM951 8c-10 6-19 8-28 11-6 0-9 3-15 3-3 3-6 3-9 3h-9-3-4-3-6-3-3-9c-21 0-46-3-70-9-15-3-31-9-46-16h223c-5 3-10 6-15 8z">
            <text:p/>
          </draw:path>
          <draw:path draw:style-name="gr18" draw:text-style-name="P18" draw:layer="layout" svg:width="1.54cm" svg:height="0.096cm" svg:x="12.951cm" svg:y="4.934cm" svg:viewBox="0 0 1541 97" svg:d="M506 72c7 9 15 17 23 25h-347c-48-14-115-42-182-97h455c14 25 31 49 51 72zM1241 24c3-8 7-16 10-24h228c19 18 45 49 62 97h-343c17-22 31-46 43-73zM866 2c15 5 33 11 52 14h6 3 3 6 6 6 6 12c9-3 19-3 25-6 9-3 15-6 21-8 3 0 3-3 9 2 6-5 15-2 22 3 6 6 6 17-3 23l-7 5c-9 6-15 12-24 15-9 5-18 8-27 11-7 0-10 3-16 3-3 2-6 2-9 2h-9-3-3-3-6-3-3-9c-22 0-46-2-71-8-24-6-48-17-73-31-13-8-25-17-36-27h124c1 1 2 1 4 2z">
            <text:p/>
          </draw:path>
          <draw:path draw:style-name="gr19" draw:text-style-name="P19" draw:layer="layout" svg:width="1.566cm" svg:height="0.096cm" svg:x="12.905cm" svg:y="4.892cm" svg:viewBox="0 0 1567 97" svg:d="M496 35c12 22 26 42 41 62h-409c-41-22-86-54-128-97h479c5 12 11 23 17 35zM1286 66c6-14 12-28 15-43 4-8 4-14 7-16 0-3 0-5 0-7h195v4c-3 5-3 14-3 19h3c0 0 36 23 64 74h-296c5-10 11-20 15-31zM862 12c15 14 31 23 49 31 15 6 34 11 52 14h6 3 3 6 6 6 6 13c9-3 18-3 24-5 9-3 15-6 21-9 3 0 3-3 10 3 6-6 15-3 21 3 6 5 6 17-3 22l-6 6c-9 6-15 11-25 14-4 2-7 4-11 6h-160c-21-6-42-16-64-28-24-15-45-34-64-57-3-4-6-8-9-12h103c4 5 8 9 13 12z">
            <text:p/>
          </draw:path>
          <draw:path draw:style-name="gr20" draw:text-style-name="P20" draw:layer="layout" svg:width="1.544cm" svg:height="0.096cm" svg:x="12.898cm" svg:y="4.851cm" svg:viewBox="0 0 1545 97" svg:d="M503 76c4 7 8 14 12 21h-445c-23-18-47-38-70-63 0 0 4-13 14-34h455c9 25 21 51 34 76zM1309 65c3-8 3-14 6-17 0-8 3-14 3-22 3-9 3-14 3-23v-3h189v3 9 33c-3 6-3 14-3 20h3c0 0 16 10 35 32h-247c4-11 8-21 11-32zM830 9c12 17 24 34 39 45 16 14 31 22 49 31 13 4 27 9 42 12h-153c-17-12-31-27-44-43s-25-35-33-54h95c2 3 3 6 5 9zM1043 93c9-3 15-5 22-8 3 0 3-3 9 3 6-6 15-3 21 2 2 2 3 4 4 7h-72c6-1 12-2 16-4z">
            <text:p/>
          </draw:path>
          <draw:path draw:style-name="gr21" draw:text-style-name="P21" draw:layer="layout" svg:width="1.509cm" svg:height="0.096cm" svg:x="12.898cm" svg:y="4.809cm" svg:viewBox="0 0 1510 97" svg:d="M467 33c7 22 15 43 26 64h-472c-7-7-14-14-21-21 0 0 10-33 37-76h421c2 11 5 23 9 33zM1315 90c0-9 3-14 3-23 3-8 3-14 3-22v-12-5-6-6-5-6-5h189v5 9 8 9 5 3 3 3 8 34c-2 3-2 6-3 10h-196c1-3 2-6 4-7zM830 50c12 17 24 34 39 45 1 1 2 1 2 2h-107c-1-1-1-1-1-2-19-22-34-50-43-79-1-5-2-10-4-16h93c4 18 13 35 21 50z">
            <text:p/>
          </draw:path>
          <draw:path draw:style-name="gr22" draw:text-style-name="P22" draw:layer="layout" svg:width="1.501cm" svg:height="0.096cm" svg:x="12.906cm" svg:y="4.768cm" svg:viewBox="0 0 1502 97" svg:d="M459 75c2 7 5 15 8 22h-467c9-22 27-58 58-97h386c2 26 7 51 15 75zM1313 86v-11-6-5-6-6-5-6c0-6-3-14-3-20-2-7-3-14-6-21h193c2 10 3 20 5 30v8 9 8 9 8 6 3 2 3 9 2h-189c0-3 0-7 0-11zM798 5c0 11 0 22 3 30 3 20 12 40 21 57 1 1 3 3 4 5h-97c-7-13-12-26-17-39-3-14-6-28-9-45v-11-2h95z">
            <text:p/>
          </draw:path>
          <draw:path draw:style-name="gr23" draw:text-style-name="P23" draw:layer="layout" svg:width="1.481cm" svg:height="0.097cm" svg:x="12.926cm" svg:y="4.726cm" svg:viewBox="0 0 1482 98" svg:d="M424 4v3 2 6 3 3 5c0 25 3 49 10 72h-434c16-29 41-64 76-98h348zM1293 94v-6-5c0-6-3-14-3-20-5-21-12-43-21-63h195c4 12 8 25 12 38 3 11 3 22 6 33v9 8 9 1h-189zM781 15c-3 6-3 11-3 17v3 3 8c0 11 0 23 3 31 1 7 3 14 5 21h-94c-3-14-6-27-9-44v-11-5-6-23c0-3 0-6 0-9h101c-1 5-2 10-3 15z">
            <text:p/>
          </draw:path>
          <draw:path draw:style-name="gr24" draw:text-style-name="P24" draw:layer="layout" svg:width="1.452cm" svg:height="0.097cm" svg:x="12.953cm" svg:y="4.685cm" svg:viewBox="0 0 1453 98" svg:d="M397 23v11 3 8 3 3 6 2 3 6c0 10 1 20 2 30h-399c24-32 56-68 100-98h298c0 8-1 16-1 23zM1236 28c-6-9-12-19-19-28h202c12 25 23 52 30 79 2 6 3 13 4 19h-191c-6-24-15-49-26-70zM754 57c-3 5-3 11-3 16v3 3 9c0 3 0 7 0 10h-94c-1-1-1-1-1-2v-11-6-6-22c0-17 3-34 7-51h111c-9 18-16 37-20 57z">
            <text:p/>
          </draw:path>
          <draw:path draw:style-name="gr25" draw:text-style-name="P25" draw:layer="layout" svg:width="1.539cm" svg:height="0.097cm" svg:x="12.987cm" svg:y="4.643cm" svg:viewBox="0 0 1540 98" svg:d="M1540 14c0 5-6 11-12 11-6 3-12-3-16-9-2-5-3-10-5-16h30c1 4 2 9 3 14zM366 19c0 14-4 31-4 45v12 2 9 3 3 5h-362c32-34 75-68 131-93 0-2 0-3 0-5h238c-1 7-2 13-3 19zM1201 70c-15-26-34-50-57-70h216c20 30 36 64 48 98h-194c-4-10-8-19-13-28zM719 98h-97v-5c0-31 9-62 21-93h124c-25 30-40 64-48 98z">
            <text:p/>
          </draw:path>
          <draw:path draw:style-name="gr26" draw:text-style-name="P26" draw:layer="layout" svg:width="1.493cm" svg:height="0.097cm" svg:x="13.033cm" svg:y="4.602cm" svg:viewBox="0 0 1494 98" svg:d="M1494 55c0 6-6 11-12 11-6 3-12-2-15-8-6-17-12-34-18-53-1-2-1-4-1-5h39c2 16 3 33 7 55zM329 16c-3 14-6 31-9 45 0 11-2 25-3 37h-317c24-19 52-37 85-51 0-9 3-14 3-20 1-9 3-18 5-27h240c-2 5-3 11-4 16zM1039 0h245c11 13 21 27 30 41 12 18 23 37 32 57h-198c-27-41-66-75-109-98zM741 21c-24 23-42 49-54 77h-107c4-19 10-38 18-57 7-14 14-28 23-41h149c-12 8-20 13-29 21z">
            <text:p/>
          </draw:path>
          <draw:path draw:style-name="gr27" draw:text-style-name="P27" draw:layer="layout" svg:width="1.429cm" svg:height="0.097cm" svg:x="13.097cm" svg:y="4.56cm" svg:viewBox="0 0 1430 98" svg:d="M1420 24c3 22 3 42 10 73l-1 1h-28c-5-16-11-33-17-52-3-14-9-25-16-39-1-3-2-5-3-7h52c1 8 3 16 3 24zM276 12c-6 14-9 31-12 45-2 13-5 28-8 41h-256c7-3 13-7 20-10 0-8 3-14 3-19 3-24 8-47 14-69h243c-1 4-2 8-4 12zM972 40c-24-14-52-22-79-28-16-3-28-5-43-5h-6-3-6-3-19c-12 0-24 2-36 5s-25 6-37 12c-12 5-24 11-33 16-13 9-22 15-31 23-12 11-22 23-31 35h-118c2-5 4-10 6-15 14-30 31-56 54-83h592c26 25 51 53 71 83 3 5 6 10 9 15h-210c-22-23-49-43-77-58z">
            <text:p/>
          </draw:path>
          <draw:path draw:style-name="gr28" draw:text-style-name="P28" draw:layer="layout" svg:width="1.398cm" svg:height="0.097cm" svg:x="13.123cm" svg:y="4.519cm" svg:viewBox="0 0 1399 98" svg:d="M1395 65c2 11 3 22 4 33h-37c-1-3-2-7-3-10-3-14-9-26-16-40-3-5-3-8-6-11-3-6-3-9-6-11-3-3-3-9-6-12 0-2-3-2-3-5s-3-3-3-6c0-1-1-2-2-3h67c5 23 9 45 11 65zM251 54c-6 14-9 30-12 44h-239c6-34 14-67 24-98h247c-7 17-14 35-20 54zM947 82c-25-14-52-23-79-28-16-3-28-6-43-6h-6-3-6-3-19c-12 0-24 3-36 6-13 3-25 5-37 11s-24 11-34 17c-8 6-16 11-22 16h-137c12-21 26-41 44-61 11-14 24-26 39-37h497c12 8 23 17 34 26 25 21 49 45 70 72h-232c-9-6-18-11-27-16z">
            <text:p/>
          </draw:path>
          <draw:path draw:style-name="gr29" draw:text-style-name="P29" draw:layer="layout" svg:width="1.385cm" svg:height="0.096cm" svg:x="13.131cm" svg:y="4.478cm" svg:viewBox="0 0 1386 97" svg:d="M1335 89c-3-6-3-9-6-12-3-5-3-8-6-11s-3-8-6-11c0-3-3-3-3-6s-3-3-3-5c-8-15-16-30-26-44h80c1 4 3 9 4 13 8 30 14 58 17 84h-47c-1-3-3-5-4-8zM277 7c-13 28-25 56-34 87 0 1-1 2-1 3h-242c6-25 13-50 20-73 3-8 6-16 9-24h251c-1 2-2 5-3 7zM859 94c-15-3-27-5-42-5h-7-3-6-3-18c-12 0-24 2-37 5-3 1-7 2-11 3h-191c5-7 11-13 16-20 25-28 55-50 89-70 4-2 8-5 13-7h359c39 17 77 39 110 66 11 10 22 20 33 31h-290c-4-1-8-2-12-3z">
            <text:p/>
          </draw:path>
          <draw:path draw:style-name="gr30" draw:text-style-name="P30" draw:layer="layout" svg:width="1.368cm" svg:height="0.096cm" svg:x="13.14cm" svg:y="4.437cm" svg:viewBox="0 0 1369 97" svg:d="M1307 96c0-2-3-2-3-5s-3-3-3-6c-14-29-34-56-57-85h97c7 19 14 37 18 54 4 15 8 29 10 43h-61c0 0-1 0-1-1zM267 49c-7 15-14 31-20 48h-246c3-11 7-21 10-32s9-22 12-33c-4-6-13-16-23-32h294c-10 15-19 32-27 49zM636 49c34-20 73-31 116-40 9 0 21-3 31-3h9 9 3 3 3 9c18 0 40 0 61 3 43 3 86 14 125 31 35 15 69 34 100 57h-536c20-18 43-34 67-48z">
            <text:p/>
          </draw:path>
          <draw:path draw:style-name="gr31" draw:text-style-name="P31" draw:layer="layout" svg:width="1.382cm" svg:height="0.096cm" svg:x="13.117cm" svg:y="4.395cm" svg:viewBox="0 0 1383 97" svg:d="M1264 37c-10-12-22-25-34-37h116c17 34 29 67 37 96v1h-75c-13-20-28-40-44-60zM291 90c-1 2-2 5-3 7h-250c3-8 7-16 9-24-8-9-28-34-47-73h348c-22 27-41 57-57 90zM660 90c33-20 73-31 116-39 9 0 21-3 30-3h9 10 3 3 3 9c18 0 40 0 61 3 43 2 85 14 125 31 11 4 22 9 33 15h-413c3-2 7-5 11-7z">
            <text:p/>
          </draw:path>
          <draw:path draw:style-name="gr32" draw:text-style-name="P32" draw:layer="layout" svg:width="1.387cm" svg:height="0.096cm" svg:x="13.099cm" svg:y="4.354cm" svg:viewBox="0 0 1388 97" svg:d="M1282 78c-12-14-28-31-43-45l-12-11-12-11-12-11h138c5 8 10 17 14 25 13 24 24 49 33 72h-91c-5-6-10-13-15-19zM327 97h-276c-14-20-34-53-51-97h403c-28 28-54 61-76 97zM794 92c9 0 21-3 30-3h9 10 3 3 3 9c18 0 40 0 61 3 13 1 25 3 38 5h-188c7-2 14-3 22-5z">
            <text:p/>
          </draw:path>
          <draw:path draw:style-name="gr33" draw:text-style-name="P33" draw:layer="layout" svg:width="1.383cm" svg:height="0.096cm" svg:x="13.085cm" svg:y="4.312cm" svg:viewBox="0 0 1384 97" svg:d="M1252 75l-12-12-12-11-12-11-6-6-6-5c-13-11-26-21-40-30h163c16 22 30 45 41 66 6 10 11 21 16 31h-109c-7-8-15-15-23-22zM462 1c-12 9-21 20-33 29-22 20-42 42-61 67h-329c-14-25-29-58-39-97h464z">
            <text:p/>
          </draw:path>
          <draw:path draw:style-name="gr34" draw:text-style-name="P34" draw:layer="layout" svg:width="1.377cm" svg:height="0.501cm" svg:x="13.07cm" svg:y="3.866cm" svg:viewBox="0 0 1378 502" svg:d="M1243 498l-12-11-6-6-6-5c-34-28-76-54-122-73-46-20-95-37-150-45-27-6-55-9-82-9h-43-12-3c3 0 0 0 0 0h-6-12-3-3-6-10-12c-3 3-9 3-12 3-6 3-9 3-12 3h-6-6c-6 3-10 3-13 3-6 0-9 2-12 2-6 0-9 3-12 3-6 3-15 3-21 6-6 0-9 3-13 3-6 0-9 2-12 2-15 3-30 9-42 14-4 0-7 0-10 3-3 0-6 3-9 3-9 3-15 6-21 9-15 5-28 11-40 19l-36 26c-13 8-22 19-34 28-9 8-18 17-26 26h-384c-22-54-40-126-32-215 0 0 164-79 348-14 0 0 3 3 6 3 18-11 36-23 55-31 18-11 36-20 57-28 10-3 22-9 31-12 9-2 21-5 30-8 7-3 16-3 22-6v-5c0 0 27-107 158-186 0 0 119 51 159 175h9c19 0 37 5 55 8 18 6 34 8 52 14s34 11 49 17c6 3 9 3 12 6 21-15 82-48 177-43 0 0 55 79 30 169 16 14 31 28 46 45 33 36 59 74 80 111h-131z">
            <text:p/>
          </draw:path>
        </draw:g>
        <draw:connector draw:style-name="gr35" draw:text-style-name="P35" draw:layer="layout" draw:type="line" svg:x1="7.31cm" svg:y1="10.279cm" svg:x2="11.494cm" svg:y2="8.72cm" draw:start-shape="id8" draw:start-glue-point="0" draw:end-shape="id9" svg:d="M7310 10279l4184-1559" svg:viewBox="0 0 4185 1560">
          <text:p/>
        </draw:connector>
        <draw:connector draw:style-name="gr36" draw:text-style-name="P35" draw:layer="layout" draw:type="line" svg:x1="10.527cm" svg:y1="10.279cm" svg:x2="11.494cm" svg:y2="8.72cm" draw:start-shape="id10" draw:start-glue-point="0" draw:end-shape="id9" draw:end-glue-point="2" svg:d="M10527 10279l967-1559" svg:viewBox="0 0 968 1560">
          <text:p/>
        </draw:connector>
        <draw:connector draw:style-name="gr36" draw:text-style-name="P35" draw:layer="layout" draw:type="line" svg:x1="13.722cm" svg:y1="10.279cm" svg:x2="11.494cm" svg:y2="8.72cm" draw:start-shape="id11" draw:start-glue-point="0" draw:end-shape="id9" draw:end-glue-point="2" svg:d="M13722 10279l-2228-1559" svg:viewBox="0 0 2229 1560">
          <text:p/>
        </draw:connector>
        <draw:connector draw:style-name="gr36" draw:text-style-name="P35" draw:layer="layout" draw:type="line" svg:x1="16.917cm" svg:y1="10.279cm" svg:x2="11.494cm" svg:y2="8.72cm" draw:start-shape="id12" draw:start-glue-point="0" draw:end-shape="id9" draw:end-glue-point="2" svg:d="M16917 10279l-5423-1559" svg:viewBox="0 0 5424 1560">
          <text:p/>
        </draw:connector>
        <draw:connector draw:style-name="gr37" draw:text-style-name="P35" draw:layer="layout" draw:type="line" svg:x1="20.09cm" svg:y1="10.255cm" svg:x2="11.494cm" svg:y2="8.72cm" draw:start-shape="id13" draw:start-glue-point="0" draw:end-shape="id9" draw:end-glue-point="2" svg:d="M20090 10255l-8596-1535" svg:viewBox="0 0 8597 1536">
          <text:p/>
        </draw:connector>
        <draw:connector draw:style-name="gr38" draw:text-style-name="P35" draw:layer="layout" draw:type="line" svg:x1="11.494cm" svg:y1="7.1cm" svg:x2="13.712cm" svg:y2="5.493cm" draw:start-shape="id9" draw:start-glue-point="0" draw:end-shape="id14" draw:end-glue-point="2" svg:d="M11494 7100l2218-1607" svg:viewBox="0 0 2219 1608">
          <text:p/>
        </draw:connector>
        <draw:g xml:id="id15" draw:id="id15">
          <draw:custom-shape draw:style-name="gr1" draw:text-style-name="P1" draw:layer="layout" svg:width="1.438cm" svg:height="1.414cm" svg:x="15.118cm" svg:y="7.16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" draw:text-style-name="P2" draw:layer="layout" svg:width="1.612cm" svg:height="1.62cm" svg:x="15.088cm" svg:y="7.08cm">
            <draw:image xlink:href="Pictures/100005FD00000C0600000BE377E0722F82878EA2.svg" xlink:type="simple" xlink:show="embed" xlink:actuate="onLoad" loext:mime-type="image/svg+xml">
              <text:p/>
            </draw:image>
            <draw:image xlink:href="Pictures/100002010000007400000073CECB85CE697812C5.png" xlink:type="simple" xlink:show="embed" xlink:actuate="onLoad" loext:mime-type="image/png"/>
          </draw:frame>
        </draw:g>
        <draw:connector draw:style-name="gr38" draw:text-style-name="P35" draw:layer="layout" draw:type="line" svg:x1="7.31cm" svg:y1="10.279cm" svg:x2="15.894cm" svg:y2="8.7cm" draw:start-shape="id8" draw:start-glue-point="0" draw:end-shape="id15" draw:end-glue-point="2" svg:d="M7310 10279l8584-1579" svg:viewBox="0 0 8585 1580">
          <text:p/>
        </draw:connector>
        <draw:connector draw:style-name="gr38" draw:text-style-name="P35" draw:layer="layout" draw:type="line" svg:x1="10.527cm" svg:y1="10.279cm" svg:x2="15.894cm" svg:y2="8.7cm" draw:start-shape="id10" draw:start-glue-point="0" draw:end-shape="id15" draw:end-glue-point="2" svg:d="M10527 10279l5367-1579" svg:viewBox="0 0 5368 1580">
          <text:p/>
        </draw:connector>
        <draw:connector draw:style-name="gr38" draw:text-style-name="P35" draw:layer="layout" draw:type="line" svg:x1="13.722cm" svg:y1="10.279cm" svg:x2="15.894cm" svg:y2="8.7cm" draw:start-shape="id11" draw:start-glue-point="0" draw:end-shape="id15" draw:end-glue-point="2" svg:d="M13722 10279l2172-1579" svg:viewBox="0 0 2173 1580">
          <text:p/>
        </draw:connector>
        <draw:connector draw:style-name="gr38" draw:text-style-name="P35" draw:layer="layout" draw:type="line" svg:x1="16.917cm" svg:y1="10.279cm" svg:x2="15.894cm" svg:y2="8.7cm" draw:start-shape="id12" draw:start-glue-point="0" draw:end-shape="id15" draw:end-glue-point="2" svg:d="M16917 10279l-1023-1579" svg:viewBox="0 0 1024 1580">
          <text:p/>
        </draw:connector>
        <draw:connector draw:style-name="gr38" draw:text-style-name="P35" draw:layer="layout" draw:type="line" svg:x1="20.09cm" svg:y1="10.255cm" svg:x2="15.894cm" svg:y2="8.7cm" draw:start-shape="id13" draw:start-glue-point="0" draw:end-shape="id15" draw:end-glue-point="2" svg:d="M20090 10255l-4196-1555" svg:viewBox="0 0 4197 1556">
          <text:p/>
        </draw:connector>
        <draw:connector draw:style-name="gr38" draw:text-style-name="P35" draw:layer="layout" draw:type="line" svg:x1="15.894cm" svg:y1="7.08cm" svg:x2="13.712cm" svg:y2="5.493cm" draw:start-shape="id15" draw:start-glue-point="0" draw:end-shape="id14" draw:end-glue-point="2" svg:d="M15894 7080l-2182-1587" svg:viewBox="0 0 2183 1588">
          <text:p/>
        </draw:connector>
      </draw:page>
      <draw:page draw:name="page3" draw:style-name="dp1" draw:master-page-name="Default">
        <draw:g xml:id="id17" draw:id="id17">
          <draw:custom-shape draw:style-name="gr1" draw:text-style-name="P1" draw:layer="layout" svg:width="1.438cm" svg:height="1.414cm" svg:x="10.718cm" svg:y="7.18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" draw:text-style-name="P2" draw:layer="layout" svg:width="1.612cm" svg:height="1.62cm" svg:x="10.688cm" svg:y="7.1cm">
            <draw:image xlink:href="Pictures/100005FD00000C0600000BE377E0722F82878EA2.svg" xlink:type="simple" xlink:show="embed" xlink:actuate="onLoad" loext:mime-type="image/svg+xml">
              <text:p/>
            </draw:image>
            <draw:image xlink:href="Pictures/100002010000007400000073CECB85CE697812C5.png" xlink:type="simple" xlink:show="embed" xlink:actuate="onLoad" loext:mime-type="image/png"/>
          </draw:frame>
        </draw:g>
        <draw:g xml:id="id16" draw:id="id16">
          <draw:path draw:style-name="gr3" draw:text-style-name="P3" draw:layer="layout" svg:width="1.619cm" svg:height="1.616cm" svg:x="6.5cm" svg:y="10.279cm" svg:viewBox="0 0 1620 1617" svg:d="M1620 809c0 446-363 808-812 808-447 0-808-362-808-808 0-447 361-809 808-809 449 0 812 362 812 809z">
            <text:p/>
          </draw:path>
          <draw:path draw:style-name="gr4" draw:text-style-name="P4" draw:layer="layout" svg:width="0.735cm" svg:height="1.026cm" svg:x="6.941cm" svg:y="10.534cm" svg:viewBox="0 0 736 1027" svg:d="M37 73c0-19 16-36 36-36h590c21 0 37 17 37 36v881c0 19-16 37-37 37h-590c-20 0-36-18-36-37zM73 1027h590c42 0 73-33 73-73v-881c0-40-31-73-73-73h-590c-39 0-73 33-73 73v881c0 40 34 73 73 73z">
            <text:p/>
          </draw:path>
          <draw:path draw:style-name="gr4" draw:text-style-name="P4" draw:layer="layout" svg:width="0.379cm" svg:height="0.037cm" svg:x="7.115cm" svg:y="10.727cm" svg:viewBox="0 0 380 38" svg:d="M19 38h344c9 0 17-8 17-20 0-10-8-18-17-18h-344c-11 0-19 8-19 18 0 12 8 20 19 20z">
            <text:p/>
          </draw:path>
          <draw:path draw:style-name="gr4" draw:text-style-name="P4" draw:layer="layout" svg:width="0.132cm" svg:height="0.037cm" svg:x="7.423cm" svg:y="11.602cm" svg:viewBox="0 0 133 38" svg:d="M133 19c0-9-8-19-20-19h-95c-10 0-18 10-18 19 0 11 8 19 18 19h95c12 0 20-8 20-19z">
            <text:p/>
          </draw:path>
          <draw:path draw:style-name="gr4" draw:text-style-name="P4" draw:layer="layout" svg:width="0.132cm" svg:height="0.037cm" svg:x="7.067cm" svg:y="11.602cm" svg:viewBox="0 0 133 38" svg:d="M19 38h96c10 0 18-8 18-19 0-9-8-19-18-19h-96c-11 0-19 10-19 19 0 11 8 19 19 19z">
            <text:p/>
          </draw:path>
          <draw:path draw:style-name="gr4" draw:text-style-name="P4" draw:layer="layout" svg:width="0.379cm" svg:height="0.037cm" svg:x="7.115cm" svg:y="10.848cm" svg:viewBox="0 0 380 38" svg:d="M19 38h344c9 0 17-8 17-17 0-13-8-21-17-21h-344c-11 0-19 8-19 21 0 9 8 17 19 17z">
            <text:p/>
          </draw:path>
          <draw:path draw:style-name="gr4" draw:text-style-name="P4" draw:layer="layout" svg:width="0.379cm" svg:height="0.037cm" svg:x="7.115cm" svg:y="10.971cm" svg:viewBox="0 0 380 38" svg:d="M19 38h344c9 0 17-9 17-20 0-10-8-18-17-18h-344c-11 0-19 8-19 18 0 11 8 20 19 20z">
            <text:p/>
          </draw:path>
        </draw:g>
        <draw:g xml:id="id18" draw:id="id18">
          <draw:path draw:style-name="gr3" draw:text-style-name="P3" draw:layer="layout" svg:width="1.619cm" svg:height="1.616cm" svg:x="9.717cm" svg:y="10.279cm" svg:viewBox="0 0 1620 1617" svg:d="M1620 809c0 446-363 808-812 808-447 0-808-362-808-808 0-447 361-809 808-809 449 0 812 362 812 809z">
            <text:p/>
          </draw:path>
          <draw:path draw:style-name="gr4" draw:text-style-name="P4" draw:layer="layout" svg:width="0.735cm" svg:height="1.026cm" svg:x="10.158cm" svg:y="10.534cm" svg:viewBox="0 0 736 1027" svg:d="M37 73c0-19 16-36 36-36h590c21 0 37 17 37 36v881c0 19-16 37-37 37h-590c-20 0-36-18-36-37zM73 1027h590c42 0 73-33 73-73v-881c0-40-31-73-73-73h-590c-39 0-73 33-73 73v881c0 40 34 73 73 73z">
            <text:p/>
          </draw:path>
          <draw:path draw:style-name="gr4" draw:text-style-name="P4" draw:layer="layout" svg:width="0.379cm" svg:height="0.037cm" svg:x="10.332cm" svg:y="10.727cm" svg:viewBox="0 0 380 38" svg:d="M19 38h344c9 0 17-8 17-20 0-10-8-18-17-18h-344c-11 0-19 8-19 18 0 12 8 20 19 20z">
            <text:p/>
          </draw:path>
          <draw:path draw:style-name="gr4" draw:text-style-name="P4" draw:layer="layout" svg:width="0.132cm" svg:height="0.037cm" svg:x="10.641cm" svg:y="11.602cm" svg:viewBox="0 0 133 38" svg:d="M133 19c0-9-8-19-20-19h-95c-10 0-18 10-18 19 0 11 8 19 18 19h95c12 0 20-8 20-19z">
            <text:p/>
          </draw:path>
          <draw:path draw:style-name="gr4" draw:text-style-name="P4" draw:layer="layout" svg:width="0.132cm" svg:height="0.037cm" svg:x="10.285cm" svg:y="11.602cm" svg:viewBox="0 0 133 38" svg:d="M19 38h96c10 0 18-8 18-19 0-9-8-19-18-19h-96c-11 0-19 10-19 19 0 11 8 19 19 19z">
            <text:p/>
          </draw:path>
          <draw:path draw:style-name="gr4" draw:text-style-name="P4" draw:layer="layout" svg:width="0.379cm" svg:height="0.037cm" svg:x="10.332cm" svg:y="10.848cm" svg:viewBox="0 0 380 38" svg:d="M19 38h344c9 0 17-8 17-17 0-13-8-21-17-21h-344c-11 0-19 8-19 21 0 9 8 17 19 17z">
            <text:p/>
          </draw:path>
          <draw:path draw:style-name="gr4" draw:text-style-name="P4" draw:layer="layout" svg:width="0.379cm" svg:height="0.037cm" svg:x="10.332cm" svg:y="10.971cm" svg:viewBox="0 0 380 38" svg:d="M19 38h344c9 0 17-9 17-20 0-10-8-18-17-18h-344c-11 0-19 8-19 18 0 11 8 20 19 20z">
            <text:p/>
          </draw:path>
        </draw:g>
        <draw:g xml:id="id19" draw:id="id19">
          <draw:path draw:style-name="gr3" draw:text-style-name="P3" draw:layer="layout" svg:width="1.619cm" svg:height="1.616cm" svg:x="12.912cm" svg:y="10.279cm" svg:viewBox="0 0 1620 1617" svg:d="M1620 809c0 446-363 808-812 808-447 0-808-362-808-808 0-447 361-809 808-809 449 0 812 362 812 809z">
            <text:p/>
          </draw:path>
          <draw:path draw:style-name="gr4" draw:text-style-name="P4" draw:layer="layout" svg:width="0.735cm" svg:height="1.026cm" svg:x="13.353cm" svg:y="10.534cm" svg:viewBox="0 0 736 1027" svg:d="M37 73c0-19 16-36 36-36h590c21 0 37 17 37 36v881c0 19-16 37-37 37h-590c-20 0-36-18-36-37zM73 1027h590c42 0 73-33 73-73v-881c0-40-31-73-73-73h-590c-39 0-73 33-73 73v881c0 40 34 73 73 73z">
            <text:p/>
          </draw:path>
          <draw:path draw:style-name="gr4" draw:text-style-name="P4" draw:layer="layout" svg:width="0.379cm" svg:height="0.037cm" svg:x="13.527cm" svg:y="10.727cm" svg:viewBox="0 0 380 38" svg:d="M19 38h344c9 0 17-8 17-20 0-10-8-18-17-18h-344c-11 0-19 8-19 18 0 12 8 20 19 20z">
            <text:p/>
          </draw:path>
          <draw:path draw:style-name="gr4" draw:text-style-name="P4" draw:layer="layout" svg:width="0.132cm" svg:height="0.037cm" svg:x="13.836cm" svg:y="11.602cm" svg:viewBox="0 0 133 38" svg:d="M133 19c0-9-8-19-20-19h-95c-10 0-18 10-18 19 0 11 8 19 18 19h95c12 0 20-8 20-19z">
            <text:p/>
          </draw:path>
          <draw:path draw:style-name="gr4" draw:text-style-name="P4" draw:layer="layout" svg:width="0.132cm" svg:height="0.037cm" svg:x="13.48cm" svg:y="11.602cm" svg:viewBox="0 0 133 38" svg:d="M19 38h96c10 0 18-8 18-19 0-9-8-19-18-19h-96c-11 0-19 10-19 19 0 11 8 19 19 19z">
            <text:p/>
          </draw:path>
          <draw:path draw:style-name="gr4" draw:text-style-name="P4" draw:layer="layout" svg:width="0.379cm" svg:height="0.037cm" svg:x="13.527cm" svg:y="10.848cm" svg:viewBox="0 0 380 38" svg:d="M19 38h344c9 0 17-8 17-17 0-13-8-21-17-21h-344c-11 0-19 8-19 21 0 9 8 17 19 17z">
            <text:p/>
          </draw:path>
          <draw:path draw:style-name="gr4" draw:text-style-name="P4" draw:layer="layout" svg:width="0.379cm" svg:height="0.037cm" svg:x="13.527cm" svg:y="10.971cm" svg:viewBox="0 0 380 38" svg:d="M19 38h344c9 0 17-9 17-20 0-10-8-18-17-18h-344c-11 0-19 8-19 18 0 11 8 20 19 20z">
            <text:p/>
          </draw:path>
        </draw:g>
        <draw:g xml:id="id21" draw:id="id21">
          <draw:path draw:style-name="gr3" draw:text-style-name="P3" draw:layer="layout" svg:width="1.619cm" svg:height="1.616cm" svg:x="16.107cm" svg:y="10.279cm" svg:viewBox="0 0 1620 1617" svg:d="M1620 809c0 446-363 808-812 808-447 0-808-362-808-808 0-447 361-809 808-809 449 0 812 362 812 809z">
            <text:p/>
          </draw:path>
          <draw:path draw:style-name="gr4" draw:text-style-name="P4" draw:layer="layout" svg:width="0.735cm" svg:height="1.026cm" svg:x="16.548cm" svg:y="10.534cm" svg:viewBox="0 0 736 1027" svg:d="M37 73c0-19 16-36 36-36h590c21 0 37 17 37 36v881c0 19-16 37-37 37h-590c-20 0-36-18-36-37zM73 1027h590c42 0 73-33 73-73v-881c0-40-31-73-73-73h-590c-39 0-73 33-73 73v881c0 40 34 73 73 73z">
            <text:p/>
          </draw:path>
          <draw:path draw:style-name="gr4" draw:text-style-name="P4" draw:layer="layout" svg:width="0.379cm" svg:height="0.037cm" svg:x="16.722cm" svg:y="10.727cm" svg:viewBox="0 0 380 38" svg:d="M19 38h344c9 0 17-8 17-20 0-10-8-18-17-18h-344c-11 0-19 8-19 18 0 12 8 20 19 20z">
            <text:p/>
          </draw:path>
          <draw:path draw:style-name="gr4" draw:text-style-name="P4" draw:layer="layout" svg:width="0.132cm" svg:height="0.037cm" svg:x="17.031cm" svg:y="11.602cm" svg:viewBox="0 0 133 38" svg:d="M133 19c0-9-8-19-20-19h-95c-10 0-18 10-18 19 0 11 8 19 18 19h95c12 0 20-8 20-19z">
            <text:p/>
          </draw:path>
          <draw:path draw:style-name="gr4" draw:text-style-name="P4" draw:layer="layout" svg:width="0.132cm" svg:height="0.037cm" svg:x="16.675cm" svg:y="11.602cm" svg:viewBox="0 0 133 38" svg:d="M19 38h96c10 0 18-8 18-19 0-9-8-19-18-19h-96c-11 0-19 10-19 19 0 11 8 19 19 19z">
            <text:p/>
          </draw:path>
          <draw:path draw:style-name="gr4" draw:text-style-name="P4" draw:layer="layout" svg:width="0.379cm" svg:height="0.037cm" svg:x="16.722cm" svg:y="10.848cm" svg:viewBox="0 0 380 38" svg:d="M19 38h344c9 0 17-8 17-17 0-13-8-21-17-21h-344c-11 0-19 8-19 21 0 9 8 17 19 17z">
            <text:p/>
          </draw:path>
          <draw:path draw:style-name="gr4" draw:text-style-name="P4" draw:layer="layout" svg:width="0.379cm" svg:height="0.037cm" svg:x="16.722cm" svg:y="10.971cm" svg:viewBox="0 0 380 38" svg:d="M19 38h344c9 0 17-9 17-20 0-10-8-18-17-18h-344c-11 0-19 8-19 18 0 11 8 20 19 20z">
            <text:p/>
          </draw:path>
        </draw:g>
        <draw:g xml:id="id23" draw:id="id23">
          <draw:path draw:style-name="gr3" draw:text-style-name="P3" draw:layer="layout" svg:width="1.619cm" svg:height="1.616cm" svg:x="19.28cm" svg:y="10.255cm" svg:viewBox="0 0 1620 1617" svg:d="M1620 809c0 446-363 808-812 808-447 0-808-362-808-808 0-447 361-809 808-809 449 0 812 362 812 809z">
            <text:p/>
          </draw:path>
          <draw:path draw:style-name="gr4" draw:text-style-name="P4" draw:layer="layout" svg:width="0.735cm" svg:height="1.026cm" svg:x="19.721cm" svg:y="10.51cm" svg:viewBox="0 0 736 1027" svg:d="M37 73c0-19 16-36 36-36h590c21 0 37 17 37 36v881c0 19-16 37-37 37h-590c-20 0-36-18-36-37zM73 1027h590c42 0 73-33 73-73v-881c0-40-31-73-73-73h-590c-39 0-73 33-73 73v881c0 40 34 73 73 73z">
            <text:p/>
          </draw:path>
          <draw:path draw:style-name="gr4" draw:text-style-name="P4" draw:layer="layout" svg:width="0.379cm" svg:height="0.037cm" svg:x="19.895cm" svg:y="10.703cm" svg:viewBox="0 0 380 38" svg:d="M19 38h344c9 0 17-8 17-20 0-10-8-18-17-18h-344c-11 0-19 8-19 18 0 12 8 20 19 20z">
            <text:p/>
          </draw:path>
          <draw:path draw:style-name="gr4" draw:text-style-name="P4" draw:layer="layout" svg:width="0.132cm" svg:height="0.037cm" svg:x="20.203cm" svg:y="11.579cm" svg:viewBox="0 0 133 38" svg:d="M133 19c0-9-8-19-20-19h-95c-10 0-18 10-18 19 0 11 8 19 18 19h95c12 0 20-8 20-19z">
            <text:p/>
          </draw:path>
          <draw:path draw:style-name="gr4" draw:text-style-name="P4" draw:layer="layout" svg:width="0.132cm" svg:height="0.037cm" svg:x="19.847cm" svg:y="11.579cm" svg:viewBox="0 0 133 38" svg:d="M19 38h96c10 0 18-8 18-19 0-9-8-19-18-19h-96c-11 0-19 10-19 19 0 11 8 19 19 19z">
            <text:p/>
          </draw:path>
          <draw:path draw:style-name="gr4" draw:text-style-name="P4" draw:layer="layout" svg:width="0.379cm" svg:height="0.037cm" svg:x="19.895cm" svg:y="10.824cm" svg:viewBox="0 0 380 38" svg:d="M19 38h344c9 0 17-8 17-17 0-13-8-21-17-21h-344c-11 0-19 8-19 21 0 9 8 17 19 17z">
            <text:p/>
          </draw:path>
          <draw:path draw:style-name="gr4" draw:text-style-name="P4" draw:layer="layout" svg:width="0.379cm" svg:height="0.037cm" svg:x="19.895cm" svg:y="10.947cm" svg:viewBox="0 0 380 38" svg:d="M19 38h344c9 0 17-9 17-20 0-10-8-18-17-18h-344c-11 0-19 8-19 18 0 11 8 20 19 20z">
            <text:p/>
          </draw:path>
        </draw:g>
        <draw:g xml:id="id20" draw:id="id20">
          <draw:path draw:style-name="gr5" draw:text-style-name="P36" draw:layer="layout" svg:width="0.114cm" svg:height="0.019cm" svg:x="13.976cm" svg:y="5.473cm" svg:viewBox="0 0 115 20" svg:d="M96 20h-35c-16-4-38-10-61-20h115c-6 7-12 13-19 20z">
            <text:p/>
          </draw:path>
          <draw:path draw:style-name="gr6" draw:text-style-name="P37" draw:layer="layout" svg:width="0.214cm" svg:height="0.061cm" svg:x="13.906cm" svg:y="5.431cm" svg:viewBox="0 0 215 62" svg:d="M166 62h-35c-33-8-85-25-131-62h215c-12 20-28 41-49 62z">
            <text:p/>
          </draw:path>
          <draw:path draw:style-name="gr7" draw:text-style-name="P38" draw:layer="layout" svg:width="0.838cm" svg:height="0.096cm" svg:x="13.304cm" svg:y="5.39cm" svg:viewBox="0 0 839 97" svg:d="M774 97h-65c-44-14-105-41-148-97h278c-13 29-33 63-65 97zM15 41c0 0-8-15-15-41h231c-50 22-124 45-216 41z">
            <text:p/>
          </draw:path>
          <draw:path draw:style-name="gr8" draw:text-style-name="P39" draw:layer="layout" svg:width="0.861cm" svg:height="0.096cm" svg:x="13.295cm" svg:y="5.348cm" svg:viewBox="0 0 862 97" svg:d="M817 97h-188c-22-15-44-35-62-59h-9-9-4-6-36c-49-3-98-9-147-20-18-5-33-8-48-14-22 14-126 85-284 79 0 0-16-32-24-83h862c-7 26-20 60-45 97z">
            <text:p/>
          </draw:path>
          <draw:path draw:style-name="gr9" draw:text-style-name="P40" draw:layer="layout" svg:width="0.871cm" svg:height="0.097cm" svg:x="13.291cm" svg:y="5.307cm" svg:viewBox="0 0 872 98" svg:d="M845 98h-259c-5-6-11-12-15-19h-10-9-3-6-37c-48-2-97-8-146-19-18-6-34-9-49-14-12 7-48 32-105 52h-189c-7-22-16-56-17-98h872c-1 17-5 54-27 98z">
            <text:p/>
          </draw:path>
          <draw:path draw:style-name="gr10" draw:text-style-name="P41" draw:layer="layout" svg:width="0.908cm" svg:height="0.097cm" svg:x="13.291cm" svg:y="5.265cm" svg:viewBox="0 0 909 98" svg:d="M870 28l3 3c0 0 1 27-11 67h-513c-14-4-26-6-38-11-3 2-9 6-17 11h-288c-5-27-8-61-4-98h907c-12 9-25 19-39 28z">
            <text:p/>
          </draw:path>
          <draw:path draw:style-name="gr11" draw:text-style-name="P42" draw:layer="layout" svg:width="0.957cm" svg:height="0.097cm" svg:x="13.291cm" svg:y="5.224cm" svg:viewBox="0 0 958 98" svg:d="M928 27c-19 14-37 28-58 43l3 2c0 0 0 10-2 26h-870c-2-29-1-62 7-98h950c-10 9-20 19-30 27z">
            <text:p/>
          </draw:path>
          <draw:path draw:style-name="gr12" draw:text-style-name="P43" draw:layer="layout" svg:width="0.995cm" svg:height="0.097cm" svg:x="13.292cm" svg:y="5.182cm" svg:viewBox="0 0 996 98" svg:d="M927 69c-13 10-25 19-39 29h-888c2-30 7-63 21-98h975c-21 24-44 48-69 69z">
            <text:p/>
          </draw:path>
          <draw:path draw:style-name="gr13" draw:text-style-name="P44" draw:layer="layout" svg:width="1.047cm" svg:height="0.097cm" svg:x="13.273cm" svg:y="5.141cm" svg:viewBox="0 0 1048 98" svg:d="M433 17c34 9 67 15 101 17h24 3c0 0 3 0 0 0h3 9 7 3 3c18-2 33-2 48-5 31-6 61-14 92-26 3-1 6-2 8-3h314c-1 2-3 5-5 6-24 32-52 64-83 92h-937c4-19 9-38 17-58-13-11-25-23-37-37-1-1-2-2-3-3h377c18 7 37 13 56 17z">
            <text:p/>
          </draw:path>
          <draw:path draw:style-name="gr14" draw:text-style-name="P45" draw:layer="layout" svg:width="1.228cm" svg:height="0.097cm" svg:x="13.24cm" svg:y="5.099cm" svg:viewBox="0 0 1229 98" svg:d="M372 25c31 14 61 26 95 34 33 8 67 14 100 17h25 3c0 0 3 0 0 0h3 9 6 3 3c18-3 34-3 49-6 30-5 61-14 91-25 29-11 56-27 81-45h389c-32 18-84 40-146 36 0 3-3 9-6 12-13 17-27 34-42 50h-968c2-5 4-11 6-16-12-12-24-23-37-37-12-15-25-30-36-45h325c15 9 31 18 47 25z">
            <text:p/>
          </draw:path>
          <draw:path draw:style-name="gr15" draw:text-style-name="P46" draw:layer="layout" svg:width="1.29cm" svg:height="0.096cm" svg:x="13.212cm" svg:y="5.059cm" svg:viewBox="0 0 1291 97" svg:d="M400 66c28 12 55 23 85 31h-410c-3-4-7-8-10-12-24-27-46-56-65-85h298c31 26 65 48 102 66zM788 85c47-18 91-48 125-85h375c1 6 2 12 3 18 0 0-76 65-180 59 0 3-3 8-6 11-2 3-4 6-7 9h-345c12-4 23-7 35-12z">
            <text:p/>
          </draw:path>
          <draw:path draw:style-name="gr16" draw:text-style-name="P47" draw:layer="layout" svg:width="1.409cm" svg:height="0.096cm" svg:x="13.092cm" svg:y="5.017cm" svg:viewBox="0 0 1410 97" svg:d="M499 97h-340c-18-22-34-45-48-69 0 0-47-3-111-28h374c36 38 77 72 125 97zM1053 17c5-5 9-11 13-17h328c7 17 13 37 16 59 0 0-24 21-64 38h-380c34-22 64-49 87-80z">
            <text:p/>
          </draw:path>
          <draw:path draw:style-name="gr17" draw:text-style-name="P48" draw:layer="layout" svg:width="1.492cm" svg:height="0.096cm" svg:x="13.009cm" svg:y="4.976cm" svg:viewBox="0 0 1493 97" svg:d="M447 31c22 23 45 46 71 66h-306c-6-9-12-18-18-27 0 0-90-6-194-70h423c8 10 16 20 24 31zM1137 59c14-18 27-38 37-59h281c16 24 31 56 38 97h-391c13-12 24-25 35-38zM951 8c-10 6-19 8-28 11-6 0-9 3-15 3-3 3-6 3-9 3h-9-3-4-3-6-3-3-9c-21 0-46-3-70-9-15-3-31-9-46-16h223c-5 3-10 6-15 8z">
            <text:p/>
          </draw:path>
          <draw:path draw:style-name="gr18" draw:text-style-name="P49" draw:layer="layout" svg:width="1.54cm" svg:height="0.096cm" svg:x="12.951cm" svg:y="4.934cm" svg:viewBox="0 0 1541 97" svg:d="M506 72c7 9 15 17 23 25h-347c-48-14-115-42-182-97h455c14 25 31 49 51 72zM1241 24c3-8 7-16 10-24h228c19 18 45 49 62 97h-343c17-22 31-46 43-73zM866 2c15 5 33 11 52 14h6 3 3 6 6 6 6 12c9-3 19-3 25-6 9-3 15-6 21-8 3 0 3-3 9 2 6-5 15-2 22 3 6 6 6 17-3 23l-7 5c-9 6-15 12-24 15-9 5-18 8-27 11-7 0-10 3-16 3-3 2-6 2-9 2h-9-3-3-3-6-3-3-9c-22 0-46-2-71-8-24-6-48-17-73-31-13-8-25-17-36-27h124c1 1 2 1 4 2z">
            <text:p/>
          </draw:path>
          <draw:path draw:style-name="gr19" draw:text-style-name="P50" draw:layer="layout" svg:width="1.566cm" svg:height="0.096cm" svg:x="12.905cm" svg:y="4.892cm" svg:viewBox="0 0 1567 97" svg:d="M496 35c12 22 26 42 41 62h-409c-41-22-86-54-128-97h479c5 12 11 23 17 35zM1286 66c6-14 12-28 15-43 4-8 4-14 7-16 0-3 0-5 0-7h195v4c-3 5-3 14-3 19h3c0 0 36 23 64 74h-296c5-10 11-20 15-31zM862 12c15 14 31 23 49 31 15 6 34 11 52 14h6 3 3 6 6 6 6 13c9-3 18-3 24-5 9-3 15-6 21-9 3 0 3-3 10 3 6-6 15-3 21 3 6 5 6 17-3 22l-6 6c-9 6-15 11-25 14-4 2-7 4-11 6h-160c-21-6-42-16-64-28-24-15-45-34-64-57-3-4-6-8-9-12h103c4 5 8 9 13 12z">
            <text:p/>
          </draw:path>
          <draw:path draw:style-name="gr20" draw:text-style-name="P51" draw:layer="layout" svg:width="1.544cm" svg:height="0.096cm" svg:x="12.898cm" svg:y="4.851cm" svg:viewBox="0 0 1545 97" svg:d="M503 76c4 7 8 14 12 21h-445c-23-18-47-38-70-63 0 0 4-13 14-34h455c9 25 21 51 34 76zM1309 65c3-8 3-14 6-17 0-8 3-14 3-22 3-9 3-14 3-23v-3h189v3 9 33c-3 6-3 14-3 20h3c0 0 16 10 35 32h-247c4-11 8-21 11-32zM830 9c12 17 24 34 39 45 16 14 31 22 49 31 13 4 27 9 42 12h-153c-17-12-31-27-44-43s-25-35-33-54h95c2 3 3 6 5 9zM1043 93c9-3 15-5 22-8 3 0 3-3 9 3 6-6 15-3 21 2 2 2 3 4 4 7h-72c6-1 12-2 16-4z">
            <text:p/>
          </draw:path>
          <draw:path draw:style-name="gr21" draw:text-style-name="P52" draw:layer="layout" svg:width="1.509cm" svg:height="0.096cm" svg:x="12.898cm" svg:y="4.809cm" svg:viewBox="0 0 1510 97" svg:d="M467 33c7 22 15 43 26 64h-472c-7-7-14-14-21-21 0 0 10-33 37-76h421c2 11 5 23 9 33zM1315 90c0-9 3-14 3-23 3-8 3-14 3-22v-12-5-6-6-5-6-5h189v5 9 8 9 5 3 3 3 8 34c-2 3-2 6-3 10h-196c1-3 2-6 4-7zM830 50c12 17 24 34 39 45 1 1 2 1 2 2h-107c-1-1-1-1-1-2-19-22-34-50-43-79-1-5-2-10-4-16h93c4 18 13 35 21 50z">
            <text:p/>
          </draw:path>
          <draw:path draw:style-name="gr22" draw:text-style-name="P53" draw:layer="layout" svg:width="1.501cm" svg:height="0.096cm" svg:x="12.906cm" svg:y="4.768cm" svg:viewBox="0 0 1502 97" svg:d="M459 75c2 7 5 15 8 22h-467c9-22 27-58 58-97h386c2 26 7 51 15 75zM1313 86v-11-6-5-6-6-5-6c0-6-3-14-3-20-2-7-3-14-6-21h193c2 10 3 20 5 30v8 9 8 9 8 6 3 2 3 9 2h-189c0-3 0-7 0-11zM798 5c0 11 0 22 3 30 3 20 12 40 21 57 1 1 3 3 4 5h-97c-7-13-12-26-17-39-3-14-6-28-9-45v-11-2h95z">
            <text:p/>
          </draw:path>
          <draw:path draw:style-name="gr23" draw:text-style-name="P54" draw:layer="layout" svg:width="1.481cm" svg:height="0.097cm" svg:x="12.926cm" svg:y="4.726cm" svg:viewBox="0 0 1482 98" svg:d="M424 4v3 2 6 3 3 5c0 25 3 49 10 72h-434c16-29 41-64 76-98h348zM1293 94v-6-5c0-6-3-14-3-20-5-21-12-43-21-63h195c4 12 8 25 12 38 3 11 3 22 6 33v9 8 9 1h-189zM781 15c-3 6-3 11-3 17v3 3 8c0 11 0 23 3 31 1 7 3 14 5 21h-94c-3-14-6-27-9-44v-11-5-6-23c0-3 0-6 0-9h101c-1 5-2 10-3 15z">
            <text:p/>
          </draw:path>
          <draw:path draw:style-name="gr24" draw:text-style-name="P55" draw:layer="layout" svg:width="1.452cm" svg:height="0.097cm" svg:x="12.953cm" svg:y="4.685cm" svg:viewBox="0 0 1453 98" svg:d="M397 23v11 3 8 3 3 6 2 3 6c0 10 1 20 2 30h-399c24-32 56-68 100-98h298c0 8-1 16-1 23zM1236 28c-6-9-12-19-19-28h202c12 25 23 52 30 79 2 6 3 13 4 19h-191c-6-24-15-49-26-70zM754 57c-3 5-3 11-3 16v3 3 9c0 3 0 7 0 10h-94c-1-1-1-1-1-2v-11-6-6-22c0-17 3-34 7-51h111c-9 18-16 37-20 57z">
            <text:p/>
          </draw:path>
          <draw:path draw:style-name="gr25" draw:text-style-name="P56" draw:layer="layout" svg:width="1.539cm" svg:height="0.097cm" svg:x="12.987cm" svg:y="4.643cm" svg:viewBox="0 0 1540 98" svg:d="M1540 14c0 5-6 11-12 11-6 3-12-3-16-9-2-5-3-10-5-16h30c1 4 2 9 3 14zM366 19c0 14-4 31-4 45v12 2 9 3 3 5h-362c32-34 75-68 131-93 0-2 0-3 0-5h238c-1 7-2 13-3 19zM1201 70c-15-26-34-50-57-70h216c20 30 36 64 48 98h-194c-4-10-8-19-13-28zM719 98h-97v-5c0-31 9-62 21-93h124c-25 30-40 64-48 98z">
            <text:p/>
          </draw:path>
          <draw:path draw:style-name="gr26" draw:text-style-name="P57" draw:layer="layout" svg:width="1.493cm" svg:height="0.097cm" svg:x="13.033cm" svg:y="4.602cm" svg:viewBox="0 0 1494 98" svg:d="M1494 55c0 6-6 11-12 11-6 3-12-2-15-8-6-17-12-34-18-53-1-2-1-4-1-5h39c2 16 3 33 7 55zM329 16c-3 14-6 31-9 45 0 11-2 25-3 37h-317c24-19 52-37 85-51 0-9 3-14 3-20 1-9 3-18 5-27h240c-2 5-3 11-4 16zM1039 0h245c11 13 21 27 30 41 12 18 23 37 32 57h-198c-27-41-66-75-109-98zM741 21c-24 23-42 49-54 77h-107c4-19 10-38 18-57 7-14 14-28 23-41h149c-12 8-20 13-29 21z">
            <text:p/>
          </draw:path>
          <draw:path draw:style-name="gr27" draw:text-style-name="P58" draw:layer="layout" svg:width="1.429cm" svg:height="0.097cm" svg:x="13.097cm" svg:y="4.56cm" svg:viewBox="0 0 1430 98" svg:d="M1420 24c3 22 3 42 10 73l-1 1h-28c-5-16-11-33-17-52-3-14-9-25-16-39-1-3-2-5-3-7h52c1 8 3 16 3 24zM276 12c-6 14-9 31-12 45-2 13-5 28-8 41h-256c7-3 13-7 20-10 0-8 3-14 3-19 3-24 8-47 14-69h243c-1 4-2 8-4 12zM972 40c-24-14-52-22-79-28-16-3-28-5-43-5h-6-3-6-3-19c-12 0-24 2-36 5s-25 6-37 12c-12 5-24 11-33 16-13 9-22 15-31 23-12 11-22 23-31 35h-118c2-5 4-10 6-15 14-30 31-56 54-83h592c26 25 51 53 71 83 3 5 6 10 9 15h-210c-22-23-49-43-77-58z">
            <text:p/>
          </draw:path>
          <draw:path draw:style-name="gr28" draw:text-style-name="P59" draw:layer="layout" svg:width="1.398cm" svg:height="0.097cm" svg:x="13.123cm" svg:y="4.519cm" svg:viewBox="0 0 1399 98" svg:d="M1395 65c2 11 3 22 4 33h-37c-1-3-2-7-3-10-3-14-9-26-16-40-3-5-3-8-6-11-3-6-3-9-6-11-3-3-3-9-6-12 0-2-3-2-3-5s-3-3-3-6c0-1-1-2-2-3h67c5 23 9 45 11 65zM251 54c-6 14-9 30-12 44h-239c6-34 14-67 24-98h247c-7 17-14 35-20 54zM947 82c-25-14-52-23-79-28-16-3-28-6-43-6h-6-3-6-3-19c-12 0-24 3-36 6-13 3-25 5-37 11s-24 11-34 17c-8 6-16 11-22 16h-137c12-21 26-41 44-61 11-14 24-26 39-37h497c12 8 23 17 34 26 25 21 49 45 70 72h-232c-9-6-18-11-27-16z">
            <text:p/>
          </draw:path>
          <draw:path draw:style-name="gr29" draw:text-style-name="P60" draw:layer="layout" svg:width="1.385cm" svg:height="0.096cm" svg:x="13.131cm" svg:y="4.478cm" svg:viewBox="0 0 1386 97" svg:d="M1335 89c-3-6-3-9-6-12-3-5-3-8-6-11s-3-8-6-11c0-3-3-3-3-6s-3-3-3-5c-8-15-16-30-26-44h80c1 4 3 9 4 13 8 30 14 58 17 84h-47c-1-3-3-5-4-8zM277 7c-13 28-25 56-34 87 0 1-1 2-1 3h-242c6-25 13-50 20-73 3-8 6-16 9-24h251c-1 2-2 5-3 7zM859 94c-15-3-27-5-42-5h-7-3-6-3-18c-12 0-24 2-37 5-3 1-7 2-11 3h-191c5-7 11-13 16-20 25-28 55-50 89-70 4-2 8-5 13-7h359c39 17 77 39 110 66 11 10 22 20 33 31h-290c-4-1-8-2-12-3z">
            <text:p/>
          </draw:path>
          <draw:path draw:style-name="gr30" draw:text-style-name="P61" draw:layer="layout" svg:width="1.368cm" svg:height="0.096cm" svg:x="13.14cm" svg:y="4.437cm" svg:viewBox="0 0 1369 97" svg:d="M1307 96c0-2-3-2-3-5s-3-3-3-6c-14-29-34-56-57-85h97c7 19 14 37 18 54 4 15 8 29 10 43h-61c0 0-1 0-1-1zM267 49c-7 15-14 31-20 48h-246c3-11 7-21 10-32s9-22 12-33c-4-6-13-16-23-32h294c-10 15-19 32-27 49zM636 49c34-20 73-31 116-40 9 0 21-3 31-3h9 9 3 3 3 9c18 0 40 0 61 3 43 3 86 14 125 31 35 15 69 34 100 57h-536c20-18 43-34 67-48z">
            <text:p/>
          </draw:path>
          <draw:path draw:style-name="gr31" draw:text-style-name="P62" draw:layer="layout" svg:width="1.382cm" svg:height="0.096cm" svg:x="13.117cm" svg:y="4.395cm" svg:viewBox="0 0 1383 97" svg:d="M1264 37c-10-12-22-25-34-37h116c17 34 29 67 37 96v1h-75c-13-20-28-40-44-60zM291 90c-1 2-2 5-3 7h-250c3-8 7-16 9-24-8-9-28-34-47-73h348c-22 27-41 57-57 90zM660 90c33-20 73-31 116-39 9 0 21-3 30-3h9 10 3 3 3 9c18 0 40 0 61 3 43 2 85 14 125 31 11 4 22 9 33 15h-413c3-2 7-5 11-7z">
            <text:p/>
          </draw:path>
          <draw:path draw:style-name="gr32" draw:text-style-name="P63" draw:layer="layout" svg:width="1.387cm" svg:height="0.096cm" svg:x="13.099cm" svg:y="4.354cm" svg:viewBox="0 0 1388 97" svg:d="M1282 78c-12-14-28-31-43-45l-12-11-12-11-12-11h138c5 8 10 17 14 25 13 24 24 49 33 72h-91c-5-6-10-13-15-19zM327 97h-276c-14-20-34-53-51-97h403c-28 28-54 61-76 97zM794 92c9 0 21-3 30-3h9 10 3 3 3 9c18 0 40 0 61 3 13 1 25 3 38 5h-188c7-2 14-3 22-5z">
            <text:p/>
          </draw:path>
          <draw:path draw:style-name="gr33" draw:text-style-name="P64" draw:layer="layout" svg:width="1.383cm" svg:height="0.096cm" svg:x="13.085cm" svg:y="4.312cm" svg:viewBox="0 0 1384 97" svg:d="M1252 75l-12-12-12-11-12-11-6-6-6-5c-13-11-26-21-40-30h163c16 22 30 45 41 66 6 10 11 21 16 31h-109c-7-8-15-15-23-22zM462 1c-12 9-21 20-33 29-22 20-42 42-61 67h-329c-14-25-29-58-39-97h464z">
            <text:p/>
          </draw:path>
          <draw:path draw:style-name="gr34" draw:text-style-name="P65" draw:layer="layout" svg:width="1.377cm" svg:height="0.501cm" svg:x="13.07cm" svg:y="3.866cm" svg:viewBox="0 0 1378 502" svg:d="M1243 498l-12-11-6-6-6-5c-34-28-76-54-122-73-46-20-95-37-150-45-27-6-55-9-82-9h-43-12-3c3 0 0 0 0 0h-6-12-3-3-6-10-12c-3 3-9 3-12 3-6 3-9 3-12 3h-6-6c-6 3-10 3-13 3-6 0-9 2-12 2-6 0-9 3-12 3-6 3-15 3-21 6-6 0-9 3-13 3-6 0-9 2-12 2-15 3-30 9-42 14-4 0-7 0-10 3-3 0-6 3-9 3-9 3-15 6-21 9-15 5-28 11-40 19l-36 26c-13 8-22 19-34 28-9 8-18 17-26 26h-384c-22-54-40-126-32-215 0 0 164-79 348-14 0 0 3 3 6 3 18-11 36-23 55-31 18-11 36-20 57-28 10-3 22-9 31-12 9-2 21-5 30-8 7-3 16-3 22-6v-5c0 0 27-107 158-186 0 0 119 51 159 175h9c19 0 37 5 55 8 18 6 34 8 52 14s34 11 49 17c6 3 9 3 12 6 21-15 82-48 177-43 0 0 55 79 30 169 16 14 31 28 46 45 33 36 59 74 80 111h-131z">
            <text:p/>
          </draw:path>
        </draw:g>
        <draw:connector draw:style-name="gr35" draw:text-style-name="P35" draw:layer="layout" draw:type="line" svg:x1="7.31cm" svg:y1="10.279cm" svg:x2="11.494cm" svg:y2="8.72cm" draw:start-shape="id16" draw:start-glue-point="0" draw:end-shape="id17" svg:d="M7310 10279l4184-1559" svg:viewBox="0 0 4185 1560">
          <text:p/>
        </draw:connector>
        <draw:connector draw:style-name="gr36" draw:text-style-name="P35" draw:layer="layout" draw:type="line" svg:x1="10.527cm" svg:y1="10.279cm" svg:x2="11.494cm" svg:y2="8.72cm" draw:start-shape="id18" draw:start-glue-point="0" draw:end-shape="id17" draw:end-glue-point="2" svg:d="M10527 10279l967-1559" svg:viewBox="0 0 968 1560">
          <text:p/>
        </draw:connector>
        <draw:connector draw:style-name="gr36" draw:text-style-name="P35" draw:layer="layout" draw:type="line" svg:x1="13.722cm" svg:y1="10.279cm" svg:x2="11.494cm" svg:y2="8.72cm" draw:start-shape="id19" draw:start-glue-point="0" draw:end-shape="id17" draw:end-glue-point="2" svg:d="M13722 10279l-2228-1559" svg:viewBox="0 0 2229 1560">
          <text:p/>
        </draw:connector>
        <draw:connector draw:style-name="gr38" draw:text-style-name="P35" draw:layer="layout" draw:type="line" svg:x1="11.494cm" svg:y1="7.1cm" svg:x2="13.712cm" svg:y2="5.493cm" draw:start-shape="id17" draw:start-glue-point="0" draw:end-shape="id20" draw:end-glue-point="2" svg:d="M11494 7100l2218-1607" svg:viewBox="0 0 2219 1608">
          <text:p/>
        </draw:connector>
        <draw:g xml:id="id22" draw:id="id22">
          <draw:custom-shape draw:style-name="gr1" draw:text-style-name="P1" draw:layer="layout" svg:width="1.438cm" svg:height="1.414cm" svg:x="15.118cm" svg:y="7.16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" draw:text-style-name="P2" draw:layer="layout" svg:width="1.612cm" svg:height="1.62cm" svg:x="15.088cm" svg:y="7.08cm">
            <draw:image xlink:href="Pictures/100005FD00000C0600000BE377E0722F82878EA2.svg" xlink:type="simple" xlink:show="embed" xlink:actuate="onLoad" loext:mime-type="image/svg+xml">
              <text:p/>
            </draw:image>
            <draw:image xlink:href="Pictures/100002010000007400000073CECB85CE697812C5.png" xlink:type="simple" xlink:show="embed" xlink:actuate="onLoad" loext:mime-type="image/png"/>
          </draw:frame>
        </draw:g>
        <draw:connector draw:style-name="gr38" draw:text-style-name="P35" draw:layer="layout" draw:type="line" svg:x1="16.917cm" svg:y1="10.279cm" svg:x2="15.894cm" svg:y2="8.7cm" draw:start-shape="id21" draw:start-glue-point="0" draw:end-shape="id22" draw:end-glue-point="2" svg:d="M16917 10279l-1023-1579" svg:viewBox="0 0 1024 1580">
          <text:p/>
        </draw:connector>
        <draw:connector draw:style-name="gr38" draw:text-style-name="P35" draw:layer="layout" draw:type="line" svg:x1="20.09cm" svg:y1="10.255cm" svg:x2="15.894cm" svg:y2="8.7cm" draw:start-shape="id23" draw:start-glue-point="0" draw:end-shape="id22" draw:end-glue-point="2" svg:d="M20090 10255l-4196-1555" svg:viewBox="0 0 4197 1556">
          <text:p/>
        </draw:connector>
        <draw:connector draw:style-name="gr38" draw:text-style-name="P35" draw:layer="layout" draw:type="line" svg:x1="15.894cm" svg:y1="7.08cm" svg:x2="13.712cm" svg:y2="5.493cm" draw:start-shape="id22" draw:start-glue-point="0" draw:end-shape="id20" draw:end-glue-point="2" svg:d="M15894 7080l-2182-1587" svg:viewBox="0 0 2183 1588">
          <text:p/>
        </draw:connector>
      </draw:page>
      <draw:page draw:name="page4" draw:style-name="dp1" draw:master-page-name="Default">
        <draw:connector draw:style-name="gr38" draw:text-style-name="P35" draw:layer="layout" draw:type="line" svg:x1="10.527cm" svg:y1="10.279cm" svg:x2="11.494cm" svg:y2="5.72cm" draw:start-shape="id24" draw:start-glue-point="0" draw:end-shape="id25" draw:end-glue-point="2" svg:d="M10527 10279l967-4559" svg:viewBox="0 0 968 4560">
          <text:p/>
        </draw:connector>
        <draw:g xml:id="id27" draw:id="id27">
          <draw:custom-shape draw:style-name="gr1" draw:text-style-name="P1" draw:layer="layout" svg:width="1.438cm" svg:height="1.414cm" svg:x="10.718cm" svg:y="7.18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" draw:text-style-name="P2" draw:layer="layout" svg:width="1.612cm" svg:height="1.62cm" svg:x="10.688cm" svg:y="7.1cm">
            <draw:image xlink:href="Pictures/100005FD00000C0600000BE377E0722F82878EA2.svg" xlink:type="simple" xlink:show="embed" xlink:actuate="onLoad" loext:mime-type="image/svg+xml">
              <text:p/>
            </draw:image>
            <draw:image xlink:href="Pictures/100002010000007400000073CECB85CE697812C5.png" xlink:type="simple" xlink:show="embed" xlink:actuate="onLoad" loext:mime-type="image/png"/>
          </draw:frame>
        </draw:g>
        <draw:g xml:id="id26" draw:id="id26">
          <draw:path draw:style-name="gr3" draw:text-style-name="P3" draw:layer="layout" svg:width="1.619cm" svg:height="1.616cm" svg:x="6.5cm" svg:y="10.279cm" svg:viewBox="0 0 1620 1617" svg:d="M1620 809c0 446-363 808-812 808-447 0-808-362-808-808 0-447 361-809 808-809 449 0 812 362 812 809z">
            <text:p/>
          </draw:path>
          <draw:path draw:style-name="gr4" draw:text-style-name="P4" draw:layer="layout" svg:width="0.735cm" svg:height="1.026cm" svg:x="6.941cm" svg:y="10.534cm" svg:viewBox="0 0 736 1027" svg:d="M37 73c0-19 16-36 36-36h590c21 0 37 17 37 36v881c0 19-16 37-37 37h-590c-20 0-36-18-36-37zM73 1027h590c42 0 73-33 73-73v-881c0-40-31-73-73-73h-590c-39 0-73 33-73 73v881c0 40 34 73 73 73z">
            <text:p/>
          </draw:path>
          <draw:path draw:style-name="gr4" draw:text-style-name="P4" draw:layer="layout" svg:width="0.379cm" svg:height="0.037cm" svg:x="7.115cm" svg:y="10.727cm" svg:viewBox="0 0 380 38" svg:d="M19 38h344c9 0 17-8 17-20 0-10-8-18-17-18h-344c-11 0-19 8-19 18 0 12 8 20 19 20z">
            <text:p/>
          </draw:path>
          <draw:path draw:style-name="gr4" draw:text-style-name="P4" draw:layer="layout" svg:width="0.132cm" svg:height="0.037cm" svg:x="7.423cm" svg:y="11.602cm" svg:viewBox="0 0 133 38" svg:d="M133 19c0-9-8-19-20-19h-95c-10 0-18 10-18 19 0 11 8 19 18 19h95c12 0 20-8 20-19z">
            <text:p/>
          </draw:path>
          <draw:path draw:style-name="gr4" draw:text-style-name="P4" draw:layer="layout" svg:width="0.132cm" svg:height="0.037cm" svg:x="7.067cm" svg:y="11.602cm" svg:viewBox="0 0 133 38" svg:d="M19 38h96c10 0 18-8 18-19 0-9-8-19-18-19h-96c-11 0-19 10-19 19 0 11 8 19 19 19z">
            <text:p/>
          </draw:path>
          <draw:path draw:style-name="gr4" draw:text-style-name="P4" draw:layer="layout" svg:width="0.379cm" svg:height="0.037cm" svg:x="7.115cm" svg:y="10.848cm" svg:viewBox="0 0 380 38" svg:d="M19 38h344c9 0 17-8 17-17 0-13-8-21-17-21h-344c-11 0-19 8-19 21 0 9 8 17 19 17z">
            <text:p/>
          </draw:path>
          <draw:path draw:style-name="gr4" draw:text-style-name="P4" draw:layer="layout" svg:width="0.379cm" svg:height="0.037cm" svg:x="7.115cm" svg:y="10.971cm" svg:viewBox="0 0 380 38" svg:d="M19 38h344c9 0 17-9 17-20 0-10-8-18-17-18h-344c-11 0-19 8-19 18 0 11 8 20 19 20z">
            <text:p/>
          </draw:path>
        </draw:g>
        <draw:g xml:id="id24" draw:id="id24">
          <draw:path draw:style-name="gr3" draw:text-style-name="P3" draw:layer="layout" svg:width="1.619cm" svg:height="1.616cm" svg:x="9.717cm" svg:y="10.279cm" svg:viewBox="0 0 1620 1617" svg:d="M1620 809c0 446-363 808-812 808-447 0-808-362-808-808 0-447 361-809 808-809 449 0 812 362 812 809z">
            <text:p/>
          </draw:path>
          <draw:path draw:style-name="gr4" draw:text-style-name="P4" draw:layer="layout" svg:width="0.735cm" svg:height="1.026cm" svg:x="10.158cm" svg:y="10.534cm" svg:viewBox="0 0 736 1027" svg:d="M37 73c0-19 16-36 36-36h590c21 0 37 17 37 36v881c0 19-16 37-37 37h-590c-20 0-36-18-36-37zM73 1027h590c42 0 73-33 73-73v-881c0-40-31-73-73-73h-590c-39 0-73 33-73 73v881c0 40 34 73 73 73z">
            <text:p/>
          </draw:path>
          <draw:path draw:style-name="gr4" draw:text-style-name="P4" draw:layer="layout" svg:width="0.379cm" svg:height="0.037cm" svg:x="10.332cm" svg:y="10.727cm" svg:viewBox="0 0 380 38" svg:d="M19 38h344c9 0 17-8 17-20 0-10-8-18-17-18h-344c-11 0-19 8-19 18 0 12 8 20 19 20z">
            <text:p/>
          </draw:path>
          <draw:path draw:style-name="gr4" draw:text-style-name="P4" draw:layer="layout" svg:width="0.132cm" svg:height="0.037cm" svg:x="10.641cm" svg:y="11.602cm" svg:viewBox="0 0 133 38" svg:d="M133 19c0-9-8-19-20-19h-95c-10 0-18 10-18 19 0 11 8 19 18 19h95c12 0 20-8 20-19z">
            <text:p/>
          </draw:path>
          <draw:path draw:style-name="gr4" draw:text-style-name="P4" draw:layer="layout" svg:width="0.132cm" svg:height="0.037cm" svg:x="10.285cm" svg:y="11.602cm" svg:viewBox="0 0 133 38" svg:d="M19 38h96c10 0 18-8 18-19 0-9-8-19-18-19h-96c-11 0-19 10-19 19 0 11 8 19 19 19z">
            <text:p/>
          </draw:path>
          <draw:path draw:style-name="gr4" draw:text-style-name="P4" draw:layer="layout" svg:width="0.379cm" svg:height="0.037cm" svg:x="10.332cm" svg:y="10.848cm" svg:viewBox="0 0 380 38" svg:d="M19 38h344c9 0 17-8 17-17 0-13-8-21-17-21h-344c-11 0-19 8-19 21 0 9 8 17 19 17z">
            <text:p/>
          </draw:path>
          <draw:path draw:style-name="gr4" draw:text-style-name="P4" draw:layer="layout" svg:width="0.379cm" svg:height="0.037cm" svg:x="10.332cm" svg:y="10.971cm" svg:viewBox="0 0 380 38" svg:d="M19 38h344c9 0 17-9 17-20 0-10-8-18-17-18h-344c-11 0-19 8-19 18 0 11 8 20 19 20z">
            <text:p/>
          </draw:path>
        </draw:g>
        <draw:g xml:id="id28" draw:id="id28">
          <draw:path draw:style-name="gr3" draw:text-style-name="P3" draw:layer="layout" svg:width="1.619cm" svg:height="1.616cm" svg:x="12.912cm" svg:y="10.279cm" svg:viewBox="0 0 1620 1617" svg:d="M1620 809c0 446-363 808-812 808-447 0-808-362-808-808 0-447 361-809 808-809 449 0 812 362 812 809z">
            <text:p/>
          </draw:path>
          <draw:path draw:style-name="gr4" draw:text-style-name="P4" draw:layer="layout" svg:width="0.735cm" svg:height="1.026cm" svg:x="13.353cm" svg:y="10.534cm" svg:viewBox="0 0 736 1027" svg:d="M37 73c0-19 16-36 36-36h590c21 0 37 17 37 36v881c0 19-16 37-37 37h-590c-20 0-36-18-36-37zM73 1027h590c42 0 73-33 73-73v-881c0-40-31-73-73-73h-590c-39 0-73 33-73 73v881c0 40 34 73 73 73z">
            <text:p/>
          </draw:path>
          <draw:path draw:style-name="gr4" draw:text-style-name="P4" draw:layer="layout" svg:width="0.379cm" svg:height="0.037cm" svg:x="13.527cm" svg:y="10.727cm" svg:viewBox="0 0 380 38" svg:d="M19 38h344c9 0 17-8 17-20 0-10-8-18-17-18h-344c-11 0-19 8-19 18 0 12 8 20 19 20z">
            <text:p/>
          </draw:path>
          <draw:path draw:style-name="gr4" draw:text-style-name="P4" draw:layer="layout" svg:width="0.132cm" svg:height="0.037cm" svg:x="13.836cm" svg:y="11.602cm" svg:viewBox="0 0 133 38" svg:d="M133 19c0-9-8-19-20-19h-95c-10 0-18 10-18 19 0 11 8 19 18 19h95c12 0 20-8 20-19z">
            <text:p/>
          </draw:path>
          <draw:path draw:style-name="gr4" draw:text-style-name="P4" draw:layer="layout" svg:width="0.132cm" svg:height="0.037cm" svg:x="13.48cm" svg:y="11.602cm" svg:viewBox="0 0 133 38" svg:d="M19 38h96c10 0 18-8 18-19 0-9-8-19-18-19h-96c-11 0-19 10-19 19 0 11 8 19 19 19z">
            <text:p/>
          </draw:path>
          <draw:path draw:style-name="gr4" draw:text-style-name="P4" draw:layer="layout" svg:width="0.379cm" svg:height="0.037cm" svg:x="13.527cm" svg:y="10.848cm" svg:viewBox="0 0 380 38" svg:d="M19 38h344c9 0 17-8 17-17 0-13-8-21-17-21h-344c-11 0-19 8-19 21 0 9 8 17 19 17z">
            <text:p/>
          </draw:path>
          <draw:path draw:style-name="gr4" draw:text-style-name="P4" draw:layer="layout" svg:width="0.379cm" svg:height="0.037cm" svg:x="13.527cm" svg:y="10.971cm" svg:viewBox="0 0 380 38" svg:d="M19 38h344c9 0 17-9 17-20 0-10-8-18-17-18h-344c-11 0-19 8-19 18 0 11 8 20 19 20z">
            <text:p/>
          </draw:path>
        </draw:g>
        <draw:g xml:id="id30" draw:id="id30">
          <draw:path draw:style-name="gr3" draw:text-style-name="P3" draw:layer="layout" svg:width="1.619cm" svg:height="1.616cm" svg:x="16.107cm" svg:y="10.279cm" svg:viewBox="0 0 1620 1617" svg:d="M1620 809c0 446-363 808-812 808-447 0-808-362-808-808 0-447 361-809 808-809 449 0 812 362 812 809z">
            <text:p/>
          </draw:path>
          <draw:path draw:style-name="gr4" draw:text-style-name="P4" draw:layer="layout" svg:width="0.735cm" svg:height="1.026cm" svg:x="16.548cm" svg:y="10.534cm" svg:viewBox="0 0 736 1027" svg:d="M37 73c0-19 16-36 36-36h590c21 0 37 17 37 36v881c0 19-16 37-37 37h-590c-20 0-36-18-36-37zM73 1027h590c42 0 73-33 73-73v-881c0-40-31-73-73-73h-590c-39 0-73 33-73 73v881c0 40 34 73 73 73z">
            <text:p/>
          </draw:path>
          <draw:path draw:style-name="gr4" draw:text-style-name="P4" draw:layer="layout" svg:width="0.379cm" svg:height="0.037cm" svg:x="16.722cm" svg:y="10.727cm" svg:viewBox="0 0 380 38" svg:d="M19 38h344c9 0 17-8 17-20 0-10-8-18-17-18h-344c-11 0-19 8-19 18 0 12 8 20 19 20z">
            <text:p/>
          </draw:path>
          <draw:path draw:style-name="gr4" draw:text-style-name="P4" draw:layer="layout" svg:width="0.132cm" svg:height="0.037cm" svg:x="17.031cm" svg:y="11.602cm" svg:viewBox="0 0 133 38" svg:d="M133 19c0-9-8-19-20-19h-95c-10 0-18 10-18 19 0 11 8 19 18 19h95c12 0 20-8 20-19z">
            <text:p/>
          </draw:path>
          <draw:path draw:style-name="gr4" draw:text-style-name="P4" draw:layer="layout" svg:width="0.132cm" svg:height="0.037cm" svg:x="16.675cm" svg:y="11.602cm" svg:viewBox="0 0 133 38" svg:d="M19 38h96c10 0 18-8 18-19 0-9-8-19-18-19h-96c-11 0-19 10-19 19 0 11 8 19 19 19z">
            <text:p/>
          </draw:path>
          <draw:path draw:style-name="gr4" draw:text-style-name="P4" draw:layer="layout" svg:width="0.379cm" svg:height="0.037cm" svg:x="16.722cm" svg:y="10.848cm" svg:viewBox="0 0 380 38" svg:d="M19 38h344c9 0 17-8 17-17 0-13-8-21-17-21h-344c-11 0-19 8-19 21 0 9 8 17 19 17z">
            <text:p/>
          </draw:path>
          <draw:path draw:style-name="gr4" draw:text-style-name="P4" draw:layer="layout" svg:width="0.379cm" svg:height="0.037cm" svg:x="16.722cm" svg:y="10.971cm" svg:viewBox="0 0 380 38" svg:d="M19 38h344c9 0 17-9 17-20 0-10-8-18-17-18h-344c-11 0-19 8-19 18 0 11 8 20 19 20z">
            <text:p/>
          </draw:path>
        </draw:g>
        <draw:g xml:id="id32" draw:id="id32">
          <draw:path draw:style-name="gr3" draw:text-style-name="P3" draw:layer="layout" svg:width="1.619cm" svg:height="1.616cm" svg:x="19.28cm" svg:y="10.255cm" svg:viewBox="0 0 1620 1617" svg:d="M1620 809c0 446-363 808-812 808-447 0-808-362-808-808 0-447 361-809 808-809 449 0 812 362 812 809z">
            <text:p/>
          </draw:path>
          <draw:path draw:style-name="gr4" draw:text-style-name="P4" draw:layer="layout" svg:width="0.735cm" svg:height="1.026cm" svg:x="19.721cm" svg:y="10.51cm" svg:viewBox="0 0 736 1027" svg:d="M37 73c0-19 16-36 36-36h590c21 0 37 17 37 36v881c0 19-16 37-37 37h-590c-20 0-36-18-36-37zM73 1027h590c42 0 73-33 73-73v-881c0-40-31-73-73-73h-590c-39 0-73 33-73 73v881c0 40 34 73 73 73z">
            <text:p/>
          </draw:path>
          <draw:path draw:style-name="gr4" draw:text-style-name="P4" draw:layer="layout" svg:width="0.379cm" svg:height="0.037cm" svg:x="19.895cm" svg:y="10.703cm" svg:viewBox="0 0 380 38" svg:d="M19 38h344c9 0 17-8 17-20 0-10-8-18-17-18h-344c-11 0-19 8-19 18 0 12 8 20 19 20z">
            <text:p/>
          </draw:path>
          <draw:path draw:style-name="gr4" draw:text-style-name="P4" draw:layer="layout" svg:width="0.132cm" svg:height="0.037cm" svg:x="20.203cm" svg:y="11.579cm" svg:viewBox="0 0 133 38" svg:d="M133 19c0-9-8-19-20-19h-95c-10 0-18 10-18 19 0 11 8 19 18 19h95c12 0 20-8 20-19z">
            <text:p/>
          </draw:path>
          <draw:path draw:style-name="gr4" draw:text-style-name="P4" draw:layer="layout" svg:width="0.132cm" svg:height="0.037cm" svg:x="19.847cm" svg:y="11.579cm" svg:viewBox="0 0 133 38" svg:d="M19 38h96c10 0 18-8 18-19 0-9-8-19-18-19h-96c-11 0-19 10-19 19 0 11 8 19 19 19z">
            <text:p/>
          </draw:path>
          <draw:path draw:style-name="gr4" draw:text-style-name="P4" draw:layer="layout" svg:width="0.379cm" svg:height="0.037cm" svg:x="19.895cm" svg:y="10.824cm" svg:viewBox="0 0 380 38" svg:d="M19 38h344c9 0 17-8 17-17 0-13-8-21-17-21h-344c-11 0-19 8-19 21 0 9 8 17 19 17z">
            <text:p/>
          </draw:path>
          <draw:path draw:style-name="gr4" draw:text-style-name="P4" draw:layer="layout" svg:width="0.379cm" svg:height="0.037cm" svg:x="19.895cm" svg:y="10.947cm" svg:viewBox="0 0 380 38" svg:d="M19 38h344c9 0 17-9 17-20 0-10-8-18-17-18h-344c-11 0-19 8-19 18 0 11 8 20 19 20z">
            <text:p/>
          </draw:path>
        </draw:g>
        <draw:g xml:id="id29" draw:id="id29">
          <draw:path draw:style-name="gr5" draw:text-style-name="P5" draw:layer="layout" svg:width="0.114cm" svg:height="0.019cm" svg:x="13.976cm" svg:y="3.473cm" svg:viewBox="0 0 115 20" svg:d="M96 20h-35c-16-4-38-10-61-20h115c-6 7-12 13-19 20z">
            <text:p/>
          </draw:path>
          <draw:path draw:style-name="gr6" draw:text-style-name="P6" draw:layer="layout" svg:width="0.214cm" svg:height="0.061cm" svg:x="13.906cm" svg:y="3.431cm" svg:viewBox="0 0 215 62" svg:d="M166 62h-35c-33-8-85-25-131-62h215c-12 20-28 41-49 62z">
            <text:p/>
          </draw:path>
          <draw:path draw:style-name="gr7" draw:text-style-name="P7" draw:layer="layout" svg:width="0.838cm" svg:height="0.096cm" svg:x="13.304cm" svg:y="3.39cm" svg:viewBox="0 0 839 97" svg:d="M774 97h-65c-44-14-105-41-148-97h278c-13 29-33 63-65 97zM15 41c0 0-8-15-15-41h231c-50 22-124 45-216 41z">
            <text:p/>
          </draw:path>
          <draw:path draw:style-name="gr8" draw:text-style-name="P8" draw:layer="layout" svg:width="0.861cm" svg:height="0.096cm" svg:x="13.295cm" svg:y="3.348cm" svg:viewBox="0 0 862 97" svg:d="M817 97h-188c-22-15-44-35-62-59h-9-9-4-6-36c-49-3-98-9-147-20-18-5-33-8-48-14-22 14-126 85-284 79 0 0-16-32-24-83h862c-7 26-20 60-45 97z">
            <text:p/>
          </draw:path>
          <draw:path draw:style-name="gr9" draw:text-style-name="P9" draw:layer="layout" svg:width="0.871cm" svg:height="0.097cm" svg:x="13.291cm" svg:y="3.307cm" svg:viewBox="0 0 872 98" svg:d="M845 98h-259c-5-6-11-12-15-19h-10-9-3-6-37c-48-2-97-8-146-19-18-6-34-9-49-14-12 7-48 32-105 52h-189c-7-22-16-56-17-98h872c-1 17-5 54-27 98z">
            <text:p/>
          </draw:path>
          <draw:path draw:style-name="gr10" draw:text-style-name="P10" draw:layer="layout" svg:width="0.908cm" svg:height="0.097cm" svg:x="13.291cm" svg:y="3.265cm" svg:viewBox="0 0 909 98" svg:d="M870 28l3 3c0 0 1 27-11 67h-513c-14-4-26-6-38-11-3 2-9 6-17 11h-288c-5-27-8-61-4-98h907c-12 9-25 19-39 28z">
            <text:p/>
          </draw:path>
          <draw:path draw:style-name="gr11" draw:text-style-name="P11" draw:layer="layout" svg:width="0.957cm" svg:height="0.097cm" svg:x="13.291cm" svg:y="3.224cm" svg:viewBox="0 0 958 98" svg:d="M928 27c-19 14-37 28-58 43l3 2c0 0 0 10-2 26h-870c-2-29-1-62 7-98h950c-10 9-20 19-30 27z">
            <text:p/>
          </draw:path>
          <draw:path draw:style-name="gr12" draw:text-style-name="P12" draw:layer="layout" svg:width="0.995cm" svg:height="0.097cm" svg:x="13.292cm" svg:y="3.182cm" svg:viewBox="0 0 996 98" svg:d="M927 69c-13 10-25 19-39 29h-888c2-30 7-63 21-98h975c-21 24-44 48-69 69z">
            <text:p/>
          </draw:path>
          <draw:path draw:style-name="gr13" draw:text-style-name="P13" draw:layer="layout" svg:width="1.047cm" svg:height="0.097cm" svg:x="13.273cm" svg:y="3.141cm" svg:viewBox="0 0 1048 98" svg:d="M433 17c34 9 67 15 101 17h24 3c0 0 3 0 0 0h3 9 7 3 3c18-2 33-2 48-5 31-6 61-14 92-26 3-1 6-2 8-3h314c-1 2-3 5-5 6-24 32-52 64-83 92h-937c4-19 9-38 17-58-13-11-25-23-37-37-1-1-2-2-3-3h377c18 7 37 13 56 17z">
            <text:p/>
          </draw:path>
          <draw:path draw:style-name="gr14" draw:text-style-name="P14" draw:layer="layout" svg:width="1.228cm" svg:height="0.097cm" svg:x="13.24cm" svg:y="3.099cm" svg:viewBox="0 0 1229 98" svg:d="M372 25c31 14 61 26 95 34 33 8 67 14 100 17h25 3c0 0 3 0 0 0h3 9 6 3 3c18-3 34-3 49-6 30-5 61-14 91-25 29-11 56-27 81-45h389c-32 18-84 40-146 36 0 3-3 9-6 12-13 17-27 34-42 50h-968c2-5 4-11 6-16-12-12-24-23-37-37-12-15-25-30-36-45h325c15 9 31 18 47 25z">
            <text:p/>
          </draw:path>
          <draw:path draw:style-name="gr15" draw:text-style-name="P15" draw:layer="layout" svg:width="1.29cm" svg:height="0.096cm" svg:x="13.212cm" svg:y="3.059cm" svg:viewBox="0 0 1291 97" svg:d="M400 66c28 12 55 23 85 31h-410c-3-4-7-8-10-12-24-27-46-56-65-85h298c31 26 65 48 102 66zM788 85c47-18 91-48 125-85h375c1 6 2 12 3 18 0 0-76 65-180 59 0 3-3 8-6 11-2 3-4 6-7 9h-345c12-4 23-7 35-12z">
            <text:p/>
          </draw:path>
          <draw:path draw:style-name="gr16" draw:text-style-name="P16" draw:layer="layout" svg:width="1.409cm" svg:height="0.096cm" svg:x="13.092cm" svg:y="3.017cm" svg:viewBox="0 0 1410 97" svg:d="M499 97h-340c-18-22-34-45-48-69 0 0-47-3-111-28h374c36 38 77 72 125 97zM1053 17c5-5 9-11 13-17h328c7 17 13 37 16 59 0 0-24 21-64 38h-380c34-22 64-49 87-80z">
            <text:p/>
          </draw:path>
          <draw:path draw:style-name="gr17" draw:text-style-name="P17" draw:layer="layout" svg:width="1.492cm" svg:height="0.096cm" svg:x="13.009cm" svg:y="2.976cm" svg:viewBox="0 0 1493 97" svg:d="M447 31c22 23 45 46 71 66h-306c-6-9-12-18-18-27 0 0-90-6-194-70h423c8 10 16 20 24 31zM1137 59c14-18 27-38 37-59h281c16 24 31 56 38 97h-391c13-12 24-25 35-38zM951 8c-10 6-19 8-28 11-6 0-9 3-15 3-3 3-6 3-9 3h-9-3-4-3-6-3-3-9c-21 0-46-3-70-9-15-3-31-9-46-16h223c-5 3-10 6-15 8z">
            <text:p/>
          </draw:path>
          <draw:path draw:style-name="gr18" draw:text-style-name="P18" draw:layer="layout" svg:width="1.54cm" svg:height="0.096cm" svg:x="12.951cm" svg:y="2.934cm" svg:viewBox="0 0 1541 97" svg:d="M506 72c7 9 15 17 23 25h-347c-48-14-115-42-182-97h455c14 25 31 49 51 72zM1241 24c3-8 7-16 10-24h228c19 18 45 49 62 97h-343c17-22 31-46 43-73zM866 2c15 5 33 11 52 14h6 3 3 6 6 6 6 12c9-3 19-3 25-6 9-3 15-6 21-8 3 0 3-3 9 2 6-5 15-2 22 3 6 6 6 17-3 23l-7 5c-9 6-15 12-24 15-9 5-18 8-27 11-7 0-10 3-16 3-3 2-6 2-9 2h-9-3-3-3-6-3-3-9c-22 0-46-2-71-8-24-6-48-17-73-31-13-8-25-17-36-27h124c1 1 2 1 4 2z">
            <text:p/>
          </draw:path>
          <draw:path draw:style-name="gr19" draw:text-style-name="P19" draw:layer="layout" svg:width="1.566cm" svg:height="0.096cm" svg:x="12.905cm" svg:y="2.892cm" svg:viewBox="0 0 1567 97" svg:d="M496 35c12 22 26 42 41 62h-409c-41-22-86-54-128-97h479c5 12 11 23 17 35zM1286 66c6-14 12-28 15-43 4-8 4-14 7-16 0-3 0-5 0-7h195v4c-3 5-3 14-3 19h3c0 0 36 23 64 74h-296c5-10 11-20 15-31zM862 12c15 14 31 23 49 31 15 6 34 11 52 14h6 3 3 6 6 6 6 13c9-3 18-3 24-5 9-3 15-6 21-9 3 0 3-3 10 3 6-6 15-3 21 3 6 5 6 17-3 22l-6 6c-9 6-15 11-25 14-4 2-7 4-11 6h-160c-21-6-42-16-64-28-24-15-45-34-64-57-3-4-6-8-9-12h103c4 5 8 9 13 12z">
            <text:p/>
          </draw:path>
          <draw:path draw:style-name="gr20" draw:text-style-name="P20" draw:layer="layout" svg:width="1.544cm" svg:height="0.096cm" svg:x="12.898cm" svg:y="2.851cm" svg:viewBox="0 0 1545 97" svg:d="M503 76c4 7 8 14 12 21h-445c-23-18-47-38-70-63 0 0 4-13 14-34h455c9 25 21 51 34 76zM1309 65c3-8 3-14 6-17 0-8 3-14 3-22 3-9 3-14 3-23v-3h189v3 9 33c-3 6-3 14-3 20h3c0 0 16 10 35 32h-247c4-11 8-21 11-32zM830 9c12 17 24 34 39 45 16 14 31 22 49 31 13 4 27 9 42 12h-153c-17-12-31-27-44-43s-25-35-33-54h95c2 3 3 6 5 9zM1043 93c9-3 15-5 22-8 3 0 3-3 9 3 6-6 15-3 21 2 2 2 3 4 4 7h-72c6-1 12-2 16-4z">
            <text:p/>
          </draw:path>
          <draw:path draw:style-name="gr21" draw:text-style-name="P21" draw:layer="layout" svg:width="1.509cm" svg:height="0.096cm" svg:x="12.898cm" svg:y="2.809cm" svg:viewBox="0 0 1510 97" svg:d="M467 33c7 22 15 43 26 64h-472c-7-7-14-14-21-21 0 0 10-33 37-76h421c2 11 5 23 9 33zM1315 90c0-9 3-14 3-23 3-8 3-14 3-22v-12-5-6-6-5-6-5h189v5 9 8 9 5 3 3 3 8 34c-2 3-2 6-3 10h-196c1-3 2-6 4-7zM830 50c12 17 24 34 39 45 1 1 2 1 2 2h-107c-1-1-1-1-1-2-19-22-34-50-43-79-1-5-2-10-4-16h93c4 18 13 35 21 50z">
            <text:p/>
          </draw:path>
          <draw:path draw:style-name="gr22" draw:text-style-name="P22" draw:layer="layout" svg:width="1.501cm" svg:height="0.096cm" svg:x="12.906cm" svg:y="2.768cm" svg:viewBox="0 0 1502 97" svg:d="M459 75c2 7 5 15 8 22h-467c9-22 27-58 58-97h386c2 26 7 51 15 75zM1313 86v-11-6-5-6-6-5-6c0-6-3-14-3-20-2-7-3-14-6-21h193c2 10 3 20 5 30v8 9 8 9 8 6 3 2 3 9 2h-189c0-3 0-7 0-11zM798 5c0 11 0 22 3 30 3 20 12 40 21 57 1 1 3 3 4 5h-97c-7-13-12-26-17-39-3-14-6-28-9-45v-11-2h95z">
            <text:p/>
          </draw:path>
          <draw:path draw:style-name="gr23" draw:text-style-name="P23" draw:layer="layout" svg:width="1.481cm" svg:height="0.097cm" svg:x="12.926cm" svg:y="2.726cm" svg:viewBox="0 0 1482 98" svg:d="M424 4v3 2 6 3 3 5c0 25 3 49 10 72h-434c16-29 41-64 76-98h348zM1293 94v-6-5c0-6-3-14-3-20-5-21-12-43-21-63h195c4 12 8 25 12 38 3 11 3 22 6 33v9 8 9 1h-189zM781 15c-3 6-3 11-3 17v3 3 8c0 11 0 23 3 31 1 7 3 14 5 21h-94c-3-14-6-27-9-44v-11-5-6-23c0-3 0-6 0-9h101c-1 5-2 10-3 15z">
            <text:p/>
          </draw:path>
          <draw:path draw:style-name="gr24" draw:text-style-name="P24" draw:layer="layout" svg:width="1.452cm" svg:height="0.097cm" svg:x="12.953cm" svg:y="2.685cm" svg:viewBox="0 0 1453 98" svg:d="M397 23v11 3 8 3 3 6 2 3 6c0 10 1 20 2 30h-399c24-32 56-68 100-98h298c0 8-1 16-1 23zM1236 28c-6-9-12-19-19-28h202c12 25 23 52 30 79 2 6 3 13 4 19h-191c-6-24-15-49-26-70zM754 57c-3 5-3 11-3 16v3 3 9c0 3 0 7 0 10h-94c-1-1-1-1-1-2v-11-6-6-22c0-17 3-34 7-51h111c-9 18-16 37-20 57z">
            <text:p/>
          </draw:path>
          <draw:path draw:style-name="gr25" draw:text-style-name="P25" draw:layer="layout" svg:width="1.539cm" svg:height="0.097cm" svg:x="12.987cm" svg:y="2.643cm" svg:viewBox="0 0 1540 98" svg:d="M1540 14c0 5-6 11-12 11-6 3-12-3-16-9-2-5-3-10-5-16h30c1 4 2 9 3 14zM366 19c0 14-4 31-4 45v12 2 9 3 3 5h-362c32-34 75-68 131-93 0-2 0-3 0-5h238c-1 7-2 13-3 19zM1201 70c-15-26-34-50-57-70h216c20 30 36 64 48 98h-194c-4-10-8-19-13-28zM719 98h-97v-5c0-31 9-62 21-93h124c-25 30-40 64-48 98z">
            <text:p/>
          </draw:path>
          <draw:path draw:style-name="gr26" draw:text-style-name="P26" draw:layer="layout" svg:width="1.493cm" svg:height="0.097cm" svg:x="13.033cm" svg:y="2.602cm" svg:viewBox="0 0 1494 98" svg:d="M1494 55c0 6-6 11-12 11-6 3-12-2-15-8-6-17-12-34-18-53-1-2-1-4-1-5h39c2 16 3 33 7 55zM329 16c-3 14-6 31-9 45 0 11-2 25-3 37h-317c24-19 52-37 85-51 0-9 3-14 3-20 1-9 3-18 5-27h240c-2 5-3 11-4 16zM1039 0h245c11 13 21 27 30 41 12 18 23 37 32 57h-198c-27-41-66-75-109-98zM741 21c-24 23-42 49-54 77h-107c4-19 10-38 18-57 7-14 14-28 23-41h149c-12 8-20 13-29 21z">
            <text:p/>
          </draw:path>
          <draw:path draw:style-name="gr27" draw:text-style-name="P27" draw:layer="layout" svg:width="1.429cm" svg:height="0.097cm" svg:x="13.097cm" svg:y="2.56cm" svg:viewBox="0 0 1430 98" svg:d="M1420 24c3 22 3 42 10 73l-1 1h-28c-5-16-11-33-17-52-3-14-9-25-16-39-1-3-2-5-3-7h52c1 8 3 16 3 24zM276 12c-6 14-9 31-12 45-2 13-5 28-8 41h-256c7-3 13-7 20-10 0-8 3-14 3-19 3-24 8-47 14-69h243c-1 4-2 8-4 12zM972 40c-24-14-52-22-79-28-16-3-28-5-43-5h-6-3-6-3-19c-12 0-24 2-36 5s-25 6-37 12c-12 5-24 11-33 16-13 9-22 15-31 23-12 11-22 23-31 35h-118c2-5 4-10 6-15 14-30 31-56 54-83h592c26 25 51 53 71 83 3 5 6 10 9 15h-210c-22-23-49-43-77-58z">
            <text:p/>
          </draw:path>
          <draw:path draw:style-name="gr28" draw:text-style-name="P28" draw:layer="layout" svg:width="1.398cm" svg:height="0.097cm" svg:x="13.123cm" svg:y="2.519cm" svg:viewBox="0 0 1399 98" svg:d="M1395 65c2 11 3 22 4 33h-37c-1-3-2-7-3-10-3-14-9-26-16-40-3-5-3-8-6-11-3-6-3-9-6-11-3-3-3-9-6-12 0-2-3-2-3-5s-3-3-3-6c0-1-1-2-2-3h67c5 23 9 45 11 65zM251 54c-6 14-9 30-12 44h-239c6-34 14-67 24-98h247c-7 17-14 35-20 54zM947 82c-25-14-52-23-79-28-16-3-28-6-43-6h-6-3-6-3-19c-12 0-24 3-36 6-13 3-25 5-37 11s-24 11-34 17c-8 6-16 11-22 16h-137c12-21 26-41 44-61 11-14 24-26 39-37h497c12 8 23 17 34 26 25 21 49 45 70 72h-232c-9-6-18-11-27-16z">
            <text:p/>
          </draw:path>
          <draw:path draw:style-name="gr29" draw:text-style-name="P29" draw:layer="layout" svg:width="1.385cm" svg:height="0.096cm" svg:x="13.131cm" svg:y="2.478cm" svg:viewBox="0 0 1386 97" svg:d="M1335 89c-3-6-3-9-6-12-3-5-3-8-6-11s-3-8-6-11c0-3-3-3-3-6s-3-3-3-5c-8-15-16-30-26-44h80c1 4 3 9 4 13 8 30 14 58 17 84h-47c-1-3-3-5-4-8zM277 7c-13 28-25 56-34 87 0 1-1 2-1 3h-242c6-25 13-50 20-73 3-8 6-16 9-24h251c-1 2-2 5-3 7zM859 94c-15-3-27-5-42-5h-7-3-6-3-18c-12 0-24 2-37 5-3 1-7 2-11 3h-191c5-7 11-13 16-20 25-28 55-50 89-70 4-2 8-5 13-7h359c39 17 77 39 110 66 11 10 22 20 33 31h-290c-4-1-8-2-12-3z">
            <text:p/>
          </draw:path>
          <draw:path draw:style-name="gr30" draw:text-style-name="P30" draw:layer="layout" svg:width="1.368cm" svg:height="0.096cm" svg:x="13.14cm" svg:y="2.437cm" svg:viewBox="0 0 1369 97" svg:d="M1307 96c0-2-3-2-3-5s-3-3-3-6c-14-29-34-56-57-85h97c7 19 14 37 18 54 4 15 8 29 10 43h-61c0 0-1 0-1-1zM267 49c-7 15-14 31-20 48h-246c3-11 7-21 10-32s9-22 12-33c-4-6-13-16-23-32h294c-10 15-19 32-27 49zM636 49c34-20 73-31 116-40 9 0 21-3 31-3h9 9 3 3 3 9c18 0 40 0 61 3 43 3 86 14 125 31 35 15 69 34 100 57h-536c20-18 43-34 67-48z">
            <text:p/>
          </draw:path>
          <draw:path draw:style-name="gr31" draw:text-style-name="P31" draw:layer="layout" svg:width="1.382cm" svg:height="0.096cm" svg:x="13.117cm" svg:y="2.395cm" svg:viewBox="0 0 1383 97" svg:d="M1264 37c-10-12-22-25-34-37h116c17 34 29 67 37 96v1h-75c-13-20-28-40-44-60zM291 90c-1 2-2 5-3 7h-250c3-8 7-16 9-24-8-9-28-34-47-73h348c-22 27-41 57-57 90zM660 90c33-20 73-31 116-39 9 0 21-3 30-3h9 10 3 3 3 9c18 0 40 0 61 3 43 2 85 14 125 31 11 4 22 9 33 15h-413c3-2 7-5 11-7z">
            <text:p/>
          </draw:path>
          <draw:path draw:style-name="gr32" draw:text-style-name="P32" draw:layer="layout" svg:width="1.387cm" svg:height="0.096cm" svg:x="13.099cm" svg:y="2.354cm" svg:viewBox="0 0 1388 97" svg:d="M1282 78c-12-14-28-31-43-45l-12-11-12-11-12-11h138c5 8 10 17 14 25 13 24 24 49 33 72h-91c-5-6-10-13-15-19zM327 97h-276c-14-20-34-53-51-97h403c-28 28-54 61-76 97zM794 92c9 0 21-3 30-3h9 10 3 3 3 9c18 0 40 0 61 3 13 1 25 3 38 5h-188c7-2 14-3 22-5z">
            <text:p/>
          </draw:path>
          <draw:path draw:style-name="gr33" draw:text-style-name="P33" draw:layer="layout" svg:width="1.383cm" svg:height="0.096cm" svg:x="13.085cm" svg:y="2.312cm" svg:viewBox="0 0 1384 97" svg:d="M1252 75l-12-12-12-11-12-11-6-6-6-5c-13-11-26-21-40-30h163c16 22 30 45 41 66 6 10 11 21 16 31h-109c-7-8-15-15-23-22zM462 1c-12 9-21 20-33 29-22 20-42 42-61 67h-329c-14-25-29-58-39-97h464z">
            <text:p/>
          </draw:path>
          <draw:path draw:style-name="gr34" draw:text-style-name="P34" draw:layer="layout" svg:width="1.377cm" svg:height="0.501cm" svg:x="13.07cm" svg:y="1.866cm" svg:viewBox="0 0 1378 502" svg:d="M1243 498l-12-11-6-6-6-5c-34-28-76-54-122-73-46-20-95-37-150-45-27-6-55-9-82-9h-43-12-3c3 0 0 0 0 0h-6-12-3-3-6-10-12c-3 3-9 3-12 3-6 3-9 3-12 3h-6-6c-6 3-10 3-13 3-6 0-9 2-12 2-6 0-9 3-12 3-6 3-15 3-21 6-6 0-9 3-13 3-6 0-9 2-12 2-15 3-30 9-42 14-4 0-7 0-10 3-3 0-6 3-9 3-9 3-15 6-21 9-15 5-28 11-40 19l-36 26c-13 8-22 19-34 28-9 8-18 17-26 26h-384c-22-54-40-126-32-215 0 0 164-79 348-14 0 0 3 3 6 3 18-11 36-23 55-31 18-11 36-20 57-28 10-3 22-9 31-12 9-2 21-5 30-8 7-3 16-3 22-6v-5c0 0 27-107 158-186 0 0 119 51 159 175h9c19 0 37 5 55 8 18 6 34 8 52 14s34 11 49 17c6 3 9 3 12 6 21-15 82-48 177-43 0 0 55 79 30 169 16 14 31 28 46 45 33 36 59 74 80 111h-131z">
            <text:p/>
          </draw:path>
        </draw:g>
        <draw:connector draw:style-name="gr35" draw:text-style-name="P35" draw:layer="layout" draw:type="line" svg:x1="7.31cm" svg:y1="10.279cm" svg:x2="11.494cm" svg:y2="8.72cm" draw:start-shape="id26" draw:start-glue-point="0" draw:end-shape="id27" svg:d="M7310 10279l4184-1559" svg:viewBox="0 0 4185 1560">
          <text:p/>
        </draw:connector>
        <draw:connector draw:style-name="gr36" draw:text-style-name="P35" draw:layer="layout" draw:type="line" svg:x1="10.527cm" svg:y1="10.279cm" svg:x2="11.494cm" svg:y2="8.72cm" draw:start-shape="id24" draw:start-glue-point="0" draw:end-shape="id27" draw:end-glue-point="2" svg:d="M10527 10279l967-1559" svg:viewBox="0 0 968 1560">
          <text:p/>
        </draw:connector>
        <draw:connector draw:style-name="gr36" draw:text-style-name="P35" draw:layer="layout" draw:type="line" svg:x1="13.722cm" svg:y1="10.279cm" svg:x2="11.494cm" svg:y2="8.72cm" draw:start-shape="id28" draw:start-glue-point="0" draw:end-shape="id27" draw:end-glue-point="2" svg:d="M13722 10279l-2228-1559" svg:viewBox="0 0 2229 1560">
          <text:p/>
        </draw:connector>
        <draw:connector draw:style-name="gr38" draw:text-style-name="P35" draw:layer="layout" draw:type="line" svg:x1="11.494cm" svg:y1="7.1cm" svg:x2="13.712cm" svg:y2="3.493cm" draw:start-shape="id27" draw:start-glue-point="0" draw:end-shape="id29" draw:end-glue-point="2" svg:d="M11494 7100l2218-3607" svg:viewBox="0 0 2219 3608">
          <text:p/>
        </draw:connector>
        <draw:g xml:id="id31" draw:id="id31">
          <draw:custom-shape draw:style-name="gr1" draw:text-style-name="P1" draw:layer="layout" svg:width="1.438cm" svg:height="1.414cm" svg:x="15.118cm" svg:y="7.16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" draw:text-style-name="P2" draw:layer="layout" svg:width="1.612cm" svg:height="1.62cm" svg:x="15.088cm" svg:y="7.08cm">
            <draw:image xlink:href="Pictures/100005FD00000C0600000BE377E0722F82878EA2.svg" xlink:type="simple" xlink:show="embed" xlink:actuate="onLoad" loext:mime-type="image/svg+xml">
              <text:p/>
            </draw:image>
            <draw:image xlink:href="Pictures/100002010000007400000073CECB85CE697812C5.png" xlink:type="simple" xlink:show="embed" xlink:actuate="onLoad" loext:mime-type="image/png"/>
          </draw:frame>
        </draw:g>
        <draw:connector draw:style-name="gr38" draw:text-style-name="P35" draw:layer="layout" draw:type="line" svg:x1="16.917cm" svg:y1="10.279cm" svg:x2="15.894cm" svg:y2="8.7cm" draw:start-shape="id30" draw:start-glue-point="0" draw:end-shape="id31" draw:end-glue-point="2" svg:d="M16917 10279l-1023-1579" svg:viewBox="0 0 1024 1580">
          <text:p/>
        </draw:connector>
        <draw:connector draw:style-name="gr38" draw:text-style-name="P35" draw:layer="layout" draw:type="line" svg:x1="20.09cm" svg:y1="10.255cm" svg:x2="15.894cm" svg:y2="8.7cm" draw:start-shape="id32" draw:start-glue-point="0" draw:end-shape="id31" draw:end-glue-point="2" svg:d="M20090 10255l-4196-1555" svg:viewBox="0 0 4197 1556">
          <text:p/>
        </draw:connector>
        <draw:connector draw:style-name="gr38" draw:text-style-name="P35" draw:layer="layout" draw:type="line" svg:x1="15.894cm" svg:y1="7.08cm" svg:x2="13.712cm" svg:y2="3.493cm" draw:start-shape="id31" draw:start-glue-point="0" draw:end-shape="id29" draw:end-glue-point="2" svg:d="M15894 7080l-2182-3587" svg:viewBox="0 0 2183 3588">
          <text:p/>
        </draw:connector>
        <draw:g xml:id="id25" draw:id="id25">
          <draw:custom-shape draw:style-name="gr1" draw:text-style-name="P1" draw:layer="layout" svg:width="1.438cm" svg:height="1.414cm" svg:x="10.718cm" svg:y="4.18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" draw:text-style-name="P2" draw:layer="layout" svg:width="1.612cm" svg:height="1.62cm" svg:x="10.688cm" svg:y="4.1cm">
            <draw:image xlink:href="Pictures/100005FD00000C0600000BE377E0722F82878EA2.svg" xlink:type="simple" xlink:show="embed" xlink:actuate="onLoad" loext:mime-type="image/svg+xml">
              <text:p/>
            </draw:image>
            <draw:image xlink:href="Pictures/100002010000007400000073CECB85CE697812C5.png" xlink:type="simple" xlink:show="embed" xlink:actuate="onLoad" loext:mime-type="image/png"/>
          </draw:frame>
        </draw:g>
        <draw:g xml:id="id33" draw:id="id33">
          <draw:custom-shape draw:style-name="gr1" draw:text-style-name="P1" draw:layer="layout" svg:width="1.438cm" svg:height="1.414cm" svg:x="15.118cm" svg:y="4.16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" draw:text-style-name="P2" draw:layer="layout" svg:width="1.612cm" svg:height="1.62cm" svg:x="15.088cm" svg:y="4.08cm">
            <draw:image xlink:href="Pictures/100005FD00000C0600000BE377E0722F82878EA2.svg" xlink:type="simple" xlink:show="embed" xlink:actuate="onLoad" loext:mime-type="image/svg+xml">
              <text:p/>
            </draw:image>
            <draw:image xlink:href="Pictures/100002010000007400000073CECB85CE697812C5.png" xlink:type="simple" xlink:show="embed" xlink:actuate="onLoad" loext:mime-type="image/png"/>
          </draw:frame>
        </draw:g>
        <draw:connector draw:style-name="gr38" draw:text-style-name="P35" draw:layer="layout" draw:type="line" svg:x1="11.494cm" svg:y1="4.1cm" svg:x2="13.712cm" svg:y2="3.493cm" draw:start-shape="id25" draw:start-glue-point="0" draw:end-shape="id29" draw:end-glue-point="2" svg:d="M11494 4100l2218-607" svg:viewBox="0 0 2219 608">
          <text:p/>
        </draw:connector>
        <draw:connector draw:style-name="gr38" draw:text-style-name="P35" draw:layer="layout" draw:type="line" svg:x1="15.894cm" svg:y1="4.08cm" svg:x2="13.712cm" svg:y2="3.493cm" draw:start-shape="id33" draw:start-glue-point="0" draw:end-shape="id29" draw:end-glue-point="2" svg:d="M15894 4080l-2182-587" svg:viewBox="0 0 2183 588">
          <text:p/>
        </draw:connector>
        <draw:connector draw:style-name="gr38" draw:text-style-name="P35" draw:layer="layout" draw:type="line" svg:x1="7.31cm" svg:y1="10.279cm" svg:x2="11.494cm" svg:y2="5.72cm" draw:start-shape="id26" draw:start-glue-point="0" draw:end-shape="id25" draw:end-glue-point="2" svg:d="M7310 10279l4184-4559" svg:viewBox="0 0 4185 4560">
          <text:p/>
        </draw:connector>
        <draw:connector draw:style-name="gr38" draw:text-style-name="P35" draw:layer="layout" draw:type="line" svg:x1="13.722cm" svg:y1="10.279cm" svg:x2="11.494cm" svg:y2="5.72cm" draw:start-shape="id28" draw:start-glue-point="0" draw:end-shape="id25" draw:end-glue-point="2" svg:d="M13722 10279l-2228-4559" svg:viewBox="0 0 2229 4560">
          <text:p/>
        </draw:connector>
        <draw:connector draw:style-name="gr38" draw:text-style-name="P35" draw:layer="layout" draw:type="line" svg:x1="16.917cm" svg:y1="10.279cm" svg:x2="15.894cm" svg:y2="5.7cm" draw:start-shape="id30" draw:start-glue-point="0" draw:end-shape="id33" draw:end-glue-point="2" svg:d="M16917 10279l-1023-4579" svg:viewBox="0 0 1024 4580">
          <text:p/>
        </draw:connector>
        <draw:connector draw:style-name="gr38" draw:text-style-name="P35" draw:layer="layout" draw:type="line" svg:x1="20.09cm" svg:y1="10.255cm" svg:x2="15.894cm" svg:y2="5.7cm" draw:start-shape="id32" draw:start-glue-point="0" draw:end-shape="id33" draw:end-glue-point="2" svg:d="M20090 10255l-4196-4555" svg:viewBox="0 0 4197 45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Fajerski</meta:initial-creator>
    <meta:creation-date>2019-03-20T14:32:50.381506322</meta:creation-date>
    <dc:date>2019-03-20T16:38:02.177273089</dc:date>
    <dc:creator>Jan Fajerski</dc:creator>
    <meta:editing-duration>PT54M21S</meta:editing-duration>
    <meta:editing-cycles>1</meta:editing-cycles>
    <meta:document-statistic meta:object-count="350"/>
    <meta:generator>LibreOffice/6.2.1.2$Linux_X86_64 LibreOffice_project/20$Build-2</meta:generator>
  </office:meta>
</office:document-meta>
</file>